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2.8236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5.2972in"/>
    </style:style>
    <style:style style:name="co17" style:family="table-column">
      <style:table-column-properties fo:break-before="auto" style:column-width="4.8563in"/>
    </style:style>
    <style:style style:name="co18" style:family="table-column">
      <style:table-column-properties fo:break-before="auto" style:column-width="5.0425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1.2465in"/>
    </style:style>
    <style:style style:name="co24" style:family="table-column">
      <style:table-column-properties fo:break-before="auto" style:column-width="1.0075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5.1138in"/>
    </style:style>
    <style:style style:name="co27" style:family="table-column">
      <style:table-column-properties fo:break-before="auto" style:column-width="3.6701in"/>
    </style:style>
    <style:style style:name="co28" style:family="table-column">
      <style:table-column-properties fo:break-before="auto" style:column-width="1.675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0291in"/>
    </style:style>
    <style:style style:name="co31" style:family="table-column">
      <style:table-column-properties fo:break-before="auto" style:column-width="1.5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1.4299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1.253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37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37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000000"/>
    </style:style>
    <style:style style:name="ce50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ropDownLists.$A$2:.$A$4])" table:allow-empty-cell="true" table:display-list="unsorted" table:base-cell-address="Algorithm_Problems_log.B2">
          <table:error-message table:message-type="stop" table:display="true"/>
        </table:content-validation>
        <table:content-validation table:name="val2" table:condition="of:cell-content-is-date() and cell-content()&gt;45675" table:allow-empty-cell="true" table:base-cell-address="Algorithm_Problems_log.D2">
          <table:error-message table:message-type="stop" table:display="true"/>
        </table:content-validation>
        <table:content-validation table:name="val3" table:condition="of:cell-content-is-in-list([$dropDownLists.$B$2:.$B$14])" table:allow-empty-cell="true" table:display-list="unsorted" table:base-cell-address="Algorithm_Problems_log.E2">
          <table:error-message table:message-type="stop" table:display="true"/>
        </table:content-validation>
        <table:content-validation table:name="val4" table:condition="of:cell-content-is-in-list([$dropDownLists.$C$2:.$C$48])" table:allow-empty-cell="true" table:display-list="unsorted" table:base-cell-address="Algorithm_Problems_log.F30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Algorithm_Problems_log.G66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Algorithm_Problems_log.H2">
          <table:error-message table:message-type="stop" table:display="true"/>
        </table:content-validation>
        <table:content-validation table:name="val7" table:condition="of:cell-content-is-in-list(&quot;Good&quot;;&quot;Average&quot;;&quot;Poor&quot;)" table:allow-empty-cell="true" table:display-list="unsorted" table:base-cell-address="Algorithm_Problems_log.I66">
          <table:error-message table:message-type="stop" table:display="true"/>
        </table:content-validation>
        <table:content-validation table:name="val8" table:condition="of:cell-content-is-in-list(&quot;Good&quot;;&quot;Average&quot;;&quot;Poor&quot;)" table:allow-empty-cell="true" table:display-list="unsorted" table:base-cell-address="Algorithm_Problems_log.J66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Algorithm_Problems_log.L66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Algorithm_Problems_log.M66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Algorithm_Problems_log.N1">
          <table:error-message table:message-type="stop" table:display="true"/>
        </table:content-validation>
        <table:content-validation table:name="val12" table:condition="of:cell-content-is-in-list(&quot;Done&quot;;&quot;To-Review&quot;)" table:allow-empty-cell="true" table:display-list="unsorted" table:base-cell-address="Algorithm_Problems_log.P1">
          <table:error-message table:message-type="stop" table:display="true"/>
        </table:content-validation>
      </table:content-validations>
      <table:table table:name="Algorithm_Problems_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3"/>
        <table:table-column table:style-name="co10" table:default-cell-style-name="ce3"/>
        <table:table-column table:style-name="co11" table:default-cell-style-name="ce1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3"/>
        <table:table-column table:style-name="co15" table:default-cell-style-name="ce3"/>
        <table:table-column table:style-name="co16" table:default-cell-style-name="ce12"/>
        <table:table-column table:style-name="co17" table:default-cell-style-name="ce16"/>
        <table:table-column table:style-name="co18" table:default-cell-style-name="ce10"/>
        <table:table-column table:style-name="co19" table:default-cell-style-name="ce39"/>
        <table:table-column table:style-name="co14" table:number-columns-repeated="1002" table:default-cell-style-name="ce84"/>
        <table:table-row table:style-name="ro1">
          <table:table-cell table:style-name="ce3" office:value-type="string" calcext:value-type="string">
            <text:p>No</text:p>
          </table:table-cell>
          <table:table-cell table:content-validation-name="val1" office:value-type="string" calcext:value-type="string">
            <text:p>Level</text:p>
          </table:table-cell>
          <table:table-cell table:style-name="ce3" office:value-type="string" calcext:value-type="string">
            <text:p>A</text:p>
          </table:table-cell>
          <table:table-cell table:style-name="ce6" table:content-validation-name="val2" office:value-type="string" calcext:value-type="string">
            <text:p>Date</text:p>
          </table:table-cell>
          <table:table-cell table:content-validation-name="val3" office:value-type="string" calcext:value-type="string">
            <text:p>Subjects</text:p>
          </table:table-cell>
          <table:table-cell table:content-validation-name="val4" office:value-type="string" calcext:value-type="string">
            <text:p>Pattern</text:p>
          </table:table-cell>
          <table:table-cell table:content-validation-name="val5" office:value-type="string" calcext:value-type="string">
            <text:p>Solved</text:p>
          </table:table-cell>
          <table:table-cell table:style-name="ce3" table:content-validation-name="val6" office:value-type="string" calcext:value-type="string">
            <text:p>Time</text:p>
          </table:table-cell>
          <table:table-cell table:content-validation-name="val7" office:value-type="string" calcext:value-type="string">
            <text:p>T.Cpxty</text:p>
          </table:table-cell>
          <table:table-cell table:content-validation-name="val8" office:value-type="string" calcext:value-type="string">
            <text:p>S.Cpxty</text:p>
          </table:table-cell>
          <table:table-cell table:style-name="ce3" office:value-type="string" calcext:value-type="string">
            <text:p>Err</text:p>
          </table:table-cell>
          <table:table-cell table:content-validation-name="val9" office:value-type="string" calcext:value-type="string">
            <text:p>Clarify</text:p>
          </table:table-cell>
          <table:table-cell table:content-validation-name="val10" office:value-type="string" calcext:value-type="string">
            <text:p>TDD</text:p>
          </table:table-cell>
          <table:table-cell table:content-validation-name="val11" office:value-type="string" calcext:value-type="string">
            <text:p>Anlyz</text:p>
          </table:table-cell>
          <table:table-cell table:style-name="ce9" office:value-type="string" calcext:value-type="string">
            <text:p>Score</text:p>
          </table:table-cell>
          <table:table-cell table:content-validation-name="val12" office:value-type="string" calcext:value-type="string">
            <text:p>Next</text:p>
          </table:table-cell>
          <table:table-cell table:style-name="ce15" office:value-type="string" calcext:value-type="string">
            <text:p>Stuggles</text:p>
          </table:table-cell>
          <table:table-cell table:style-name="ce19" office:value-type="string" calcext:value-type="string">
            <text:p>How to improve</text:p>
          </table:table-cell>
          <table:table-cell table:style-name="ce21" office:value-type="string" calcext:value-type="string">
            <text:p>Good</text:p>
          </table:table-cell>
          <table:table-cell table:style-name="ce6" office:value-type="string" calcext:value-type="string">
            <text:p>Display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9" calcext:value-type="date">
            <text:p>07/1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] &lt;&gt; &quot;Yes&quot;;-20;0) + IF([.$H2] &gt; 45;-20;0) + IF(AND([.$H2] &gt; 30; [.$H2] &lt;= 45);-8;0) + IF(AND([.$H2] &gt; 20; [.$H2] &lt;= 30);-3.5;0) + IF([.$K2] = 1;-5;0) + IF([.$K2] = 2;-10;0) + IF([.$K2] &gt; 2;-20;0) + IF([.$I2] = &quot;Avg&quot;;-3;0) + IF([.$I2] = &quot;Poor&quot;;-6;0) + IF([.$J2] = &quot;Avg&quot;;-2;0) + IF([.$J2] = &quot;Poor&quot;;-4;0) + IF([.$L2] &lt;&gt; &quot;Yes&quot;;-1;0) + IF([.$M2] &lt;&gt; &quot;Yes&quot;;-2;0) + IF([.$N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8" calcext:value-type="date">
            <text:p>07/1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] &lt;&gt; &quot;Yes&quot;;-20;0) + IF([.$H3] &gt; 45;-20;0) + IF(AND([.$H3] &gt; 30; [.$H3] &lt;= 45);-8;0) + IF(AND([.$H3] &gt; 20; [.$H3] &lt;= 30);-3.5;0) + IF([.$K3] = 1;-5;0) + IF([.$K3] = 2;-10;0) + IF([.$K3] &gt; 2;-20;0) + IF([.$I3] = &quot;Avg&quot;;-3;0) + IF([.$I3] = &quot;Poor&quot;;-6;0) + IF([.$J3] = &quot;Avg&quot;;-2;0) + IF([.$J3] = &quot;Poor&quot;;-4;0) + IF([.$L3] &lt;&gt; &quot;Yes&quot;;-1;0) + IF([.$M3] &lt;&gt; &quot;Yes&quot;;-2;0) + IF([.$N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7" calcext:value-type="date">
            <text:p>07/1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] &lt;&gt; &quot;Yes&quot;;-20;0) + IF([.$H4] &gt; 45;-20;0) + IF(AND([.$H4] &gt; 30; [.$H4] &lt;= 45);-8;0) + IF(AND([.$H4] &gt; 20; [.$H4] &lt;= 30);-3.5;0) + IF([.$K4] = 1;-5;0) + IF([.$K4] = 2;-10;0) + IF([.$K4] &gt; 2;-20;0) + IF([.$I4] = &quot;Avg&quot;;-3;0) + IF([.$I4] = &quot;Poor&quot;;-6;0) + IF([.$J4] = &quot;Avg&quot;;-2;0) + IF([.$J4] = &quot;Poor&quot;;-4;0) + IF([.$L4] &lt;&gt; &quot;Yes&quot;;-1;0) + IF([.$M4] &lt;&gt; &quot;Yes&quot;;-2;0) + IF([.$N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6" calcext:value-type="date">
            <text:p>07/1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5] &lt;&gt; &quot;Yes&quot;;-20;0) + IF([.$H5] &gt; 45;-20;0) + IF(AND([.$H5] &gt; 30; [.$H5] &lt;= 45);-8;0) + IF(AND([.$H5] &gt; 20; [.$H5] &lt;= 30);-3.5;0) + IF([.$K5] = 1;-5;0) + IF([.$K5] = 2;-10;0) + IF([.$K5] &gt; 2;-20;0) + IF([.$I5] = &quot;Avg&quot;;-3;0) + IF([.$I5] = &quot;Poor&quot;;-6;0) + IF([.$J5] = &quot;Avg&quot;;-2;0) + IF([.$J5] = &quot;Poor&quot;;-4;0) + IF([.$L5] &lt;&gt; &quot;Yes&quot;;-1;0) + IF([.$M5] &lt;&gt; &quot;Yes&quot;;-2;0) + IF([.$N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5" calcext:value-type="date">
            <text:p>07/1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6] &lt;&gt; &quot;Yes&quot;;-20;0) + IF([.$H6] &gt; 45;-20;0) + IF(AND([.$H6] &gt; 30; [.$H6] &lt;= 45);-8;0) + IF(AND([.$H6] &gt; 20; [.$H6] &lt;= 30);-3.5;0) + IF([.$K6] = 1;-5;0) + IF([.$K6] = 2;-10;0) + IF([.$K6] &gt; 2;-20;0) + IF([.$I6] = &quot;Avg&quot;;-3;0) + IF([.$I6] = &quot;Poor&quot;;-6;0) + IF([.$J6] = &quot;Avg&quot;;-2;0) + IF([.$J6] = &quot;Poor&quot;;-4;0) + IF([.$L6] &lt;&gt; &quot;Yes&quot;;-1;0) + IF([.$M6] &lt;&gt; &quot;Yes&quot;;-2;0) + IF([.$N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4" calcext:value-type="date">
            <text:p>07/1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7] &lt;&gt; &quot;Yes&quot;;-20;0) + IF([.$H7] &gt; 45;-20;0) + IF(AND([.$H7] &gt; 30; [.$H7] &lt;= 45);-8;0) + IF(AND([.$H7] &gt; 20; [.$H7] &lt;= 30);-3.5;0) + IF([.$K7] = 1;-5;0) + IF([.$K7] = 2;-10;0) + IF([.$K7] &gt; 2;-20;0) + IF([.$I7] = &quot;Avg&quot;;-3;0) + IF([.$I7] = &quot;Poor&quot;;-6;0) + IF([.$J7] = &quot;Avg&quot;;-2;0) + IF([.$J7] = &quot;Poor&quot;;-4;0) + IF([.$L7] &lt;&gt; &quot;Yes&quot;;-1;0) + IF([.$M7] &lt;&gt; &quot;Yes&quot;;-2;0) + IF([.$N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3" calcext:value-type="date">
            <text:p>07/1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8] &lt;&gt; &quot;Yes&quot;;-20;0) + IF([.$H8] &gt; 45;-20;0) + IF(AND([.$H8] &gt; 30; [.$H8] &lt;= 45);-8;0) + IF(AND([.$H8] &gt; 20; [.$H8] &lt;= 30);-3.5;0) + IF([.$K8] = 1;-5;0) + IF([.$K8] = 2;-10;0) + IF([.$K8] &gt; 2;-20;0) + IF([.$I8] = &quot;Avg&quot;;-3;0) + IF([.$I8] = &quot;Poor&quot;;-6;0) + IF([.$J8] = &quot;Avg&quot;;-2;0) + IF([.$J8] = &quot;Poor&quot;;-4;0) + IF([.$L8] &lt;&gt; &quot;Yes&quot;;-1;0) + IF([.$M8] &lt;&gt; &quot;Yes&quot;;-2;0) + IF([.$N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2" calcext:value-type="date">
            <text:p>07/1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9] &lt;&gt; &quot;Yes&quot;;-20;0) + IF([.$H9] &gt; 45;-20;0) + IF(AND([.$H9] &gt; 30; [.$H9] &lt;= 45);-8;0) + IF(AND([.$H9] &gt; 20; [.$H9] &lt;= 30);-3.5;0) + IF([.$K9] = 1;-5;0) + IF([.$K9] = 2;-10;0) + IF([.$K9] &gt; 2;-20;0) + IF([.$I9] = &quot;Avg&quot;;-3;0) + IF([.$I9] = &quot;Poor&quot;;-6;0) + IF([.$J9] = &quot;Avg&quot;;-2;0) + IF([.$J9] = &quot;Poor&quot;;-4;0) + IF([.$L9] &lt;&gt; &quot;Yes&quot;;-1;0) + IF([.$M9] &lt;&gt; &quot;Yes&quot;;-2;0) + IF([.$N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9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1" calcext:value-type="date">
            <text:p>07/1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0] &lt;&gt; &quot;Yes&quot;;-20;0) + IF([.$H10] &gt; 45;-20;0) + IF(AND([.$H10] &gt; 30; [.$H10] &lt;= 45);-8;0) + IF(AND([.$H10] &gt; 20; [.$H10] &lt;= 30);-3.5;0) + IF([.$K10] = 1;-5;0) + IF([.$K10] = 2;-10;0) + IF([.$K10] &gt; 2;-20;0) + IF([.$I10] = &quot;Avg&quot;;-3;0) + IF([.$I10] = &quot;Poor&quot;;-6;0) + IF([.$J10] = &quot;Avg&quot;;-2;0) + IF([.$J10] = &quot;Poor&quot;;-4;0) + IF([.$L10] &lt;&gt; &quot;Yes&quot;;-1;0) + IF([.$M10] &lt;&gt; &quot;Yes&quot;;-2;0) + IF([.$N1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0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10" calcext:value-type="date">
            <text:p>07/1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1] &lt;&gt; &quot;Yes&quot;;-20;0) + IF([.$H11] &gt; 45;-20;0) + IF(AND([.$H11] &gt; 30; [.$H11] &lt;= 45);-8;0) + IF(AND([.$H11] &gt; 20; [.$H11] &lt;= 30);-3.5;0) + IF([.$K11] = 1;-5;0) + IF([.$K11] = 2;-10;0) + IF([.$K11] &gt; 2;-20;0) + IF([.$I11] = &quot;Avg&quot;;-3;0) + IF([.$I11] = &quot;Poor&quot;;-6;0) + IF([.$J11] = &quot;Avg&quot;;-2;0) + IF([.$J11] = &quot;Poor&quot;;-4;0) + IF([.$L11] &lt;&gt; &quot;Yes&quot;;-1;0) + IF([.$M11] &lt;&gt; &quot;Yes&quot;;-2;0) + IF([.$N1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1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9" calcext:value-type="date">
            <text:p>07/0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2] &lt;&gt; &quot;Yes&quot;;-20;0) + IF([.$H12] &gt; 45;-20;0) + IF(AND([.$H12] &gt; 30; [.$H12] &lt;= 45);-8;0) + IF(AND([.$H12] &gt; 20; [.$H12] &lt;= 30);-3.5;0) + IF([.$K12] = 1;-5;0) + IF([.$K12] = 2;-10;0) + IF([.$K12] &gt; 2;-20;0) + IF([.$I12] = &quot;Avg&quot;;-3;0) + IF([.$I12] = &quot;Poor&quot;;-6;0) + IF([.$J12] = &quot;Avg&quot;;-2;0) + IF([.$J12] = &quot;Poor&quot;;-4;0) + IF([.$L12] &lt;&gt; &quot;Yes&quot;;-1;0) + IF([.$M12] &lt;&gt; &quot;Yes&quot;;-2;0) + IF([.$N1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2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8" calcext:value-type="date">
            <text:p>07/0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3] &lt;&gt; &quot;Yes&quot;;-20;0) + IF([.$H13] &gt; 45;-20;0) + IF(AND([.$H13] &gt; 30; [.$H13] &lt;= 45);-8;0) + IF(AND([.$H13] &gt; 20; [.$H13] &lt;= 30);-3.5;0) + IF([.$K13] = 1;-5;0) + IF([.$K13] = 2;-10;0) + IF([.$K13] &gt; 2;-20;0) + IF([.$I13] = &quot;Avg&quot;;-3;0) + IF([.$I13] = &quot;Poor&quot;;-6;0) + IF([.$J13] = &quot;Avg&quot;;-2;0) + IF([.$J13] = &quot;Poor&quot;;-4;0) + IF([.$L13] &lt;&gt; &quot;Yes&quot;;-1;0) + IF([.$M13] &lt;&gt; &quot;Yes&quot;;-2;0) + IF([.$N1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3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7" calcext:value-type="date">
            <text:p>07/0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4] &lt;&gt; &quot;Yes&quot;;-20;0) + IF([.$H14] &gt; 45;-20;0) + IF(AND([.$H14] &gt; 30; [.$H14] &lt;= 45);-8;0) + IF(AND([.$H14] &gt; 20; [.$H14] &lt;= 30);-3.5;0) + IF([.$K14] = 1;-5;0) + IF([.$K14] = 2;-10;0) + IF([.$K14] &gt; 2;-20;0) + IF([.$I14] = &quot;Avg&quot;;-3;0) + IF([.$I14] = &quot;Poor&quot;;-6;0) + IF([.$J14] = &quot;Avg&quot;;-2;0) + IF([.$J14] = &quot;Poor&quot;;-4;0) + IF([.$L14] &lt;&gt; &quot;Yes&quot;;-1;0) + IF([.$M14] &lt;&gt; &quot;Yes&quot;;-2;0) + IF([.$N1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4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6" calcext:value-type="date">
            <text:p>07/0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5] &lt;&gt; &quot;Yes&quot;;-20;0) + IF([.$H15] &gt; 45;-20;0) + IF(AND([.$H15] &gt; 30; [.$H15] &lt;= 45);-8;0) + IF(AND([.$H15] &gt; 20; [.$H15] &lt;= 30);-3.5;0) + IF([.$K15] = 1;-5;0) + IF([.$K15] = 2;-10;0) + IF([.$K15] &gt; 2;-20;0) + IF([.$I15] = &quot;Avg&quot;;-3;0) + IF([.$I15] = &quot;Poor&quot;;-6;0) + IF([.$J15] = &quot;Avg&quot;;-2;0) + IF([.$J15] = &quot;Poor&quot;;-4;0) + IF([.$L15] &lt;&gt; &quot;Yes&quot;;-1;0) + IF([.$M15] &lt;&gt; &quot;Yes&quot;;-2;0) + IF([.$N1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5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5" calcext:value-type="date">
            <text:p>07/0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6] &lt;&gt; &quot;Yes&quot;;-20;0) + IF([.$H16] &gt; 45;-20;0) + IF(AND([.$H16] &gt; 30; [.$H16] &lt;= 45);-8;0) + IF(AND([.$H16] &gt; 20; [.$H16] &lt;= 30);-3.5;0) + IF([.$K16] = 1;-5;0) + IF([.$K16] = 2;-10;0) + IF([.$K16] &gt; 2;-20;0) + IF([.$I16] = &quot;Avg&quot;;-3;0) + IF([.$I16] = &quot;Poor&quot;;-6;0) + IF([.$J16] = &quot;Avg&quot;;-2;0) + IF([.$J16] = &quot;Poor&quot;;-4;0) + IF([.$L16] &lt;&gt; &quot;Yes&quot;;-1;0) + IF([.$M16] &lt;&gt; &quot;Yes&quot;;-2;0) + IF([.$N1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6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4" calcext:value-type="date">
            <text:p>07/0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7] &lt;&gt; &quot;Yes&quot;;-20;0) + IF([.$H17] &gt; 45;-20;0) + IF(AND([.$H17] &gt; 30; [.$H17] &lt;= 45);-8;0) + IF(AND([.$H17] &gt; 20; [.$H17] &lt;= 30);-3.5;0) + IF([.$K17] = 1;-5;0) + IF([.$K17] = 2;-10;0) + IF([.$K17] &gt; 2;-20;0) + IF([.$I17] = &quot;Avg&quot;;-3;0) + IF([.$I17] = &quot;Poor&quot;;-6;0) + IF([.$J17] = &quot;Avg&quot;;-2;0) + IF([.$J17] = &quot;Poor&quot;;-4;0) + IF([.$L17] &lt;&gt; &quot;Yes&quot;;-1;0) + IF([.$M17] &lt;&gt; &quot;Yes&quot;;-2;0) + IF([.$N1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7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 table:visibility="filter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3" calcext:value-type="date">
            <text:p>07/0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8] &lt;&gt; &quot;Yes&quot;;-20;0) + IF([.$H18] &gt; 45;-20;0) + IF(AND([.$H18] &gt; 30; [.$H18] &lt;= 45);-8;0) + IF(AND([.$H18] &gt; 20; [.$H18] &lt;= 30);-3.5;0) + IF([.$K18] = 1;-5;0) + IF([.$K18] = 2;-10;0) + IF([.$K18] &gt; 2;-20;0) + IF([.$I18] = &quot;Avg&quot;;-3;0) + IF([.$I18] = &quot;Poor&quot;;-6;0) + IF([.$J18] = &quot;Avg&quot;;-2;0) + IF([.$J18] = &quot;Poor&quot;;-4;0) + IF([.$L18] &lt;&gt; &quot;Yes&quot;;-1;0) + IF([.$M18] &lt;&gt; &quot;Yes&quot;;-2;0) + IF([.$N1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8] &lt;= TODAY(); &quot;Yes&quot;; &quot;No&quot;)" office:value-type="string" office:string-value="No" calcext:value-type="string">
            <text:p>No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2" calcext:value-type="date">
            <text:p>07/0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19] &lt;&gt; &quot;Yes&quot;;-20;0) + IF([.$H19] &gt; 45;-20;0) + IF(AND([.$H19] &gt; 30; [.$H19] &lt;= 45);-8;0) + IF(AND([.$H19] &gt; 20; [.$H19] &lt;= 30);-3.5;0) + IF([.$K19] = 1;-5;0) + IF([.$K19] = 2;-10;0) + IF([.$K19] &gt; 2;-20;0) + IF([.$I19] = &quot;Avg&quot;;-3;0) + IF([.$I19] = &quot;Poor&quot;;-6;0) + IF([.$J19] = &quot;Avg&quot;;-2;0) + IF([.$J19] = &quot;Poor&quot;;-4;0) + IF([.$L19] &lt;&gt; &quot;Yes&quot;;-1;0) + IF([.$M19] &lt;&gt; &quot;Yes&quot;;-2;0) + IF([.$N1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1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1" calcext:value-type="date">
            <text:p>07/0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0] &lt;&gt; &quot;Yes&quot;;-20;0) + IF([.$H20] &gt; 45;-20;0) + IF(AND([.$H20] &gt; 30; [.$H20] &lt;= 45);-8;0) + IF(AND([.$H20] &gt; 20; [.$H20] &lt;= 30);-3.5;0) + IF([.$K20] = 1;-5;0) + IF([.$K20] = 2;-10;0) + IF([.$K20] &gt; 2;-20;0) + IF([.$I20] = &quot;Avg&quot;;-3;0) + IF([.$I20] = &quot;Poor&quot;;-6;0) + IF([.$J20] = &quot;Avg&quot;;-2;0) + IF([.$J20] = &quot;Poor&quot;;-4;0) + IF([.$L20] &lt;&gt; &quot;Yes&quot;;-1;0) + IF([.$M20] &lt;&gt; &quot;Yes&quot;;-2;0) + IF([.$N2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30" calcext:value-type="date">
            <text:p>06/3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1] &lt;&gt; &quot;Yes&quot;;-20;0) + IF([.$H21] &gt; 45;-20;0) + IF(AND([.$H21] &gt; 30; [.$H21] &lt;= 45);-8;0) + IF(AND([.$H21] &gt; 20; [.$H21] &lt;= 30);-3.5;0) + IF([.$K21] = 1;-5;0) + IF([.$K21] = 2;-10;0) + IF([.$K21] &gt; 2;-20;0) + IF([.$I21] = &quot;Avg&quot;;-3;0) + IF([.$I21] = &quot;Poor&quot;;-6;0) + IF([.$J21] = &quot;Avg&quot;;-2;0) + IF([.$J21] = &quot;Poor&quot;;-4;0) + IF([.$L21] &lt;&gt; &quot;Yes&quot;;-1;0) + IF([.$M21] &lt;&gt; &quot;Yes&quot;;-2;0) + IF([.$N2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9" calcext:value-type="date">
            <text:p>06/2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2] &lt;&gt; &quot;Yes&quot;;-20;0) + IF([.$H22] &gt; 45;-20;0) + IF(AND([.$H22] &gt; 30; [.$H22] &lt;= 45);-8;0) + IF(AND([.$H22] &gt; 20; [.$H22] &lt;= 30);-3.5;0) + IF([.$K22] = 1;-5;0) + IF([.$K22] = 2;-10;0) + IF([.$K22] &gt; 2;-20;0) + IF([.$I22] = &quot;Avg&quot;;-3;0) + IF([.$I22] = &quot;Poor&quot;;-6;0) + IF([.$J22] = &quot;Avg&quot;;-2;0) + IF([.$J22] = &quot;Poor&quot;;-4;0) + IF([.$L22] &lt;&gt; &quot;Yes&quot;;-1;0) + IF([.$M22] &lt;&gt; &quot;Yes&quot;;-2;0) + IF([.$N2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8" calcext:value-type="date">
            <text:p>06/2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3] &lt;&gt; &quot;Yes&quot;;-20;0) + IF([.$H23] &gt; 45;-20;0) + IF(AND([.$H23] &gt; 30; [.$H23] &lt;= 45);-8;0) + IF(AND([.$H23] &gt; 20; [.$H23] &lt;= 30);-3.5;0) + IF([.$K23] = 1;-5;0) + IF([.$K23] = 2;-10;0) + IF([.$K23] &gt; 2;-20;0) + IF([.$I23] = &quot;Avg&quot;;-3;0) + IF([.$I23] = &quot;Poor&quot;;-6;0) + IF([.$J23] = &quot;Avg&quot;;-2;0) + IF([.$J23] = &quot;Poor&quot;;-4;0) + IF([.$L23] &lt;&gt; &quot;Yes&quot;;-1;0) + IF([.$M23] &lt;&gt; &quot;Yes&quot;;-2;0) + IF([.$N2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7" calcext:value-type="date">
            <text:p>06/2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4] &lt;&gt; &quot;Yes&quot;;-20;0) + IF([.$H24] &gt; 45;-20;0) + IF(AND([.$H24] &gt; 30; [.$H24] &lt;= 45);-8;0) + IF(AND([.$H24] &gt; 20; [.$H24] &lt;= 30);-3.5;0) + IF([.$K24] = 1;-5;0) + IF([.$K24] = 2;-10;0) + IF([.$K24] &gt; 2;-20;0) + IF([.$I24] = &quot;Avg&quot;;-3;0) + IF([.$I24] = &quot;Poor&quot;;-6;0) + IF([.$J24] = &quot;Avg&quot;;-2;0) + IF([.$J24] = &quot;Poor&quot;;-4;0) + IF([.$L24] &lt;&gt; &quot;Yes&quot;;-1;0) + IF([.$M24] &lt;&gt; &quot;Yes&quot;;-2;0) + IF([.$N2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6" calcext:value-type="date">
            <text:p>06/2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5] &lt;&gt; &quot;Yes&quot;;-20;0) + IF([.$H25] &gt; 45;-20;0) + IF(AND([.$H25] &gt; 30; [.$H25] &lt;= 45);-8;0) + IF(AND([.$H25] &gt; 20; [.$H25] &lt;= 30);-3.5;0) + IF([.$K25] = 1;-5;0) + IF([.$K25] = 2;-10;0) + IF([.$K25] &gt; 2;-20;0) + IF([.$I25] = &quot;Avg&quot;;-3;0) + IF([.$I25] = &quot;Poor&quot;;-6;0) + IF([.$J25] = &quot;Avg&quot;;-2;0) + IF([.$J25] = &quot;Poor&quot;;-4;0) + IF([.$L25] &lt;&gt; &quot;Yes&quot;;-1;0) + IF([.$M25] &lt;&gt; &quot;Yes&quot;;-2;0) + IF([.$N2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5" calcext:value-type="date">
            <text:p>06/2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6] &lt;&gt; &quot;Yes&quot;;-20;0) + IF([.$H26] &gt; 45;-20;0) + IF(AND([.$H26] &gt; 30; [.$H26] &lt;= 45);-8;0) + IF(AND([.$H26] &gt; 20; [.$H26] &lt;= 30);-3.5;0) + IF([.$K26] = 1;-5;0) + IF([.$K26] = 2;-10;0) + IF([.$K26] &gt; 2;-20;0) + IF([.$I26] = &quot;Avg&quot;;-3;0) + IF([.$I26] = &quot;Poor&quot;;-6;0) + IF([.$J26] = &quot;Avg&quot;;-2;0) + IF([.$J26] = &quot;Poor&quot;;-4;0) + IF([.$L26] &lt;&gt; &quot;Yes&quot;;-1;0) + IF([.$M26] &lt;&gt; &quot;Yes&quot;;-2;0) + IF([.$N2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4" calcext:value-type="date">
            <text:p>06/2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7] &lt;&gt; &quot;Yes&quot;;-20;0) + IF([.$H27] &gt; 45;-20;0) + IF(AND([.$H27] &gt; 30; [.$H27] &lt;= 45);-8;0) + IF(AND([.$H27] &gt; 20; [.$H27] &lt;= 30);-3.5;0) + IF([.$K27] = 1;-5;0) + IF([.$K27] = 2;-10;0) + IF([.$K27] &gt; 2;-20;0) + IF([.$I27] = &quot;Avg&quot;;-3;0) + IF([.$I27] = &quot;Poor&quot;;-6;0) + IF([.$J27] = &quot;Avg&quot;;-2;0) + IF([.$J27] = &quot;Poor&quot;;-4;0) + IF([.$L27] &lt;&gt; &quot;Yes&quot;;-1;0) + IF([.$M27] &lt;&gt; &quot;Yes&quot;;-2;0) + IF([.$N2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3" calcext:value-type="date">
            <text:p>06/2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8] &lt;&gt; &quot;Yes&quot;;-20;0) + IF([.$H28] &gt; 45;-20;0) + IF(AND([.$H28] &gt; 30; [.$H28] &lt;= 45);-8;0) + IF(AND([.$H28] &gt; 20; [.$H28] &lt;= 30);-3.5;0) + IF([.$K28] = 1;-5;0) + IF([.$K28] = 2;-10;0) + IF([.$K28] &gt; 2;-20;0) + IF([.$I28] = &quot;Avg&quot;;-3;0) + IF([.$I28] = &quot;Poor&quot;;-6;0) + IF([.$J28] = &quot;Avg&quot;;-2;0) + IF([.$J28] = &quot;Poor&quot;;-4;0) + IF([.$L28] &lt;&gt; &quot;Yes&quot;;-1;0) + IF([.$M28] &lt;&gt; &quot;Yes&quot;;-2;0) + IF([.$N2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2" calcext:value-type="date">
            <text:p>06/2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29] &lt;&gt; &quot;Yes&quot;;-20;0) + IF([.$H29] &gt; 45;-20;0) + IF(AND([.$H29] &gt; 30; [.$H29] &lt;= 45);-8;0) + IF(AND([.$H29] &gt; 20; [.$H29] &lt;= 30);-3.5;0) + IF([.$K29] = 1;-5;0) + IF([.$K29] = 2;-10;0) + IF([.$K29] &gt; 2;-20;0) + IF([.$I29] = &quot;Avg&quot;;-3;0) + IF([.$I29] = &quot;Poor&quot;;-6;0) + IF([.$J29] = &quot;Avg&quot;;-2;0) + IF([.$J29] = &quot;Poor&quot;;-4;0) + IF([.$L29] &lt;&gt; &quot;Yes&quot;;-1;0) + IF([.$M29] &lt;&gt; &quot;Yes&quot;;-2;0) + IF([.$N2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2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1" calcext:value-type="date">
            <text:p>06/2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0] &lt;&gt; &quot;Yes&quot;;-20;0) + IF([.$H30] &gt; 45;-20;0) + IF(AND([.$H30] &gt; 30; [.$H30] &lt;= 45);-8;0) + IF(AND([.$H30] &gt; 20; [.$H30] &lt;= 30);-3.5;0) + IF([.$K30] = 1;-5;0) + IF([.$K30] = 2;-10;0) + IF([.$K30] &gt; 2;-20;0) + IF([.$I30] = &quot;Avg&quot;;-3;0) + IF([.$I30] = &quot;Poor&quot;;-6;0) + IF([.$J30] = &quot;Avg&quot;;-2;0) + IF([.$J30] = &quot;Poor&quot;;-4;0) + IF([.$L30] &lt;&gt; &quot;Yes&quot;;-1;0) + IF([.$M30] &lt;&gt; &quot;Yes&quot;;-2;0) + IF([.$N3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20" calcext:value-type="date">
            <text:p>06/2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1] &lt;&gt; &quot;Yes&quot;;-20;0) + IF([.$H31] &gt; 45;-20;0) + IF(AND([.$H31] &gt; 30; [.$H31] &lt;= 45);-8;0) + IF(AND([.$H31] &gt; 20; [.$H31] &lt;= 30);-3.5;0) + IF([.$K31] = 1;-5;0) + IF([.$K31] = 2;-10;0) + IF([.$K31] &gt; 2;-20;0) + IF([.$I31] = &quot;Avg&quot;;-3;0) + IF([.$I31] = &quot;Poor&quot;;-6;0) + IF([.$J31] = &quot;Avg&quot;;-2;0) + IF([.$J31] = &quot;Poor&quot;;-4;0) + IF([.$L31] &lt;&gt; &quot;Yes&quot;;-1;0) + IF([.$M31] &lt;&gt; &quot;Yes&quot;;-2;0) + IF([.$N3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9" calcext:value-type="date">
            <text:p>06/1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2] &lt;&gt; &quot;Yes&quot;;-20;0) + IF([.$H32] &gt; 45;-20;0) + IF(AND([.$H32] &gt; 30; [.$H32] &lt;= 45);-8;0) + IF(AND([.$H32] &gt; 20; [.$H32] &lt;= 30);-3.5;0) + IF([.$K32] = 1;-5;0) + IF([.$K32] = 2;-10;0) + IF([.$K32] &gt; 2;-20;0) + IF([.$I32] = &quot;Avg&quot;;-3;0) + IF([.$I32] = &quot;Poor&quot;;-6;0) + IF([.$J32] = &quot;Avg&quot;;-2;0) + IF([.$J32] = &quot;Poor&quot;;-4;0) + IF([.$L32] &lt;&gt; &quot;Yes&quot;;-1;0) + IF([.$M32] &lt;&gt; &quot;Yes&quot;;-2;0) + IF([.$N3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8" calcext:value-type="date">
            <text:p>06/1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3] &lt;&gt; &quot;Yes&quot;;-20;0) + IF([.$H33] &gt; 45;-20;0) + IF(AND([.$H33] &gt; 30; [.$H33] &lt;= 45);-8;0) + IF(AND([.$H33] &gt; 20; [.$H33] &lt;= 30);-3.5;0) + IF([.$K33] = 1;-5;0) + IF([.$K33] = 2;-10;0) + IF([.$K33] &gt; 2;-20;0) + IF([.$I33] = &quot;Avg&quot;;-3;0) + IF([.$I33] = &quot;Poor&quot;;-6;0) + IF([.$J33] = &quot;Avg&quot;;-2;0) + IF([.$J33] = &quot;Poor&quot;;-4;0) + IF([.$L33] &lt;&gt; &quot;Yes&quot;;-1;0) + IF([.$M33] &lt;&gt; &quot;Yes&quot;;-2;0) + IF([.$N3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7" calcext:value-type="date">
            <text:p>06/17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4] &lt;&gt; &quot;Yes&quot;;-20;0) + IF([.$H34] &gt; 45;-20;0) + IF(AND([.$H34] &gt; 30; [.$H34] &lt;= 45);-8;0) + IF(AND([.$H34] &gt; 20; [.$H34] &lt;= 30);-3.5;0) + IF([.$K34] = 1;-5;0) + IF([.$K34] = 2;-10;0) + IF([.$K34] &gt; 2;-20;0) + IF([.$I34] = &quot;Avg&quot;;-3;0) + IF([.$I34] = &quot;Poor&quot;;-6;0) + IF([.$J34] = &quot;Avg&quot;;-2;0) + IF([.$J34] = &quot;Poor&quot;;-4;0) + IF([.$L34] &lt;&gt; &quot;Yes&quot;;-1;0) + IF([.$M34] &lt;&gt; &quot;Yes&quot;;-2;0) + IF([.$N34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6" calcext:value-type="date">
            <text:p>06/16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5] &lt;&gt; &quot;Yes&quot;;-20;0) + IF([.$H35] &gt; 45;-20;0) + IF(AND([.$H35] &gt; 30; [.$H35] &lt;= 45);-8;0) + IF(AND([.$H35] &gt; 20; [.$H35] &lt;= 30);-3.5;0) + IF([.$K35] = 1;-5;0) + IF([.$K35] = 2;-10;0) + IF([.$K35] &gt; 2;-20;0) + IF([.$I35] = &quot;Avg&quot;;-3;0) + IF([.$I35] = &quot;Poor&quot;;-6;0) + IF([.$J35] = &quot;Avg&quot;;-2;0) + IF([.$J35] = &quot;Poor&quot;;-4;0) + IF([.$L35] &lt;&gt; &quot;Yes&quot;;-1;0) + IF([.$M35] &lt;&gt; &quot;Yes&quot;;-2;0) + IF([.$N35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5" calcext:value-type="date">
            <text:p>06/15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6] &lt;&gt; &quot;Yes&quot;;-20;0) + IF([.$H36] &gt; 45;-20;0) + IF(AND([.$H36] &gt; 30; [.$H36] &lt;= 45);-8;0) + IF(AND([.$H36] &gt; 20; [.$H36] &lt;= 30);-3.5;0) + IF([.$K36] = 1;-5;0) + IF([.$K36] = 2;-10;0) + IF([.$K36] &gt; 2;-20;0) + IF([.$I36] = &quot;Avg&quot;;-3;0) + IF([.$I36] = &quot;Poor&quot;;-6;0) + IF([.$J36] = &quot;Avg&quot;;-2;0) + IF([.$J36] = &quot;Poor&quot;;-4;0) + IF([.$L36] &lt;&gt; &quot;Yes&quot;;-1;0) + IF([.$M36] &lt;&gt; &quot;Yes&quot;;-2;0) + IF([.$N36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4" calcext:value-type="date">
            <text:p>06/14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7] &lt;&gt; &quot;Yes&quot;;-20;0) + IF([.$H37] &gt; 45;-20;0) + IF(AND([.$H37] &gt; 30; [.$H37] &lt;= 45);-8;0) + IF(AND([.$H37] &gt; 20; [.$H37] &lt;= 30);-3.5;0) + IF([.$K37] = 1;-5;0) + IF([.$K37] = 2;-10;0) + IF([.$K37] &gt; 2;-20;0) + IF([.$I37] = &quot;Avg&quot;;-3;0) + IF([.$I37] = &quot;Poor&quot;;-6;0) + IF([.$J37] = &quot;Avg&quot;;-2;0) + IF([.$J37] = &quot;Poor&quot;;-4;0) + IF([.$L37] &lt;&gt; &quot;Yes&quot;;-1;0) + IF([.$M37] &lt;&gt; &quot;Yes&quot;;-2;0) + IF([.$N37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3" calcext:value-type="date">
            <text:p>06/13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8] &lt;&gt; &quot;Yes&quot;;-20;0) + IF([.$H38] &gt; 45;-20;0) + IF(AND([.$H38] &gt; 30; [.$H38] &lt;= 45);-8;0) + IF(AND([.$H38] &gt; 20; [.$H38] &lt;= 30);-3.5;0) + IF([.$K38] = 1;-5;0) + IF([.$K38] = 2;-10;0) + IF([.$K38] &gt; 2;-20;0) + IF([.$I38] = &quot;Avg&quot;;-3;0) + IF([.$I38] = &quot;Poor&quot;;-6;0) + IF([.$J38] = &quot;Avg&quot;;-2;0) + IF([.$J38] = &quot;Poor&quot;;-4;0) + IF([.$L38] &lt;&gt; &quot;Yes&quot;;-1;0) + IF([.$M38] &lt;&gt; &quot;Yes&quot;;-2;0) + IF([.$N38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2" calcext:value-type="date">
            <text:p>06/12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39] &lt;&gt; &quot;Yes&quot;;-20;0) + IF([.$H39] &gt; 45;-20;0) + IF(AND([.$H39] &gt; 30; [.$H39] &lt;= 45);-8;0) + IF(AND([.$H39] &gt; 20; [.$H39] &lt;= 30);-3.5;0) + IF([.$K39] = 1;-5;0) + IF([.$K39] = 2;-10;0) + IF([.$K39] &gt; 2;-20;0) + IF([.$I39] = &quot;Avg&quot;;-3;0) + IF([.$I39] = &quot;Poor&quot;;-6;0) + IF([.$J39] = &quot;Avg&quot;;-2;0) + IF([.$J39] = &quot;Poor&quot;;-4;0) + IF([.$L39] &lt;&gt; &quot;Yes&quot;;-1;0) + IF([.$M39] &lt;&gt; &quot;Yes&quot;;-2;0) + IF([.$N39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3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1" calcext:value-type="date">
            <text:p>06/11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0] &lt;&gt; &quot;Yes&quot;;-20;0) + IF([.$H40] &gt; 45;-20;0) + IF(AND([.$H40] &gt; 30; [.$H40] &lt;= 45);-8;0) + IF(AND([.$H40] &gt; 20; [.$H40] &lt;= 30);-3.5;0) + IF([.$K40] = 1;-5;0) + IF([.$K40] = 2;-10;0) + IF([.$K40] &gt; 2;-20;0) + IF([.$I40] = &quot;Avg&quot;;-3;0) + IF([.$I40] = &quot;Poor&quot;;-6;0) + IF([.$J40] = &quot;Avg&quot;;-2;0) + IF([.$J40] = &quot;Poor&quot;;-4;0) + IF([.$L40] &lt;&gt; &quot;Yes&quot;;-1;0) + IF([.$M40] &lt;&gt; &quot;Yes&quot;;-2;0) + IF([.$N40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0" calcext:value-type="date">
            <text:p>06/10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1] &lt;&gt; &quot;Yes&quot;;-20;0) + IF([.$H41] &gt; 45;-20;0) + IF(AND([.$H41] &gt; 30; [.$H41] &lt;= 45);-8;0) + IF(AND([.$H41] &gt; 20; [.$H41] &lt;= 30);-3.5;0) + IF([.$K41] = 1;-5;0) + IF([.$K41] = 2;-10;0) + IF([.$K41] &gt; 2;-20;0) + IF([.$I41] = &quot;Avg&quot;;-3;0) + IF([.$I41] = &quot;Poor&quot;;-6;0) + IF([.$J41] = &quot;Avg&quot;;-2;0) + IF([.$J41] = &quot;Poor&quot;;-4;0) + IF([.$L41] &lt;&gt; &quot;Yes&quot;;-1;0) + IF([.$M41] &lt;&gt; &quot;Yes&quot;;-2;0) + IF([.$N41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9" calcext:value-type="date">
            <text:p>06/09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2] &lt;&gt; &quot;Yes&quot;;-20;0) + IF([.$H42] &gt; 45;-20;0) + IF(AND([.$H42] &gt; 30; [.$H42] &lt;= 45);-8;0) + IF(AND([.$H42] &gt; 20; [.$H42] &lt;= 30);-3.5;0) + IF([.$K42] = 1;-5;0) + IF([.$K42] = 2;-10;0) + IF([.$K42] &gt; 2;-20;0) + IF([.$I42] = &quot;Avg&quot;;-3;0) + IF([.$I42] = &quot;Poor&quot;;-6;0) + IF([.$J42] = &quot;Avg&quot;;-2;0) + IF([.$J42] = &quot;Poor&quot;;-4;0) + IF([.$L42] &lt;&gt; &quot;Yes&quot;;-1;0) + IF([.$M42] &lt;&gt; &quot;Yes&quot;;-2;0) + IF([.$N42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8" calcext:value-type="date">
            <text:p>06/08/2025</text:p>
          </table:table-cell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 table:formula="of:= MAX(0; 20 + IF([.$G43] &lt;&gt; &quot;Yes&quot;;-20;0) + IF([.$H43] &gt; 45;-20;0) + IF(AND([.$H43] &gt; 30; [.$H43] &lt;= 45);-8;0) + IF(AND([.$H43] &gt; 20; [.$H43] &lt;= 30);-3.5;0) + IF([.$K43] = 1;-5;0) + IF([.$K43] = 2;-10;0) + IF([.$K43] &gt; 2;-20;0) + IF([.$I43] = &quot;Avg&quot;;-3;0) + IF([.$I43] = &quot;Poor&quot;;-6;0) + IF([.$J43] = &quot;Avg&quot;;-2;0) + IF([.$J43] = &quot;Poor&quot;;-4;0) + IF([.$L43] &lt;&gt; &quot;Yes&quot;;-1;0) + IF([.$M43] &lt;&gt; &quot;Yes&quot;;-2;0) + IF([.$N43] &lt;&gt; &quot;Yes&quot;;-2;0))" office:value-type="float" office:value="0" calcext:value-type="float">
            <text:p>0.00</text:p>
          </table:table-cell>
          <table:table-cell table:content-validation-name="val12"/>
          <table:table-cell office:value-type="string" calcext:value-type="string">
            <text:p>LC- :</text:p>
            <text:p/>
          </table:table-cell>
          <table:table-cell table:number-columns-repeated="2"/>
          <table:table-cell table:formula="of:= IF([.$D4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8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2" calcext:value-type="date">
            <text:p>07/0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2" calcext:value-type="float">
            <text:p>22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44] &lt;&gt; &quot;Yes&quot;;-20;0) + IF([.$H44] &gt; 45;-20;0) + IF(AND([.$H44] &gt; 30; [.$H44] &lt;= 45);-8;0) + IF(AND([.$H44] &gt; 20; [.$H44] &lt;= 30);-3.5;0) + IF([.$K44] = 1;-5;0) + IF([.$K44] = 2;-10;0) + IF([.$K44] &gt; 2;-20;0) + IF([.$I44] = &quot;Avg&quot;;-3;0) + IF([.$I44] = &quot;Poor&quot;;-6;0) + IF([.$J44] = &quot;Avg&quot;;-2;0) + IF([.$J44] = &quot;Poor&quot;;-4;0) + IF([.$L44] &lt;&gt; &quot;Yes&quot;;-1;0) + IF([.$M44] &lt;&gt; &quot;Yes&quot;;-2;0) + IF([.$N44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28. Find the Index of the First Occurrence in a String:</text:p>
            <text:p>- I used Rabin-Karp algorithm.</text:p>
            <text:p/>
            <text:p/>
          </table:table-cell>
          <table:table-cell table:number-columns-repeated="2"/>
          <table:table-cell table:formula="of:= IF([.$D4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06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6-30" calcext:value-type="date">
            <text:p>06/3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0" calcext:value-type="float">
            <text:p>20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45] &lt;&gt; &quot;Yes&quot;;-20;0) + IF([.$H45] &gt; 45;-20;0) + IF(AND([.$H45] &gt; 30; [.$H45] &lt;= 45);-8;0) + IF(AND([.$H45] &gt; 20; [.$H45] &lt;= 30);-3.5;0) + IF([.$K45] = 1;-5;0) + IF([.$K45] = 2;-10;0) + IF([.$K45] &gt; 2;-20;0) + IF([.$I45] = &quot;Avg&quot;;-3;0) + IF([.$I45] = &quot;Poor&quot;;-6;0) + IF([.$J45] = &quot;Avg&quot;;-2;0) + IF([.$J45] = &quot;Poor&quot;;-4;0) + IF([.$L45] &lt;&gt; &quot;Yes&quot;;-1;0) + IF([.$M45] &lt;&gt; &quot;Yes&quot;;-2;0) + IF([.$N45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062. Longest Repeating substring:</text:p>
            <text:p>- I implemented the Rabin-Karp algorithm</text:p>
            <text:p>- I struggled a little bit but I did better than the first time</text:p>
            <text:p/>
          </table:table-cell>
          <table:table-cell table:number-columns-repeated="2"/>
          <table:table-cell table:formula="of:= IF([.$D4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C-106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6-11" calcext:value-type="date">
            <text:p>06/1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60" calcext:value-type="float">
            <text:p>60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3" calcext:value-type="float">
            <text:p>3</text:p>
          </table:table-cell>
          <table:table-cell table:number-columns-repeated="3" table:content-validation-name="val9" office:value-type="string" calcext:value-type="string">
            <text:p>Yes</text:p>
          </table:table-cell>
          <table:table-cell table:formula="of:= MAX(0; 20 + IF([.$G46] &lt;&gt; &quot;Yes&quot;;-20;0) + IF([.$H46] &gt; 45;-20;0) + IF(AND([.$H46] &gt; 30; [.$H46] &lt;= 45);-8;0) + IF(AND([.$H46] &gt; 20; [.$H46] &lt;= 30);-3.5;0) + IF([.$K46] = 1;-5;0) + IF([.$K46] = 2;-10;0) + IF([.$K46] &gt; 2;-20;0) + IF([.$I46] = &quot;Avg&quot;;-3;0) + IF([.$I46] = &quot;Poor&quot;;-6;0) + IF([.$J46] = &quot;Avg&quot;;-2;0) + IF([.$J46] = &quot;Poor&quot;;-4;0) + IF([.$L46] &lt;&gt; &quot;Yes&quot;;-1;0) + IF([.$M46] &lt;&gt; &quot;Yes&quot;;-2;0) + IF([.$N46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062. Longest Repeating substring:</text:p>
            <text:p>- I struggled to implement the Rabin-Karp algorithm</text:p>
            <text:p>- I finally succeeded implement the Rabin-Karp algorithm</text:p>
            <text:p>- I also handled collisions</text:p>
            <text:p/>
          </table:table-cell>
          <table:table-cell table:number-columns-repeated="2"/>
          <table:table-cell table:formula="of:= IF([.$D4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06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7" calcext:value-type="date">
            <text:p>06/0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60" calcext:value-type="float">
            <text:p>60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number-columns-repeated="3" table:content-validation-name="val9" office:value-type="string" calcext:value-type="string">
            <text:p>Yes</text:p>
          </table:table-cell>
          <table:table-cell table:formula="of:= MAX(0; 20 + IF([.$G47] &lt;&gt; &quot;Yes&quot;;-20;0) + IF([.$H47] &gt; 45;-20;0) + IF(AND([.$H47] &gt; 30; [.$H47] &lt;= 45);-8;0) + IF(AND([.$H47] &gt; 20; [.$H47] &lt;= 30);-3.5;0) + IF([.$K47] = 1;-5;0) + IF([.$K47] = 2;-10;0) + IF([.$K47] &gt; 2;-20;0) + IF([.$I47] = &quot;Avg&quot;;-3;0) + IF([.$I47] = &quot;Poor&quot;;-6;0) + IF([.$J47] = &quot;Avg&quot;;-2;0) + IF([.$J47] = &quot;Poor&quot;;-4;0) + IF([.$L47] &lt;&gt; &quot;Yes&quot;;-1;0) + IF([.$M47] &lt;&gt; &quot;Yes&quot;;-2;0) + IF([.$N47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062. Longest Repeating substring:</text:p>
            <text:p>- I struggled to implement the Rabin-Karp algorithm</text:p>
            <text:p/>
            <text:p/>
          </table:table-cell>
          <table:table-cell table:number-columns-repeated="2"/>
          <table:table-cell table:formula="of:= IF([.$D4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06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6" calcext:value-type="date">
            <text:p>06/06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60" calcext:value-type="float">
            <text:p>60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number-columns-repeated="3" table:content-validation-name="val9" office:value-type="string" calcext:value-type="string">
            <text:p>Yes</text:p>
          </table:table-cell>
          <table:table-cell table:formula="of:= MAX(0; 20 + IF([.$G48] &lt;&gt; &quot;Yes&quot;;-20;0) + IF([.$H48] &gt; 45;-20;0) + IF(AND([.$H48] &gt; 30; [.$H48] &lt;= 45);-8;0) + IF(AND([.$H48] &gt; 20; [.$H48] &lt;= 30);-3.5;0) + IF([.$K48] = 1;-5;0) + IF([.$K48] = 2;-10;0) + IF([.$K48] &gt; 2;-20;0) + IF([.$I48] = &quot;Avg&quot;;-3;0) + IF([.$I48] = &quot;Poor&quot;;-6;0) + IF([.$J48] = &quot;Avg&quot;;-2;0) + IF([.$J48] = &quot;Poor&quot;;-4;0) + IF([.$L48] &lt;&gt; &quot;Yes&quot;;-1;0) + IF([.$M48] &lt;&gt; &quot;Yes&quot;;-2;0) + IF([.$N48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062. Longest Repeating substring:</text:p>
            <text:p>- I struggled to implement the Rabin-Karp algorithm</text:p>
            <text:p/>
            <text:p/>
          </table:table-cell>
          <table:table-cell table:number-columns-repeated="2"/>
          <table:table-cell table:formula="of:= IF([.$D4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06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5" calcext:value-type="date">
            <text:p>06/05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60" calcext:value-type="float">
            <text:p>60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number-columns-repeated="3" table:content-validation-name="val9" office:value-type="string" calcext:value-type="string">
            <text:p>Yes</text:p>
          </table:table-cell>
          <table:table-cell table:formula="of:= MAX(0; 20 + IF([.$G49] &lt;&gt; &quot;Yes&quot;;-20;0) + IF([.$H49] &gt; 45;-20;0) + IF(AND([.$H49] &gt; 30; [.$H49] &lt;= 45);-8;0) + IF(AND([.$H49] &gt; 20; [.$H49] &lt;= 30);-3.5;0) + IF([.$K49] = 1;-5;0) + IF([.$K49] = 2;-10;0) + IF([.$K49] &gt; 2;-20;0) + IF([.$I49] = &quot;Avg&quot;;-3;0) + IF([.$I49] = &quot;Poor&quot;;-6;0) + IF([.$J49] = &quot;Avg&quot;;-2;0) + IF([.$J49] = &quot;Poor&quot;;-4;0) + IF([.$L49] &lt;&gt; &quot;Yes&quot;;-1;0) + IF([.$M49] &lt;&gt; &quot;Yes&quot;;-2;0) + IF([.$N49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062. Longest Repeating substring:</text:p>
            <text:p>- I struggled to implement the Rabin-Karp algorithm</text:p>
            <text:p/>
            <text:p/>
          </table:table-cell>
          <table:table-cell table:number-columns-repeated="2"/>
          <table:table-cell table:formula="of:= IF([.$D4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06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4" calcext:value-type="date">
            <text:p>06/04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60" calcext:value-type="float">
            <text:p>60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number-columns-repeated="3" table:content-validation-name="val9" office:value-type="string" calcext:value-type="string">
            <text:p>Yes</text:p>
          </table:table-cell>
          <table:table-cell table:formula="of:= MAX(0; 20 + IF([.$G50] &lt;&gt; &quot;Yes&quot;;-20;0) + IF([.$H50] &gt; 45;-20;0) + IF(AND([.$H50] &gt; 30; [.$H50] &lt;= 45);-8;0) + IF(AND([.$H50] &gt; 20; [.$H50] &lt;= 30);-3.5;0) + IF([.$K50] = 1;-5;0) + IF([.$K50] = 2;-10;0) + IF([.$K50] &gt; 2;-20;0) + IF([.$I50] = &quot;Avg&quot;;-3;0) + IF([.$I50] = &quot;Poor&quot;;-6;0) + IF([.$J50] = &quot;Avg&quot;;-2;0) + IF([.$J50] = &quot;Poor&quot;;-4;0) + IF([.$L50] &lt;&gt; &quot;Yes&quot;;-1;0) + IF([.$M50] &lt;&gt; &quot;Yes&quot;;-2;0) + IF([.$N50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062. Longest Repeating substring:</text:p>
            <text:p>- I struggled to implement the Rabin-Karp algorithm</text:p>
            <text:p/>
            <text:p/>
          </table:table-cell>
          <table:table-cell table:number-columns-repeated="2"/>
          <table:table-cell table:formula="of:= IF([.$D5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06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3" calcext:value-type="date">
            <text:p>06/03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3" calcext:value-type="float">
            <text:p>53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3" calcext:value-type="float">
            <text:p>3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51] &lt;&gt; &quot;Yes&quot;;-20;0) + IF([.$H51] &gt; 45;-20;0) + IF(AND([.$H51] &gt; 30; [.$H51] &lt;= 45);-8;0) + IF(AND([.$H51] &gt; 20; [.$H51] &lt;= 30);-3.5;0) + IF([.$K51] = 1;-5;0) + IF([.$K51] = 2;-10;0) + IF([.$K51] &gt; 2;-20;0) + IF([.$I51] = &quot;Avg&quot;;-3;0) + IF([.$I51] = &quot;Poor&quot;;-6;0) + IF([.$J51] = &quot;Avg&quot;;-2;0) + IF([.$J51] = &quot;Poor&quot;;-4;0) + IF([.$L51] &lt;&gt; &quot;Yes&quot;;-1;0) + IF([.$M51] &lt;&gt; &quot;Yes&quot;;-2;0) + IF([.$N51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062. Longest Repeating substring:</text:p>
            <text:p>- I struggled to implement the Rabin-Karp algorithm</text:p>
            <text:p>- I end up implementing the naive approach O(n^2)</text:p>
            <text:p/>
          </table:table-cell>
          <table:table-cell table:number-columns-repeated="2"/>
          <table:table-cell table:formula="of:= IF([.$D5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459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2" calcext:value-type="date">
            <text:p>06/0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0" calcext:value-type="float">
            <text:p>30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formula="of:= MAX(0; 20 + IF([.$G52] &lt;&gt; &quot;Yes&quot;;-20;0) + IF([.$H52] &gt; 45;-20;0) + IF(AND([.$H52] &gt; 30; [.$H52] &lt;= 45);-8;0) + IF(AND([.$H52] &gt; 20; [.$H52] &lt;= 30);-3.5;0) + IF([.$K52] = 1;-5;0) + IF([.$K52] = 2;-10;0) + IF([.$K52] &gt; 2;-20;0) + IF([.$I52] = &quot;Avg&quot;;-3;0) + IF([.$I52] = &quot;Poor&quot;;-6;0) + IF([.$J52] = &quot;Avg&quot;;-2;0) + IF([.$J52] = &quot;Poor&quot;;-4;0) + IF([.$L52] &lt;&gt; &quot;Yes&quot;;-1;0) + IF([.$M52] &lt;&gt; &quot;Yes&quot;;-2;0) + IF([.$N52] &lt;&gt; &quot;Yes&quot;;-2;0))" office:value-type="float" office:value="14.5" calcext:value-type="float">
            <text:p>14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459. Repeated Substring Pattern:</text:p>
            <text:p>- I used the Robin-Karp algorithm</text:p>
            <text:p/>
          </table:table-cell>
          <table:table-cell table:number-columns-repeated="2"/>
          <table:table-cell table:formula="of:= IF([.$D5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593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6-01" calcext:value-type="date">
            <text:p>06/0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Backtrack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7" calcext:value-type="float">
            <text:p>17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formula="of:= MAX(0; 20 + IF([.$G53] &lt;&gt; &quot;Yes&quot;;-20;0) + IF([.$H53] &gt; 45;-20;0) + IF(AND([.$H53] &gt; 30; [.$H53] &lt;= 45);-8;0) + IF(AND([.$H53] &gt; 20; [.$H53] &lt;= 30);-3.5;0) + IF([.$K53] = 1;-5;0) + IF([.$K53] = 2;-10;0) + IF([.$K53] &gt; 2;-20;0) + IF([.$I53] = &quot;Avg&quot;;-3;0) + IF([.$I53] = &quot;Poor&quot;;-6;0) + IF([.$J53] = &quot;Avg&quot;;-2;0) + IF([.$J53] = &quot;Poor&quot;;-4;0) + IF([.$L53] &lt;&gt; &quot;Yes&quot;;-1;0) + IF([.$M53] &lt;&gt; &quot;Yes&quot;;-2;0) + IF([.$N53] &lt;&gt; &quot;Yes&quot;;-2;0))" office:value-type="float" office:value="18" calcext:value-type="float">
            <text:p>18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593. Split a String Into the Max Number of Unique Substrings:</text:p>
            <text:p>- I saw the backtracking pattern</text:p>
            <text:p>- I also quick saw the optimization by using the </text:p>
          </table:table-cell>
          <table:table-cell table:number-columns-repeated="2"/>
          <table:table-cell table:formula="of:= IF([.$D5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794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30" calcext:value-type="date">
            <text:p>05/3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imulati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8" calcext:value-type="float">
            <text:p>58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54] &lt;&gt; &quot;Yes&quot;;-20;0) + IF([.$H54] &gt; 45;-20;0) + IF(AND([.$H54] &gt; 30; [.$H54] &lt;= 45);-8;0) + IF(AND([.$H54] &gt; 20; [.$H54] &lt;= 30);-3.5;0) + IF([.$K54] = 1;-5;0) + IF([.$K54] = 2;-10;0) + IF([.$K54] &gt; 2;-20;0) + IF([.$I54] = &quot;Avg&quot;;-3;0) + IF([.$I54] = &quot;Poor&quot;;-6;0) + IF([.$J54] = &quot;Avg&quot;;-2;0) + IF([.$J54] = &quot;Poor&quot;;-4;0) + IF([.$L54] &lt;&gt; &quot;Yes&quot;;-1;0) + IF([.$M54] &lt;&gt; &quot;Yes&quot;;-2;0) + IF([.$N54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794. Valid Tic-Tac-Toe State:</text:p>
            <text:p>- I saw the 1st. part of the solution pretty quickly.</text:p>
            <text:p>- I needed more time to figure out the second part.</text:p>
            <text:p/>
          </table:table-cell>
          <table:table-cell table:number-columns-repeated="2"/>
          <table:table-cell table:formula="of:= IF([.$D5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991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9" calcext:value-type="date">
            <text:p>05/29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0" calcext:value-type="float">
            <text:p>5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55] &lt;&gt; &quot;Yes&quot;;-20;0) + IF([.$H55] &gt; 45;-20;0) + IF(AND([.$H55] &gt; 30; [.$H55] &lt;= 45);-8;0) + IF(AND([.$H55] &gt; 20; [.$H55] &lt;= 30);-3.5;0) + IF([.$K55] = 1;-5;0) + IF([.$K55] = 2;-10;0) + IF([.$K55] &gt; 2;-20;0) + IF([.$I55] = &quot;Avg&quot;;-3;0) + IF([.$I55] = &quot;Poor&quot;;-6;0) + IF([.$J55] = &quot;Avg&quot;;-2;0) + IF([.$J55] = &quot;Poor&quot;;-4;0) + IF([.$L55] &lt;&gt; &quot;Yes&quot;;-1;0) + IF([.$M55] &lt;&gt; &quot;Yes&quot;;-2;0) + IF([.$N55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991. Broken Calculator:</text:p>
            <text:p>- 1st. approach: BFS was MLE (Memory Limit Exceeded)</text:p>
            <text:p>- 2nd. approach: Greedy. I needed to check the solution</text:p>
            <text:p/>
          </table:table-cell>
          <table:table-cell table:number-columns-repeated="2"/>
          <table:table-cell table:formula="of:= IF([.$D5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991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8" calcext:value-type="date">
            <text:p>05/28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37" calcext:value-type="float">
            <text:p>37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56] &lt;&gt; &quot;Yes&quot;;-20;0) + IF([.$H56] &gt; 45;-20;0) + IF(AND([.$H56] &gt; 30; [.$H56] &lt;= 45);-8;0) + IF(AND([.$H56] &gt; 20; [.$H56] &lt;= 30);-3.5;0) + IF([.$K56] = 1;-5;0) + IF([.$K56] = 2;-10;0) + IF([.$K56] &gt; 2;-20;0) + IF([.$I56] = &quot;Avg&quot;;-3;0) + IF([.$I56] = &quot;Poor&quot;;-6;0) + IF([.$J56] = &quot;Avg&quot;;-2;0) + IF([.$J56] = &quot;Poor&quot;;-4;0) + IF([.$L56] &lt;&gt; &quot;Yes&quot;;-1;0) + IF([.$M56] &lt;&gt; &quot;Yes&quot;;-2;0) + IF([.$N56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991. Broken Calculator:</text:p>
            <text:p/>
            <text:p/>
          </table:table-cell>
          <table:table-cell table:number-columns-repeated="2"/>
          <table:table-cell table:formula="of:= IF([.$D5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326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8" calcext:value-type="date">
            <text:p>05/28/2025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0" calcext:value-type="float">
            <text:p>10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57] &lt;&gt; &quot;Yes&quot;;-20;0) + IF([.$H57] &gt; 45;-20;0) + IF(AND([.$H57] &gt; 30; [.$H57] &lt;= 45);-8;0) + IF(AND([.$H57] &gt; 20; [.$H57] &lt;= 30);-3.5;0) + IF([.$K57] = 1;-5;0) + IF([.$K57] = 2;-10;0) + IF([.$K57] &gt; 2;-20;0) + IF([.$I57] = &quot;Avg&quot;;-3;0) + IF([.$I57] = &quot;Poor&quot;;-6;0) + IF([.$J57] = &quot;Avg&quot;;-2;0) + IF([.$J57] = &quot;Poor&quot;;-4;0) + IF([.$L57] &lt;&gt; &quot;Yes&quot;;-1;0) + IF([.$M57] &lt;&gt; &quot;Yes&quot;;-2;0) + IF([.$N57] &lt;&gt; &quot;Yes&quot;;-2;0))" office:value-type="float" office:value="15" calcext:value-type="float">
            <text:p>15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326. Power of Three:</text:p>
            <text:p>- Forgot 3**0 = 1</text:p>
            <text:p/>
          </table:table-cell>
          <table:table-cell table:number-columns-repeated="2"/>
          <table:table-cell table:formula="of:= IF([.$D5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334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7" calcext:value-type="date">
            <text:p>05/27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39" calcext:value-type="float">
            <text:p>39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58] &lt;&gt; &quot;Yes&quot;;-20;0) + IF([.$H58] &gt; 45;-20;0) + IF(AND([.$H58] &gt; 30; [.$H58] &lt;= 45);-8;0) + IF(AND([.$H58] &gt; 20; [.$H58] &lt;= 30);-3.5;0) + IF([.$K58] = 1;-5;0) + IF([.$K58] = 2;-10;0) + IF([.$K58] &gt; 2;-20;0) + IF([.$I58] = &quot;Avg&quot;;-3;0) + IF([.$I58] = &quot;Poor&quot;;-6;0) + IF([.$J58] = &quot;Avg&quot;;-2;0) + IF([.$J58] = &quot;Poor&quot;;-4;0) + IF([.$L58] &lt;&gt; &quot;Yes&quot;;-1;0) + IF([.$M58] &lt;&gt; &quot;Yes&quot;;-2;0) + IF([.$N58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334. Increasing Triplet Subsequence:</text:p>
            <text:p/>
            <text:p/>
          </table:table-cell>
          <table:table-cell table:number-columns-repeated="2"/>
          <table:table-cell table:formula="of:= IF([.$D5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2894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7" calcext:value-type="date">
            <text:p>05/2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2" calcext:value-type="float">
            <text:p>12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59] &lt;&gt; &quot;Yes&quot;;-20;0) + IF([.$H59] &gt; 45;-20;0) + IF(AND([.$H59] &gt; 30; [.$H59] &lt;= 45);-8;0) + IF(AND([.$H59] &gt; 20; [.$H59] &lt;= 30);-3.5;0) + IF([.$K59] = 1;-5;0) + IF([.$K59] = 2;-10;0) + IF([.$K59] &gt; 2;-20;0) + IF([.$I59] = &quot;Avg&quot;;-3;0) + IF([.$I59] = &quot;Poor&quot;;-6;0) + IF([.$J59] = &quot;Avg&quot;;-2;0) + IF([.$J59] = &quot;Poor&quot;;-4;0) + IF([.$L59] &lt;&gt; &quot;Yes&quot;;-1;0) + IF([.$M59] &lt;&gt; &quot;Yes&quot;;-2;0) + IF([.$N59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2894. Divisible and Non-divisible Sums Difference:</text:p>
            <text:p/>
          </table:table-cell>
          <table:table-cell table:number-columns-repeated="2"/>
          <table:table-cell table:formula="of:= IF([.$D5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659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6" calcext:value-type="date">
            <text:p>05/26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6" calcext:value-type="float">
            <text:p>56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60] &lt;&gt; &quot;Yes&quot;;-20;0) + IF([.$H60] &gt; 45;-20;0) + IF(AND([.$H60] &gt; 30; [.$H60] &lt;= 45);-8;0) + IF(AND([.$H60] &gt; 20; [.$H60] &lt;= 30);-3.5;0) + IF([.$K60] = 1;-5;0) + IF([.$K60] = 2;-10;0) + IF([.$K60] &gt; 2;-20;0) + IF([.$I60] = &quot;Avg&quot;;-3;0) + IF([.$I60] = &quot;Poor&quot;;-6;0) + IF([.$J60] = &quot;Avg&quot;;-2;0) + IF([.$J60] = &quot;Poor&quot;;-4;0) + IF([.$L60] &lt;&gt; &quot;Yes&quot;;-1;0) + IF([.$M60] &lt;&gt; &quot;Yes&quot;;-2;0) + IF([.$N60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659. Split Array into Consecutive Subsequences:</text:p>
            <text:p>- My approach succeeded first for 184/187 tests case (36 mn)</text:p>
            <text:p>- Eventually after +20 mn made work for all test cases</text:p>
            <text:p/>
          </table:table-cell>
          <table:table-cell table:number-columns-repeated="2"/>
          <table:table-cell table:formula="of:= IF([.$D6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659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1" calcext:value-type="date">
            <text:p>05/21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36" calcext:value-type="float">
            <text:p>36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No</text:p>
          </table:table-cell>
          <table:table-cell table:content-validation-name="val10" office:value-type="string" calcext:value-type="string">
            <text:p>No</text:p>
          </table:table-cell>
          <table:table-cell table:content-validation-name="val11" office:value-type="string" calcext:value-type="string">
            <text:p>No</text:p>
          </table:table-cell>
          <table:table-cell table:formula="of:= MAX(0; 20 + IF([.$G61] &lt;&gt; &quot;Yes&quot;;-20;0) + IF([.$H61] &gt; 45;-20;0) + IF(AND([.$H61] &gt; 30; [.$H61] &lt;= 45);-8;0) + IF(AND([.$H61] &gt; 20; [.$H61] &lt;= 30);-3.5;0) + IF([.$K61] = 1;-5;0) + IF([.$K61] = 2;-10;0) + IF([.$K61] &gt; 2;-20;0) + IF([.$I61] = &quot;Avg&quot;;-3;0) + IF([.$I61] = &quot;Poor&quot;;-6;0) + IF([.$J61] = &quot;Avg&quot;;-2;0) + IF([.$J61] = &quot;Poor&quot;;-4;0) + IF([.$L61] &lt;&gt; &quot;Yes&quot;;-1;0) + IF([.$M61] &lt;&gt; &quot;Yes&quot;;-2;0) + IF([.$N61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659. Split Array into Consecutive Subsequences:</text:p>
            <text:p/>
          </table:table-cell>
          <table:table-cell table:number-columns-repeated="2"/>
          <table:table-cell table:formula="of:= IF([.$D6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3355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5-21" calcext:value-type="date">
            <text:p>05/2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Prefix-Sum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24" calcext:value-type="float">
            <text:p>24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62] &lt;&gt; &quot;Yes&quot;;-20;0) + IF([.$H62] &gt; 45;-20;0) + IF(AND([.$H62] &gt; 30; [.$H62] &lt;= 45);-8;0) + IF(AND([.$H62] &gt; 20; [.$H62] &lt;= 30);-3.5;0) + IF([.$K62] = 1;-5;0) + IF([.$K62] = 2;-10;0) + IF([.$K62] &gt; 2;-20;0) + IF([.$I62] = &quot;Avg&quot;;-3;0) + IF([.$I62] = &quot;Poor&quot;;-6;0) + IF([.$J62] = &quot;Avg&quot;;-2;0) + IF([.$J62] = &quot;Poor&quot;;-4;0) + IF([.$L62] &lt;&gt; &quot;Yes&quot;;-1;0) + IF([.$M62] &lt;&gt; &quot;Yes&quot;;-2;0) + IF([.$N62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3355. Zero Array Transformation I:</text:p>
            <text:p>- I needed to check the solution</text:p>
            <text:p>- We build a prefix sum from intervals</text:p>
            <text:p/>
          </table:table-cell>
          <table:table-cell table:number-columns-repeated="2"/>
          <table:table-cell table:formula="of:= IF([.$D6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3355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0" calcext:value-type="date">
            <text:p>05/2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Prefix-Sum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60" calcext:value-type="float">
            <text:p>60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2" calcext:value-type="float">
            <text:p>2</text:p>
          </table:table-cell>
          <table:table-cell table:content-validation-name="val9" office:value-type="string" calcext:value-type="string">
            <text:p>No</text:p>
          </table:table-cell>
          <table:table-cell table:content-validation-name="val10" office:value-type="string" calcext:value-type="string">
            <text:p>No</text:p>
          </table:table-cell>
          <table:table-cell table:content-validation-name="val11" office:value-type="string" calcext:value-type="string">
            <text:p>No</text:p>
          </table:table-cell>
          <table:table-cell table:formula="of:= MAX(0; 20 + IF([.$G63] &lt;&gt; &quot;Yes&quot;;-20;0) + IF([.$H63] &gt; 45;-20;0) + IF(AND([.$H63] &gt; 30; [.$H63] &lt;= 45);-8;0) + IF(AND([.$H63] &gt; 20; [.$H63] &lt;= 30);-3.5;0) + IF([.$K63] = 1;-5;0) + IF([.$K63] = 2;-10;0) + IF([.$K63] &gt; 2;-20;0) + IF([.$I63] = &quot;Avg&quot;;-3;0) + IF([.$I63] = &quot;Poor&quot;;-6;0) + IF([.$J63] = &quot;Avg&quot;;-2;0) + IF([.$J63] = &quot;Poor&quot;;-4;0) + IF([.$L63] &lt;&gt; &quot;Yes&quot;;-1;0) + IF([.$M63] &lt;&gt; &quot;Yes&quot;;-2;0) + IF([.$N63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3355. Zero Array Transformation I:</text:p>
            <text:p>- I wasted at least 30 minutes because I didn’t understand the problem</text:p>
            <text:p/>
          </table:table-cell>
          <table:table-cell table:number-columns-repeated="2"/>
          <table:table-cell table:formula="of:= IF([.$D6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3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20" calcext:value-type="date">
            <text:p>05/2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liding-Window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48" calcext:value-type="float">
            <text:p>48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64] &lt;&gt; &quot;Yes&quot;;-20;0) + IF([.$H64] &gt; 45;-20;0) + IF(AND([.$H64] &gt; 30; [.$H64] &lt;= 45);-8;0) + IF(AND([.$H64] &gt; 20; [.$H64] &lt;= 30);-3.5;0) + IF([.$K64] = 1;-5;0) + IF([.$K64] = 2;-10;0) + IF([.$K64] &gt; 2;-20;0) + IF([.$I64] = &quot;Avg&quot;;-3;0) + IF([.$I64] = &quot;Poor&quot;;-6;0) + IF([.$J64] = &quot;Avg&quot;;-2;0) + IF([.$J64] = &quot;Poor&quot;;-4;0) + IF([.$L64] &lt;&gt; &quot;Yes&quot;;-1;0) + IF([.$M64] &lt;&gt; &quot;Yes&quot;;-2;0) + IF([.$N64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3. Longest Substring Without Repeating Characters:</text:p>
            <text:p>- 2 errors because I didn’t read the full problem</text:p>
            <text:p/>
          </table:table-cell>
          <table:table-cell table:number-columns-repeated="2"/>
          <table:table-cell table:formula="of:= IF([.$D6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209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9" calcext:value-type="date">
            <text:p>05/1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liding-Window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1" calcext:value-type="float">
            <text:p>31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65] &lt;&gt; &quot;Yes&quot;;-20;0) + IF([.$H65] &gt; 45;-20;0) + IF(AND([.$H65] &gt; 30; [.$H65] &lt;= 45);-8;0) + IF(AND([.$H65] &gt; 20; [.$H65] &lt;= 30);-3.5;0) + IF([.$K65] = 1;-5;0) + IF([.$K65] = 2;-10;0) + IF([.$K65] &gt; 2;-20;0) + IF([.$I65] = &quot;Avg&quot;;-3;0) + IF([.$I65] = &quot;Poor&quot;;-6;0) + IF([.$J65] = &quot;Avg&quot;;-2;0) + IF([.$J65] = &quot;Poor&quot;;-4;0) + IF([.$L65] &lt;&gt; &quot;Yes&quot;;-1;0) + IF([.$M65] &lt;&gt; &quot;Yes&quot;;-2;0) + IF([.$N65] &lt;&gt; &quot;Yes&quot;;-2;0))" office:value-type="float" office:value="7" calcext:value-type="float">
            <text:p>7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209. Minimum Size Subarray Sum:</text:p>
            <text:p>- Slow</text:p>
            <text:p/>
          </table:table-cell>
          <table:table-cell table:number-columns-repeated="2"/>
          <table:table-cell table:formula="of:= IF([.$D6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3024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9" calcext:value-type="date">
            <text:p>05/1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8" calcext:value-type="float">
            <text:p>8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66] &lt;&gt; &quot;Yes&quot;;-20;0) + IF([.$H66] &gt; 45;-20;0) + IF(AND([.$H66] &gt; 30; [.$H66] &lt;= 45);-8;0) + IF(AND([.$H66] &gt; 20; [.$H66] &lt;= 30);-3.5;0) + IF([.$K66] = 1;-5;0) + IF([.$K66] = 2;-10;0) + IF([.$K66] &gt; 2;-20;0) + IF([.$I66] = &quot;Avg&quot;;-3;0) + IF([.$I66] = &quot;Poor&quot;;-6;0) + IF([.$J66] = &quot;Avg&quot;;-2;0) + IF([.$J66] = &quot;Poor&quot;;-4;0) + IF([.$L66] &lt;&gt; &quot;Yes&quot;;-1;0) + IF([.$M66] &lt;&gt; &quot;Yes&quot;;-2;0) + IF([.$N66] &lt;&gt; &quot;Yes&quot;;-2;0))" office:value-type="float" office:value="10" calcext:value-type="float">
            <text:p>1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3024. Type of Triangle:</text:p>
            <text:p>- I didn’t know the triangle sides requirement</text:p>
            <text:p/>
          </table:table-cell>
          <table:table-cell table:number-columns-repeated="2"/>
          <table:table-cell table:formula="of:= IF([.$D6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C-3335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7" calcext:value-type="date">
            <text:p>05/1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Has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8" calcext:value-type="float">
            <text:p>38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67] &lt;&gt; &quot;Yes&quot;;-20;0) + IF([.$H67] &gt; 45;-20;0) + IF(AND([.$H67] &gt; 30; [.$H67] &lt;= 45);-8;0) + IF(AND([.$H67] &gt; 20; [.$H67] &lt;= 30);-3.5;0) + IF([.$K67] = 1;-5;0) + IF([.$K67] = 2;-10;0) + IF([.$K67] &gt; 2;-20;0) + IF([.$I67] = &quot;Avg&quot;;-3;0) + IF([.$I67] = &quot;Poor&quot;;-6;0) + IF([.$J67] = &quot;Avg&quot;;-2;0) + IF([.$J67] = &quot;Poor&quot;;-4;0) + IF([.$L67] &lt;&gt; &quot;Yes&quot;;-1;0) + IF([.$M67] &lt;&gt; &quot;Yes&quot;;-2;0) + IF([.$N67] &lt;&gt; &quot;Yes&quot;;-2;0))" office:value-type="float" office:value="12" calcext:value-type="float">
            <text:p>12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3335. Total Characters in String After Transformations I:</text:p>
            <text:p>- I saw the solution pretty quickly</text:p>
            <text:p>- I thought that my approach was the naive</text:p>
            <text:p>- I wasted time on looking a better solution</text:p>
            <text:p/>
          </table:table-cell>
          <table:table-cell office:value-type="string" calcext:value-type="string">
            <text:p/>
            <text:p>- I should have first implemented my approach before trying to find a better one</text:p>
          </table:table-cell>
          <table:table-cell/>
          <table:table-cell table:formula="of:= IF([.$D6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42.</text:p>
          </table:table-cell>
          <table:table-cell table:content-validation-name="val1"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6" calcext:value-type="date">
            <text:p>05/16/2025</text:p>
          </table:table-cell>
          <table:table-cell table:content-validation-name="val3" office:value-type="string" calcext:value-type="string">
            <text:p>Queue/Stack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62" calcext:value-type="float">
            <text:p>62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68] &lt;&gt; &quot;Yes&quot;;-20;0) + IF([.$H68] &gt; 45;-20;0) + IF(AND([.$H68] &gt; 30; [.$H68] &lt;= 45);-8;0) + IF(AND([.$H68] &gt; 20; [.$H68] &lt;= 30);-3.5;0) + IF([.$K68] = 1;-5;0) + IF([.$K68] = 2;-10;0) + IF([.$K68] &gt; 2;-20;0) + IF([.$I68] = &quot;Avg&quot;;-3;0) + IF([.$I68] = &quot;Poor&quot;;-6;0) + IF([.$J68] = &quot;Avg&quot;;-2;0) + IF([.$J68] = &quot;Poor&quot;;-4;0) + IF([.$L68] &lt;&gt; &quot;Yes&quot;;-1;0) + IF([.$M68] &lt;&gt; &quot;Yes&quot;;-2;0) + IF([.$N68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42. Trapping Rain Water:</text:p>
            <text:p/>
          </table:table-cell>
          <table:table-cell table:number-columns-repeated="2"/>
          <table:table-cell table:formula="of:= IF([.$D6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42.</text:p>
          </table:table-cell>
          <table:table-cell table:content-validation-name="val1"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5" calcext:value-type="date">
            <text:p>05/15/2025</text:p>
          </table:table-cell>
          <table:table-cell table:content-validation-name="val3" office:value-type="string" calcext:value-type="string">
            <text:p>Queue/Stack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38" calcext:value-type="float">
            <text:p>38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69] &lt;&gt; &quot;Yes&quot;;-20;0) + IF([.$H69] &gt; 45;-20;0) + IF(AND([.$H69] &gt; 30; [.$H69] &lt;= 45);-8;0) + IF(AND([.$H69] &gt; 20; [.$H69] &lt;= 30);-3.5;0) + IF([.$K69] = 1;-5;0) + IF([.$K69] = 2;-10;0) + IF([.$K69] &gt; 2;-20;0) + IF([.$I69] = &quot;Avg&quot;;-3;0) + IF([.$I69] = &quot;Poor&quot;;-6;0) + IF([.$J69] = &quot;Avg&quot;;-2;0) + IF([.$J69] = &quot;Poor&quot;;-4;0) + IF([.$L69] &lt;&gt; &quot;Yes&quot;;-1;0) + IF([.$M69] &lt;&gt; &quot;Yes&quot;;-2;0) + IF([.$N69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42. Trapping Rain Water:</text:p>
            <text:p/>
          </table:table-cell>
          <table:table-cell table:number-columns-repeated="2"/>
          <table:table-cell table:formula="of:= IF([.$D6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5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4" calcext:value-type="date">
            <text:p>05/14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Two-Pointers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52" calcext:value-type="float">
            <text:p>52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0] &lt;&gt; &quot;Yes&quot;;-20;0) + IF([.$H70] &gt; 45;-20;0) + IF(AND([.$H70] &gt; 30; [.$H70] &lt;= 45);-8;0) + IF(AND([.$H70] &gt; 20; [.$H70] &lt;= 30);-3.5;0) + IF([.$K70] = 1;-5;0) + IF([.$K70] = 2;-10;0) + IF([.$K70] &gt; 2;-20;0) + IF([.$I70] = &quot;Avg&quot;;-3;0) + IF([.$I70] = &quot;Poor&quot;;-6;0) + IF([.$J70] = &quot;Avg&quot;;-2;0) + IF([.$J70] = &quot;Poor&quot;;-4;0) + IF([.$L70] &lt;&gt; &quot;Yes&quot;;-1;0) + IF([.$M70] &lt;&gt; &quot;Yes&quot;;-2;0) + IF([.$N70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5. 3Sum:</text:p>
            <text:p>- Too complex</text:p>
            <text:p/>
          </table:table-cell>
          <table:table-cell table:number-columns-repeated="2"/>
          <table:table-cell table:formula="of:= IF([.$D7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1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3" calcext:value-type="date">
            <text:p>05/13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Two-Pointer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9" calcext:value-type="float">
            <text:p>2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1] &lt;&gt; &quot;Yes&quot;;-20;0) + IF([.$H71] &gt; 45;-20;0) + IF(AND([.$H71] &gt; 30; [.$H71] &lt;= 45);-8;0) + IF(AND([.$H71] &gt; 20; [.$H71] &lt;= 30);-3.5;0) + IF([.$K71] = 1;-5;0) + IF([.$K71] = 2;-10;0) + IF([.$K71] &gt; 2;-20;0) + IF([.$I71] = &quot;Avg&quot;;-3;0) + IF([.$I71] = &quot;Poor&quot;;-6;0) + IF([.$J71] = &quot;Avg&quot;;-2;0) + IF([.$J71] = &quot;Poor&quot;;-4;0) + IF([.$L71] &lt;&gt; &quot;Yes&quot;;-1;0) + IF([.$M71] &lt;&gt; &quot;Yes&quot;;-2;0) + IF([.$N71] &lt;&gt; &quot;Yes&quot;;-2;0))" office:value-type="float" office:value="11.5" calcext:value-type="float">
            <text:p>11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1. Container With Most Water:</text:p>
            <text:p>- My initial solution was naive</text:p>
            <text:p>- My 2</text:p>
          </table:table-cell>
          <table:table-cell table:number-columns-repeated="2"/>
          <table:table-cell table:formula="of:= IF([.$D7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2094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5-13" calcext:value-type="date">
            <text:p>05/13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5" calcext:value-type="float">
            <text:p>2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2] &lt;&gt; &quot;Yes&quot;;-20;0) + IF([.$H72] &gt; 45;-20;0) + IF(AND([.$H72] &gt; 30; [.$H72] &lt;= 45);-8;0) + IF(AND([.$H72] &gt; 20; [.$H72] &lt;= 30);-3.5;0) + IF([.$K72] = 1;-5;0) + IF([.$K72] = 2;-10;0) + IF([.$K72] &gt; 2;-20;0) + IF([.$I72] = &quot;Avg&quot;;-3;0) + IF([.$I72] = &quot;Poor&quot;;-6;0) + IF([.$J72] = &quot;Avg&quot;;-2;0) + IF([.$J72] = &quot;Poor&quot;;-4;0) + IF([.$L72] &lt;&gt; &quot;Yes&quot;;-1;0) + IF([.$M72] &lt;&gt; &quot;Yes&quot;;-2;0) + IF([.$N72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2094. Finding 3-Digit Even Numbers:</text:p>
            <text:p/>
          </table:table-cell>
          <table:table-cell table:number-columns-repeated="2"/>
          <table:table-cell table:formula="of:= IF([.$D7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2094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2" calcext:value-type="date">
            <text:p>05/1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6" calcext:value-type="float">
            <text:p>16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3] &lt;&gt; &quot;Yes&quot;;-20;0) + IF([.$H73] &gt; 45;-20;0) + IF(AND([.$H73] &gt; 30; [.$H73] &lt;= 45);-8;0) + IF(AND([.$H73] &gt; 20; [.$H73] &lt;= 30);-3.5;0) + IF([.$K73] = 1;-5;0) + IF([.$K73] = 2;-10;0) + IF([.$K73] &gt; 2;-20;0) + IF([.$I73] = &quot;Avg&quot;;-3;0) + IF([.$I73] = &quot;Poor&quot;;-6;0) + IF([.$J73] = &quot;Avg&quot;;-2;0) + IF([.$J73] = &quot;Poor&quot;;-4;0) + IF([.$L73] &lt;&gt; &quot;Yes&quot;;-1;0) + IF([.$M73] &lt;&gt; &quot;Yes&quot;;-2;0) + IF([.$N73] &lt;&gt; &quot;Yes&quot;;-2;0))" office:value-type="float" office:value="10" calcext:value-type="float">
            <text:p>1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2094. Finding 3-Digit Even Numbers:</text:p>
            <text:p/>
          </table:table-cell>
          <table:table-cell table:number-columns-repeated="2"/>
          <table:table-cell table:formula="of:= IF([.$D7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67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2" calcext:value-type="date">
            <text:p>05/1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Two-Pointer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4] &lt;&gt; &quot;Yes&quot;;-20;0) + IF([.$H74] &gt; 45;-20;0) + IF(AND([.$H74] &gt; 30; [.$H74] &lt;= 45);-8;0) + IF(AND([.$H74] &gt; 20; [.$H74] &lt;= 30);-3.5;0) + IF([.$K74] = 1;-5;0) + IF([.$K74] = 2;-10;0) + IF([.$K74] &gt; 2;-20;0) + IF([.$I74] = &quot;Avg&quot;;-3;0) + IF([.$I74] = &quot;Poor&quot;;-6;0) + IF([.$J74] = &quot;Avg&quot;;-2;0) + IF([.$J74] = &quot;Poor&quot;;-4;0) + IF([.$L74] &lt;&gt; &quot;Yes&quot;;-1;0) + IF([.$M74] &lt;&gt; &quot;Yes&quot;;-2;0) + IF([.$N74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167. Two Sum II - Input Array Is Sorted:</text:p>
            <text:p/>
            <text:p/>
          </table:table-cell>
          <table:table-cell table:number-columns-repeated="2"/>
          <table:table-cell table:formula="of:= IF([.$D7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25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10" calcext:value-type="date">
            <text:p>05/1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Two-Pointer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9" calcext:value-type="float">
            <text:p>1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5] &lt;&gt; &quot;Yes&quot;;-20;0) + IF([.$H75] &gt; 45;-20;0) + IF(AND([.$H75] &gt; 30; [.$H75] &lt;= 45);-8;0) + IF(AND([.$H75] &gt; 20; [.$H75] &lt;= 30);-3.5;0) + IF([.$K75] = 1;-5;0) + IF([.$K75] = 2;-10;0) + IF([.$K75] &gt; 2;-20;0) + IF([.$I75] = &quot;Avg&quot;;-3;0) + IF([.$I75] = &quot;Poor&quot;;-6;0) + IF([.$J75] = &quot;Avg&quot;;-2;0) + IF([.$J75] = &quot;Poor&quot;;-4;0) + IF([.$L75] &lt;&gt; &quot;Yes&quot;;-1;0) + IF([.$M75] &lt;&gt; &quot;Yes&quot;;-2;0) + IF([.$N75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125. Valid Palindrome:</text:p>
            <text:p/>
          </table:table-cell>
          <table:table-cell table:number-columns-repeated="2"/>
          <table:table-cell table:formula="of:= IF([.$D7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68</text:p>
          </table:table-cell>
          <table:table-cell table:content-validation-name="val1"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9" calcext:value-type="date">
            <text:p>05/0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imulati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66" calcext:value-type="float">
            <text:p>66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6] &lt;&gt; &quot;Yes&quot;;-20;0) + IF([.$H76] &gt; 45;-20;0) + IF(AND([.$H76] &gt; 30; [.$H76] &lt;= 45);-8;0) + IF(AND([.$H76] &gt; 20; [.$H76] &lt;= 30);-3.5;0) + IF([.$K76] = 1;-5;0) + IF([.$K76] = 2;-10;0) + IF([.$K76] &gt; 2;-20;0) + IF([.$I76] = &quot;Avg&quot;;-3;0) + IF([.$I76] = &quot;Poor&quot;;-6;0) + IF([.$J76] = &quot;Avg&quot;;-2;0) + IF([.$J76] = &quot;Poor&quot;;-4;0) + IF([.$L76] &lt;&gt; &quot;Yes&quot;;-1;0) + IF([.$M76] &lt;&gt; &quot;Yes&quot;;-2;0) + IF([.$N76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68. Text Justification:</text:p>
            <text:p>- Slow!</text:p>
            <text:p/>
          </table:table-cell>
          <table:table-cell table:number-columns-repeated="2"/>
          <table:table-cell table:formula="of:= IF([.$D7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6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9" calcext:value-type="date">
            <text:p>05/0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8" calcext:value-type="float">
            <text:p>38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7] &lt;&gt; &quot;Yes&quot;;-20;0) + IF([.$H77] &gt; 45;-20;0) + IF(AND([.$H77] &gt; 30; [.$H77] &lt;= 45);-8;0) + IF(AND([.$H77] &gt; 20; [.$H77] &lt;= 30);-3.5;0) + IF([.$K77] = 1;-5;0) + IF([.$K77] = 2;-10;0) + IF([.$K77] &gt; 2;-20;0) + IF([.$I77] = &quot;Avg&quot;;-3;0) + IF([.$I77] = &quot;Poor&quot;;-6;0) + IF([.$J77] = &quot;Avg&quot;;-2;0) + IF([.$J77] = &quot;Poor&quot;;-4;0) + IF([.$L77] &lt;&gt; &quot;Yes&quot;;-1;0) + IF([.$M77] &lt;&gt; &quot;Yes&quot;;-2;0) + IF([.$N77] &lt;&gt; &quot;Yes&quot;;-2;0))" office:value-type="float" office:value="12" calcext:value-type="float">
            <text:p>12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6. Zigzag Conversion:</text:p>
            <text:p>- Came up with a relatively complex solution that has edge cases</text:p>
            <text:p>- Slow, consequently!</text:p>
            <text:p/>
          </table:table-cell>
          <table:table-cell table:number-columns-repeated="2"/>
          <table:table-cell table:formula="of:= IF([.$D7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28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9" calcext:value-type="date">
            <text:p>05/0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8] &lt;&gt; &quot;Yes&quot;;-20;0) + IF([.$H78] &gt; 45;-20;0) + IF(AND([.$H78] &gt; 30; [.$H78] &lt;= 45);-8;0) + IF(AND([.$H78] &gt; 20; [.$H78] &lt;= 30);-3.5;0) + IF([.$K78] = 1;-5;0) + IF([.$K78] = 2;-10;0) + IF([.$K78] &gt; 2;-20;0) + IF([.$I78] = &quot;Avg&quot;;-3;0) + IF([.$I78] = &quot;Poor&quot;;-6;0) + IF([.$J78] = &quot;Avg&quot;;-2;0) + IF([.$J78] = &quot;Poor&quot;;-4;0) + IF([.$L78] &lt;&gt; &quot;Yes&quot;;-1;0) + IF([.$M78] &lt;&gt; &quot;Yes&quot;;-2;0) + IF([.$N78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28. Find the Index of the First Occurrence in a String:</text:p>
            <text:p/>
          </table:table-cell>
          <table:table-cell table:number-columns-repeated="2"/>
          <table:table-cell table:formula="of:= IF([.$D7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51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7" calcext:value-type="date">
            <text:p>05/0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2" calcext:value-type="float">
            <text:p>12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79] &lt;&gt; &quot;Yes&quot;;-20;0) + IF([.$H79] &gt; 45;-20;0) + IF(AND([.$H79] &gt; 30; [.$H79] &lt;= 45);-8;0) + IF(AND([.$H79] &gt; 20; [.$H79] &lt;= 30);-3.5;0) + IF([.$K79] = 1;-5;0) + IF([.$K79] = 2;-10;0) + IF([.$K79] &gt; 2;-20;0) + IF([.$I79] = &quot;Avg&quot;;-3;0) + IF([.$I79] = &quot;Poor&quot;;-6;0) + IF([.$J79] = &quot;Avg&quot;;-2;0) + IF([.$J79] = &quot;Poor&quot;;-4;0) + IF([.$L79] &lt;&gt; &quot;Yes&quot;;-1;0) + IF([.$M79] &lt;&gt; &quot;Yes&quot;;-2;0) + IF([.$N79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>- Confused by s.split() method</text:p>
            <text:p>- I used split(‘ ‘) instead of s.plit()</text:p>
            <text:p/>
          </table:table-cell>
          <table:table-cell table:number-columns-repeated="2"/>
          <table:table-cell table:formula="of:= IF([.$D7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3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date" office:date-value="2025-05-07" calcext:value-type="date">
            <text:p>05/0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7" calcext:value-type="float">
            <text:p>27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0] &lt;&gt; &quot;Yes&quot;;-20;0) + IF([.$H80] &gt; 45;-20;0) + IF(AND([.$H80] &gt; 30; [.$H80] &lt;= 45);-8;0) + IF(AND([.$H80] &gt; 20; [.$H80] &lt;= 30);-3.5;0) + IF([.$K80] = 1;-5;0) + IF([.$K80] = 2;-10;0) + IF([.$K80] &gt; 2;-20;0) + IF([.$I80] = &quot;Avg&quot;;-3;0) + IF([.$I80] = &quot;Poor&quot;;-6;0) + IF([.$J80] = &quot;Avg&quot;;-2;0) + IF([.$J80] = &quot;Poor&quot;;-4;0) + IF([.$L80] &lt;&gt; &quot;Yes&quot;;-1;0) + IF([.$M80] &lt;&gt; &quot;Yes&quot;;-2;0) + IF([.$N80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3. Roman to Integer:</text:p>
            <text:p/>
          </table:table-cell>
          <table:table-cell table:number-columns-repeated="2"/>
          <table:table-cell table:formula="of:= IF([.$D8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58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5-07" calcext:value-type="date">
            <text:p>05/0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1] &lt;&gt; &quot;Yes&quot;;-20;0) + IF([.$H81] &gt; 45;-20;0) + IF(AND([.$H81] &gt; 30; [.$H81] &lt;= 45);-8;0) + IF(AND([.$H81] &gt; 20; [.$H81] &lt;= 30);-3.5;0) + IF([.$K81] = 1;-5;0) + IF([.$K81] = 2;-10;0) + IF([.$K81] &gt; 2;-20;0) + IF([.$I81] = &quot;Avg&quot;;-3;0) + IF([.$I81] = &quot;Poor&quot;;-6;0) + IF([.$J81] = &quot;Avg&quot;;-2;0) + IF([.$J81] = &quot;Poor&quot;;-4;0) + IF([.$L81] &lt;&gt; &quot;Yes&quot;;-1;0) + IF([.$M81] &lt;&gt; &quot;Yes&quot;;-2;0) + IF([.$N81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58. Length of Last Word:</text:p>
            <text:p/>
          </table:table-cell>
          <table:table-cell table:number-columns-repeated="2"/>
          <table:table-cell table:formula="of:= IF([.$D8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4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7" calcext:value-type="date">
            <text:p>05/0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tring-Matc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1" calcext:value-type="float">
            <text:p>21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2] &lt;&gt; &quot;Yes&quot;;-20;0) + IF([.$H82] &gt; 45;-20;0) + IF(AND([.$H82] &gt; 30; [.$H82] &lt;= 45);-8;0) + IF(AND([.$H82] &gt; 20; [.$H82] &lt;= 30);-3.5;0) + IF([.$K82] = 1;-5;0) + IF([.$K82] = 2;-10;0) + IF([.$K82] &gt; 2;-20;0) + IF([.$I82] = &quot;Avg&quot;;-3;0) + IF([.$I82] = &quot;Poor&quot;;-6;0) + IF([.$J82] = &quot;Avg&quot;;-2;0) + IF([.$J82] = &quot;Poor&quot;;-4;0) + IF([.$L82] &lt;&gt; &quot;Yes&quot;;-1;0) + IF([.$M82] &lt;&gt; &quot;Yes&quot;;-2;0) + IF([.$N82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4. Longest Common Prefix</text:p>
            <text:p/>
          </table:table-cell>
          <table:table-cell table:number-columns-repeated="2"/>
          <table:table-cell table:formula="of:= IF([.$D8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35.</text:p>
          </table:table-cell>
          <table:table-cell table:content-validation-name="val1"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6" calcext:value-type="date">
            <text:p>05/06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9" calcext:value-type="float">
            <text:p>39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3] &lt;&gt; &quot;Yes&quot;;-20;0) + IF([.$H83] &gt; 45;-20;0) + IF(AND([.$H83] &gt; 30; [.$H83] &lt;= 45);-8;0) + IF(AND([.$H83] &gt; 20; [.$H83] &lt;= 30);-3.5;0) + IF([.$K83] = 1;-5;0) + IF([.$K83] = 2;-10;0) + IF([.$K83] &gt; 2;-20;0) + IF([.$I83] = &quot;Avg&quot;;-3;0) + IF([.$I83] = &quot;Poor&quot;;-6;0) + IF([.$J83] = &quot;Avg&quot;;-2;0) + IF([.$J83] = &quot;Poor&quot;;-4;0) + IF([.$L83] &lt;&gt; &quot;Yes&quot;;-1;0) + IF([.$M83] &lt;&gt; &quot;Yes&quot;;-2;0) + IF([.$N83] &lt;&gt; &quot;Yes&quot;;-2;0))" office:value-type="float" office:value="12" calcext:value-type="float">
            <text:p>12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35. Candy:</text:p>
            <text:p/>
            <text:p/>
          </table:table-cell>
          <table:table-cell table:number-columns-repeated="2"/>
          <table:table-cell table:formula="of:= IF([.$D8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34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5-05" calcext:value-type="date">
            <text:p>05/05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Two-Pointer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2" calcext:value-type="float">
            <text:p>52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4] &lt;&gt; &quot;Yes&quot;;-20;0) + IF([.$H84] &gt; 45;-20;0) + IF(AND([.$H84] &gt; 30; [.$H84] &lt;= 45);-8;0) + IF(AND([.$H84] &gt; 20; [.$H84] &lt;= 30);-3.5;0) + IF([.$K84] = 1;-5;0) + IF([.$K84] = 2;-10;0) + IF([.$K84] &gt; 2;-20;0) + IF([.$I84] = &quot;Avg&quot;;-3;0) + IF([.$I84] = &quot;Poor&quot;;-6;0) + IF([.$J84] = &quot;Avg&quot;;-2;0) + IF([.$J84] = &quot;Poor&quot;;-4;0) + IF([.$L84] &lt;&gt; &quot;Yes&quot;;-1;0) + IF([.$M84] &lt;&gt; &quot;Yes&quot;;-2;0) + IF([.$N84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34. Gas Station:</text:p>
            <text:p>- I solved it with a two-pointer pattern approach</text:p>
            <text:p>- Too complex</text:p>
            <text:p/>
          </table:table-cell>
          <table:table-cell table:number-columns-repeated="2"/>
          <table:table-cell table:formula="of:= IF([.$D8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34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4" calcext:value-type="date">
            <text:p>05/04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Two-Pointers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33" calcext:value-type="float">
            <text:p>33</text:p>
          </table:table-cell>
          <table:table-cell table:content-validation-name="val7"/>
          <table:table-cell table:content-validation-name="val8"/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5] &lt;&gt; &quot;Yes&quot;;-20;0) + IF([.$H85] &gt; 45;-20;0) + IF(AND([.$H85] &gt; 30; [.$H85] &lt;= 45);-8;0) + IF(AND([.$H85] &gt; 20; [.$H85] &lt;= 30);-3.5;0) + IF([.$K85] = 1;-5;0) + IF([.$K85] = 2;-10;0) + IF([.$K85] &gt; 2;-20;0) + IF([.$I85] = &quot;Avg&quot;;-3;0) + IF([.$I85] = &quot;Poor&quot;;-6;0) + IF([.$J85] = &quot;Avg&quot;;-2;0) + IF([.$J85] = &quot;Poor&quot;;-4;0) + IF([.$L85] &lt;&gt; &quot;Yes&quot;;-1;0) + IF([.$M85] &lt;&gt; &quot;Yes&quot;;-2;0) + IF([.$N85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34. Gas Station:</text:p>
            <text:p>- Not focused</text:p>
            <text:p/>
          </table:table-cell>
          <table:table-cell table:number-columns-repeated="2"/>
          <table:table-cell table:formula="of:= IF([.$D8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238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5-02" calcext:value-type="date">
            <text:p>05/0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Prefix-Sum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5" calcext:value-type="float">
            <text:p>1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6] &lt;&gt; &quot;Yes&quot;;-20;0) + IF([.$H86] &gt; 45;-20;0) + IF(AND([.$H86] &gt; 30; [.$H86] &lt;= 45);-8;0) + IF(AND([.$H86] &gt; 20; [.$H86] &lt;= 30);-3.5;0) + IF([.$K86] = 1;-5;0) + IF([.$K86] = 2;-10;0) + IF([.$K86] &gt; 2;-20;0) + IF([.$I86] = &quot;Avg&quot;;-3;0) + IF([.$I86] = &quot;Poor&quot;;-6;0) + IF([.$J86] = &quot;Avg&quot;;-2;0) + IF([.$J86] = &quot;Poor&quot;;-4;0) + IF([.$L86] &lt;&gt; &quot;Yes&quot;;-1;0) + IF([.$M86] &lt;&gt; &quot;Yes&quot;;-2;0) + IF([.$N86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238. Product of Array Except Self:</text:p>
            <text:p>- 10 minutes for the O(n) space complexity</text:p>
            <text:p>- 15 minutes for the O(1) space complexity</text:p>
            <text:p/>
          </table:table-cell>
          <table:table-cell table:number-columns-repeated="2"/>
          <table:table-cell table:formula="of:= IF([.$D8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380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9" calcext:value-type="date">
            <text:p>04/2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Has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9" calcext:value-type="float">
            <text:p>1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7] &lt;&gt; &quot;Yes&quot;;-20;0) + IF([.$H87] &gt; 45;-20;0) + IF(AND([.$H87] &gt; 30; [.$H87] &lt;= 45);-8;0) + IF(AND([.$H87] &gt; 20; [.$H87] &lt;= 30);-3.5;0) + IF([.$K87] = 1;-5;0) + IF([.$K87] = 2;-10;0) + IF([.$K87] &gt; 2;-20;0) + IF([.$I87] = &quot;Avg&quot;;-3;0) + IF([.$I87] = &quot;Poor&quot;;-6;0) + IF([.$J87] = &quot;Avg&quot;;-2;0) + IF([.$J87] = &quot;Poor&quot;;-4;0) + IF([.$L87] &lt;&gt; &quot;Yes&quot;;-1;0) + IF([.$M87] &lt;&gt; &quot;Yes&quot;;-2;0) + IF([.$N87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380. Insert Delete GetRandom O(1):</text:p>
            <text:p/>
          </table:table-cell>
          <table:table-cell table:number-columns-repeated="2"/>
          <table:table-cell table:formula="of:= IF([.$D8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274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9" calcext:value-type="date">
            <text:p>04/2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ort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4" calcext:value-type="float">
            <text:p>14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8] &lt;&gt; &quot;Yes&quot;;-20;0) + IF([.$H88] &gt; 45;-20;0) + IF(AND([.$H88] &gt; 30; [.$H88] &lt;= 45);-8;0) + IF(AND([.$H88] &gt; 20; [.$H88] &lt;= 30);-3.5;0) + IF([.$K88] = 1;-5;0) + IF([.$K88] = 2;-10;0) + IF([.$K88] &gt; 2;-20;0) + IF([.$I88] = &quot;Avg&quot;;-3;0) + IF([.$I88] = &quot;Poor&quot;;-6;0) + IF([.$J88] = &quot;Avg&quot;;-2;0) + IF([.$J88] = &quot;Poor&quot;;-4;0) + IF([.$L88] &lt;&gt; &quot;Yes&quot;;-1;0) + IF([.$M88] &lt;&gt; &quot;Yes&quot;;-2;0) + IF([.$N88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274. H-Index:</text:p>
            <text:p>- I didn’t come up with the O(n) approach</text:p>
            <text:p/>
          </table:table-cell>
          <table:table-cell table:number-columns-repeated="2"/>
          <table:table-cell table:formula="of:= IF([.$D8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45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8" calcext:value-type="date">
            <text:p>04/28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DP-1D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9" calcext:value-type="float">
            <text:p>19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89] &lt;&gt; &quot;Yes&quot;;-20;0) + IF([.$H89] &gt; 45;-20;0) + IF(AND([.$H89] &gt; 30; [.$H89] &lt;= 45);-8;0) + IF(AND([.$H89] &gt; 20; [.$H89] &lt;= 30);-3.5;0) + IF([.$K89] = 1;-5;0) + IF([.$K89] = 2;-10;0) + IF([.$K89] &gt; 2;-20;0) + IF([.$I89] = &quot;Avg&quot;;-3;0) + IF([.$I89] = &quot;Poor&quot;;-6;0) + IF([.$J89] = &quot;Avg&quot;;-2;0) + IF([.$J89] = &quot;Poor&quot;;-4;0) + IF([.$L89] &lt;&gt; &quot;Yes&quot;;-1;0) + IF([.$M89] &lt;&gt; &quot;Yes&quot;;-2;0) + IF([.$N89] &lt;&gt; &quot;Yes&quot;;-2;0))" office:value-type="float" office:value="15" calcext:value-type="float">
            <text:p>15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45. Jump Game II:</text:p>
            <text:p>- Solved it as a dp problem with a buttom-up approach</text:p>
            <text:p/>
          </table:table-cell>
          <table:table-cell table:number-columns-repeated="2"/>
          <table:table-cell table:formula="of:= IF([.$D8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55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8" calcext:value-type="date">
            <text:p>04/28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1" calcext:value-type="float">
            <text:p>21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0] &lt;&gt; &quot;Yes&quot;;-20;0) + IF([.$H90] &gt; 45;-20;0) + IF(AND([.$H90] &gt; 30; [.$H90] &lt;= 45);-8;0) + IF(AND([.$H90] &gt; 20; [.$H90] &lt;= 30);-3.5;0) + IF([.$K90] = 1;-5;0) + IF([.$K90] = 2;-10;0) + IF([.$K90] &gt; 2;-20;0) + IF([.$I90] = &quot;Avg&quot;;-3;0) + IF([.$I90] = &quot;Poor&quot;;-6;0) + IF([.$J90] = &quot;Avg&quot;;-2;0) + IF([.$J90] = &quot;Poor&quot;;-4;0) + IF([.$L90] &lt;&gt; &quot;Yes&quot;;-1;0) + IF([.$M90] &lt;&gt; &quot;Yes&quot;;-2;0) + IF([.$N90] &lt;&gt; &quot;Yes&quot;;-2;0))" office:value-type="float" office:value="11.5" calcext:value-type="float">
            <text:p>11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55. Jump Game:</text:p>
            <text:p>- I solved it as a greedy problem </text:p>
            <text:p>- I didn’t solve it a DP problem</text:p>
            <text:p/>
          </table:table-cell>
          <table:table-cell table:number-columns-repeated="2"/>
          <table:table-cell table:formula="of:= IF([.$D9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22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8" calcext:value-type="date">
            <text:p>04/28/2025</text:p>
          </table:table-cell>
          <table:table-cell table:content-validation-name="val3" office:value-type="string" calcext:value-type="string">
            <text:p>Greedy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1" calcext:value-type="float">
            <text:p>21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1] &lt;&gt; &quot;Yes&quot;;-20;0) + IF([.$H91] &gt; 45;-20;0) + IF(AND([.$H91] &gt; 30; [.$H91] &lt;= 45);-8;0) + IF(AND([.$H91] &gt; 20; [.$H91] &lt;= 30);-3.5;0) + IF([.$K91] = 1;-5;0) + IF([.$K91] = 2;-10;0) + IF([.$K91] &gt; 2;-20;0) + IF([.$I91] = &quot;Avg&quot;;-3;0) + IF([.$I91] = &quot;Poor&quot;;-6;0) + IF([.$J91] = &quot;Avg&quot;;-2;0) + IF([.$J91] = &quot;Poor&quot;;-4;0) + IF([.$L91] &lt;&gt; &quot;Yes&quot;;-1;0) + IF([.$M91] &lt;&gt; &quot;Yes&quot;;-2;0) + IF([.$N91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22. Best Time to Buy and Sell Stock II:</text:p>
            <text:p>- I solved it as a greedy problem</text:p>
            <text:p>- I didn’t solve it a DP problem</text:p>
            <text:p/>
          </table:table-cell>
          <table:table-cell table:number-columns-repeated="2"/>
          <table:table-cell table:formula="of:= IF([.$D9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21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6" calcext:value-type="date">
            <text:p>04/26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Two-Pointer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5" calcext:value-type="float">
            <text:p>1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2] &lt;&gt; &quot;Yes&quot;;-20;0) + IF([.$H92] &gt; 45;-20;0) + IF(AND([.$H92] &gt; 30; [.$H92] &lt;= 45);-8;0) + IF(AND([.$H92] &gt; 20; [.$H92] &lt;= 30);-3.5;0) + IF([.$K92] = 1;-5;0) + IF([.$K92] = 2;-10;0) + IF([.$K92] &gt; 2;-20;0) + IF([.$I92] = &quot;Avg&quot;;-3;0) + IF([.$I92] = &quot;Poor&quot;;-6;0) + IF([.$J92] = &quot;Avg&quot;;-2;0) + IF([.$J92] = &quot;Poor&quot;;-4;0) + IF([.$L92] &lt;&gt; &quot;Yes&quot;;-1;0) + IF([.$M92] &lt;&gt; &quot;Yes&quot;;-2;0) + IF([.$N92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121. Best Time to Buy and Sell Stock:</text:p>
            <text:p>- My first approach was O(n) time and space: computed prefix_min and suffix_max</text:p>
            <text:p>- I came up with an O(1) space eventually: two-pointer</text:p>
            <text:p/>
          </table:table-cell>
          <table:table-cell table:number-columns-repeated="2"/>
          <table:table-cell table:formula="of:= IF([.$D9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89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5" calcext:value-type="date">
            <text:p>04/25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Rotated-Array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8" calcext:value-type="float">
            <text:p>38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3] &lt;&gt; &quot;Yes&quot;;-20;0) + IF([.$H93] &gt; 45;-20;0) + IF(AND([.$H93] &gt; 30; [.$H93] &lt;= 45);-8;0) + IF(AND([.$H93] &gt; 20; [.$H93] &lt;= 30);-3.5;0) + IF([.$K93] = 1;-5;0) + IF([.$K93] = 2;-10;0) + IF([.$K93] &gt; 2;-20;0) + IF([.$I93] = &quot;Avg&quot;;-3;0) + IF([.$I93] = &quot;Poor&quot;;-6;0) + IF([.$J93] = &quot;Avg&quot;;-2;0) + IF([.$J93] = &quot;Poor&quot;;-4;0) + IF([.$L93] &lt;&gt; &quot;Yes&quot;;-1;0) + IF([.$M93] &lt;&gt; &quot;Yes&quot;;-2;0) + IF([.$N93] &lt;&gt; &quot;Yes&quot;;-2;0))" office:value-type="float" office:value="12" calcext:value-type="float">
            <text:p>12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89. Rotate Array:</text:p>
            <text:p>- Too slow!</text:p>
            <text:p/>
          </table:table-cell>
          <table:table-cell table:number-columns-repeated="2"/>
          <table:table-cell table:formula="of:= IF([.$D9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69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5" calcext:value-type="date">
            <text:p>04/25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4] &lt;&gt; &quot;Yes&quot;;-20;0) + IF([.$H94] &gt; 45;-20;0) + IF(AND([.$H94] &gt; 30; [.$H94] &lt;= 45);-8;0) + IF(AND([.$H94] &gt; 20; [.$H94] &lt;= 30);-3.5;0) + IF([.$K94] = 1;-5;0) + IF([.$K94] = 2;-10;0) + IF([.$K94] &gt; 2;-20;0) + IF([.$I94] = &quot;Avg&quot;;-3;0) + IF([.$I94] = &quot;Poor&quot;;-6;0) + IF([.$J94] = &quot;Avg&quot;;-2;0) + IF([.$J94] = &quot;Poor&quot;;-4;0) + IF([.$L94] &lt;&gt; &quot;Yes&quot;;-1;0) + IF([.$M94] &lt;&gt; &quot;Yes&quot;;-2;0) + IF([.$N94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69. Majority Element:</text:p>
            <text:p>- I wasn’t able to come up with a O(1) space complexity</text:p>
            <text:p/>
          </table:table-cell>
          <table:table-cell table:number-columns-repeated="2"/>
          <table:table-cell table:formula="of:= IF([.$D9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26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4" calcext:value-type="date">
            <text:p>04/24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4" calcext:value-type="float">
            <text:p>4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5] &lt;&gt; &quot;Yes&quot;;-20;0) + IF([.$H95] &gt; 45;-20;0) + IF(AND([.$H95] &gt; 30; [.$H95] &lt;= 45);-8;0) + IF(AND([.$H95] &gt; 20; [.$H95] &lt;= 30);-3.5;0) + IF([.$K95] = 1;-5;0) + IF([.$K95] = 2;-10;0) + IF([.$K95] &gt; 2;-20;0) + IF([.$I95] = &quot;Avg&quot;;-3;0) + IF([.$I95] = &quot;Poor&quot;;-6;0) + IF([.$J95] = &quot;Avg&quot;;-2;0) + IF([.$J95] = &quot;Poor&quot;;-4;0) + IF([.$L95] &lt;&gt; &quot;Yes&quot;;-1;0) + IF([.$M95] &lt;&gt; &quot;Yes&quot;;-2;0) + IF([.$N95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26. Remove Duplicates from Sorted Array:</text:p>
            <text:p/>
            <text:p/>
          </table:table-cell>
          <table:table-cell table:number-columns-repeated="2"/>
          <table:table-cell table:formula="of:= IF([.$D9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2769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4" calcext:value-type="date">
            <text:p>04/24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6] &lt;&gt; &quot;Yes&quot;;-20;0) + IF([.$H96] &gt; 45;-20;0) + IF(AND([.$H96] &gt; 30; [.$H96] &lt;= 45);-8;0) + IF(AND([.$H96] &gt; 20; [.$H96] &lt;= 30);-3.5;0) + IF([.$K96] = 1;-5;0) + IF([.$K96] = 2;-10;0) + IF([.$K96] &gt; 2;-20;0) + IF([.$I96] = &quot;Avg&quot;;-3;0) + IF([.$I96] = &quot;Poor&quot;;-6;0) + IF([.$J96] = &quot;Avg&quot;;-2;0) + IF([.$J96] = &quot;Poor&quot;;-4;0) + IF([.$L96] &lt;&gt; &quot;Yes&quot;;-1;0) + IF([.$M96] &lt;&gt; &quot;Yes&quot;;-2;0) + IF([.$N96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27. Remove Element:</text:p>
            <text:p/>
            <text:p/>
          </table:table-cell>
          <table:table-cell table:number-columns-repeated="2"/>
          <table:table-cell table:formula="of:= IF([.$D9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88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4" calcext:value-type="date">
            <text:p>04/24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ort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0" calcext:value-type="float">
            <text:p>30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7] &lt;&gt; &quot;Yes&quot;;-20;0) + IF([.$H97] &gt; 45;-20;0) + IF(AND([.$H97] &gt; 30; [.$H97] &lt;= 45);-8;0) + IF(AND([.$H97] &gt; 20; [.$H97] &lt;= 30);-3.5;0) + IF([.$K97] = 1;-5;0) + IF([.$K97] = 2;-10;0) + IF([.$K97] &gt; 2;-20;0) + IF([.$I97] = &quot;Avg&quot;;-3;0) + IF([.$I97] = &quot;Poor&quot;;-6;0) + IF([.$J97] = &quot;Avg&quot;;-2;0) + IF([.$J97] = &quot;Poor&quot;;-4;0) + IF([.$L97] &lt;&gt; &quot;Yes&quot;;-1;0) + IF([.$M97] &lt;&gt; &quot;Yes&quot;;-2;0) + IF([.$N97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88. Merge Sorted Array:</text:p>
            <text:p>- My solution was complex</text:p>
            <text:p/>
          </table:table-cell>
          <table:table-cell table:number-columns-repeated="2"/>
          <table:table-cell table:formula="of:= IF([.$D9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3" calcext:value-type="date">
            <text:p>04/23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87" calcext:value-type="float">
            <text:p>87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8] &lt;&gt; &quot;Yes&quot;;-20;0) + IF([.$H98] &gt; 45;-20;0) + IF(AND([.$H98] &gt; 30; [.$H98] &lt;= 45);-8;0) + IF(AND([.$H98] &gt; 20; [.$H98] &lt;= 30);-3.5;0) + IF([.$K98] = 1;-5;0) + IF([.$K98] = 2;-10;0) + IF([.$K98] &gt; 2;-20;0) + IF([.$I98] = &quot;Avg&quot;;-3;0) + IF([.$I98] = &quot;Poor&quot;;-6;0) + IF([.$J98] = &quot;Avg&quot;;-2;0) + IF([.$J98] = &quot;Poor&quot;;-4;0) + IF([.$L98] &lt;&gt; &quot;Yes&quot;;-1;0) + IF([.$M98] &lt;&gt; &quot;Yes&quot;;-2;0) + IF([.$N98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2. Integer to Roman :</text:p>
            <text:p/>
          </table:table-cell>
          <table:table-cell table:number-columns-repeated="2"/>
          <table:table-cell table:formula="of:= IF([.$D9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275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4-20" calcext:value-type="date">
            <text:p>04/2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imulati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2" calcext:value-type="float">
            <text:p>22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99] &lt;&gt; &quot;Yes&quot;;-20;0) + IF([.$H99] &gt; 45;-20;0) + IF(AND([.$H99] &gt; 30; [.$H99] &lt;= 45);-8;0) + IF(AND([.$H99] &gt; 20; [.$H99] &lt;= 30);-3.5;0) + IF([.$K99] = 1;-5;0) + IF([.$K99] = 2;-10;0) + IF([.$K99] &gt; 2;-20;0) + IF([.$I99] = &quot;Avg&quot;;-3;0) + IF([.$I99] = &quot;Poor&quot;;-6;0) + IF([.$J99] = &quot;Avg&quot;;-2;0) + IF([.$J99] = &quot;Poor&quot;;-4;0) + IF([.$L99] &lt;&gt; &quot;Yes&quot;;-1;0) + IF([.$M99] &lt;&gt; &quot;Yes&quot;;-2;0) + IF([.$N99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275. Find Winner on a Tic Tac Toe Game:</text:p>
            <text:p>- Slow!</text:p>
            <text:p/>
          </table:table-cell>
          <table:table-cell table:number-columns-repeated="2"/>
          <table:table-cell table:formula="of:= IF([.$D9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041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4-20" calcext:value-type="date">
            <text:p>04/2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imulati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6" calcext:value-type="float">
            <text:p>36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00] &lt;&gt; &quot;Yes&quot;;-20;0) + IF([.$H100] &gt; 45;-20;0) + IF(AND([.$H100] &gt; 30; [.$H100] &lt;= 45);-8;0) + IF(AND([.$H100] &gt; 20; [.$H100] &lt;= 30);-3.5;0) + IF([.$K100] = 1;-5;0) + IF([.$K100] = 2;-10;0) + IF([.$K100] &gt; 2;-20;0) + IF([.$I100] = &quot;Avg&quot;;-3;0) + IF([.$I100] = &quot;Poor&quot;;-6;0) + IF([.$J100] = &quot;Avg&quot;;-2;0) + IF([.$J100] = &quot;Poor&quot;;-4;0) + IF([.$L100] &lt;&gt; &quot;Yes&quot;;-1;0) + IF([.$M100] &lt;&gt; &quot;Yes&quot;;-2;0) + IF([.$N100] &lt;&gt; &quot;Yes&quot;;-2;0))" office:value-type="float" office:value="12" calcext:value-type="float">
            <text:p>12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- Easy to compute the moves</text:p>
            <text:p>- I didn’t see all the cases</text:p>
            <text:p/>
          </table:table-cell>
          <table:table-cell table:number-columns-repeated="2"/>
          <table:table-cell table:formula="of:= IF([.$D10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303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0" calcext:value-type="date">
            <text:p>04/2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Prefix-Sum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303. Range Sum Query - Immutable:</text:p>
            <text:p/>
          </table:table-cell>
          <table:table-cell table:number-columns-repeated="2"/>
          <table:table-cell table:formula="of:= IF([.$D10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6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20" calcext:value-type="date">
            <text:p>04/2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Binary-Search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45" calcext:value-type="float">
            <text:p>4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02] &lt;&gt; &quot;Yes&quot;;-20;0) + IF([.$H102] &gt; 45;-20;0) + IF(AND([.$H102] &gt; 30; [.$H102] &lt;= 45);-8;0) + IF(AND([.$H102] &gt; 20; [.$H102] &lt;= 30);-3.5;0) + IF([.$K102] = 1;-5;0) + IF([.$K102] = 2;-10;0) + IF([.$K102] &gt; 2;-20;0) + IF([.$I102] = &quot;Avg&quot;;-3;0) + IF([.$I102] = &quot;Poor&quot;;-6;0) + IF([.$J102] = &quot;Avg&quot;;-2;0) + IF([.$J102] = &quot;Poor&quot;;-4;0) + IF([.$L102] &lt;&gt; &quot;Yes&quot;;-1;0) + IF([.$M102] &lt;&gt; &quot;Yes&quot;;-2;0) + IF([.$N102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62. Find Peak Element:</text:p>
            <text:p>- I tried to come up with a binary-search-like algorithm</text:p>
            <text:p>- I failed</text:p>
            <text:p/>
          </table:table-cell>
          <table:table-cell table:number-columns-repeated="2"/>
          <table:table-cell table:formula="of:= IF([.$D10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289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9" calcext:value-type="date">
            <text:p>04/1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imulati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3" calcext:value-type="float">
            <text:p>33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03] &lt;&gt; &quot;Yes&quot;;-20;0) + IF([.$H103] &gt; 45;-20;0) + IF(AND([.$H103] &gt; 30; [.$H103] &lt;= 45);-8;0) + IF(AND([.$H103] &gt; 20; [.$H103] &lt;= 30);-3.5;0) + IF([.$K103] = 1;-5;0) + IF([.$K103] = 2;-10;0) + IF([.$K103] &gt; 2;-20;0) + IF([.$I103] = &quot;Avg&quot;;-3;0) + IF([.$I103] = &quot;Poor&quot;;-6;0) + IF([.$J103] = &quot;Avg&quot;;-2;0) + IF([.$J103] = &quot;Poor&quot;;-4;0) + IF([.$L103] &lt;&gt; &quot;Yes&quot;;-1;0) + IF([.$M103] &lt;&gt; &quot;Yes&quot;;-2;0) + IF([.$N103] &lt;&gt; &quot;Yes&quot;;-2;0))" office:value-type="float" office:value="8" calcext:value-type="float">
            <text:p>8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289. Game of Life:</text:p>
            <text:p>- I didn’t see the follow up questions</text:p>
            <text:p>- I didn’t think about scalability</text:p>
            <text:p/>
          </table:table-cell>
          <table:table-cell table:number-columns-repeated="2"/>
          <table:table-cell table:formula="of:= IF([.$D10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3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date" office:date-value="2025-04-19" calcext:value-type="date">
            <text:p>04/1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4" calcext:value-type="float">
            <text:p>54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04] &lt;&gt; &quot;Yes&quot;;-20;0) + IF([.$H104] &gt; 45;-20;0) + IF(AND([.$H104] &gt; 30; [.$H104] &lt;= 45);-8;0) + IF(AND([.$H104] &gt; 20; [.$H104] &lt;= 30);-3.5;0) + IF([.$K104] = 1;-5;0) + IF([.$K104] = 2;-10;0) + IF([.$K104] &gt; 2;-20;0) + IF([.$I104] = &quot;Avg&quot;;-3;0) + IF([.$I104] = &quot;Poor&quot;;-6;0) + IF([.$J104] = &quot;Avg&quot;;-2;0) + IF([.$J104] = &quot;Poor&quot;;-4;0) + IF([.$L104] &lt;&gt; &quot;Yes&quot;;-1;0) + IF([.$M104] &lt;&gt; &quot;Yes&quot;;-2;0) + IF([.$N104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3. Roman to Integer:</text:p>
            <text:p>- Slow because solution was complex</text:p>
            <text:p/>
          </table:table-cell>
          <table:table-cell table:number-columns-repeated="2"/>
          <table:table-cell table:formula="of:= IF([.$D10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540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9" calcext:value-type="date">
            <text:p>04/1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Binary-Searc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8" calcext:value-type="float">
            <text:p>28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05] &lt;&gt; &quot;Yes&quot;;-20;0) + IF([.$H105] &gt; 45;-20;0) + IF(AND([.$H105] &gt; 30; [.$H105] &lt;= 45);-8;0) + IF(AND([.$H105] &gt; 20; [.$H105] &lt;= 30);-3.5;0) + IF([.$K105] = 1;-5;0) + IF([.$K105] = 2;-10;0) + IF([.$K105] &gt; 2;-20;0) + IF([.$I105] = &quot;Avg&quot;;-3;0) + IF([.$I105] = &quot;Poor&quot;;-6;0) + IF([.$J105] = &quot;Avg&quot;;-2;0) + IF([.$J105] = &quot;Poor&quot;;-4;0) + IF([.$L105] &lt;&gt; &quot;Yes&quot;;-1;0) + IF([.$M105] &lt;&gt; &quot;Yes&quot;;-2;0) + IF([.$N105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540. Single Element in a Sorted Array:</text:p>
            <text:p>- Slow</text:p>
            <text:p/>
          </table:table-cell>
          <table:table-cell table:number-columns-repeated="2"/>
          <table:table-cell table:formula="of:= IF([.$D10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3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4-18" calcext:value-type="date">
            <text:p>04/18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53" calcext:value-type="float">
            <text:p>53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06] &lt;&gt; &quot;Yes&quot;;-20;0) + IF([.$H106] &gt; 45;-20;0) + IF(AND([.$H106] &gt; 30; [.$H106] &lt;= 45);-8;0) + IF(AND([.$H106] &gt; 20; [.$H106] &lt;= 30);-3.5;0) + IF([.$K106] = 1;-5;0) + IF([.$K106] = 2;-10;0) + IF([.$K106] &gt; 2;-20;0) + IF([.$I106] = &quot;Avg&quot;;-3;0) + IF([.$I106] = &quot;Poor&quot;;-6;0) + IF([.$J106] = &quot;Avg&quot;;-2;0) + IF([.$J106] = &quot;Poor&quot;;-4;0) + IF([.$L106] &lt;&gt; &quot;Yes&quot;;-1;0) + IF([.$M106] &lt;&gt; &quot;Yes&quot;;-2;0) + IF([.$N106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3. Roman to Integer:</text:p>
            <text:p>- Struggled</text:p>
          </table:table-cell>
          <table:table-cell table:number-columns-repeated="2"/>
          <table:table-cell table:formula="of:= IF([.$D10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LC-1590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7" calcext:value-type="date">
            <text:p>04/1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Prefix-Sum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60" calcext:value-type="float">
            <text:p>60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07] &lt;&gt; &quot;Yes&quot;;-20;0) + IF([.$H107] &gt; 45;-20;0) + IF(AND([.$H107] &gt; 30; [.$H107] &lt;= 45);-8;0) + IF(AND([.$H107] &gt; 20; [.$H107] &lt;= 30);-3.5;0) + IF([.$K107] = 1;-5;0) + IF([.$K107] = 2;-10;0) + IF([.$K107] &gt; 2;-20;0) + IF([.$I107] = &quot;Avg&quot;;-3;0) + IF([.$I107] = &quot;Poor&quot;;-6;0) + IF([.$J107] = &quot;Avg&quot;;-2;0) + IF([.$J107] = &quot;Poor&quot;;-4;0) + IF([.$L107] &lt;&gt; &quot;Yes&quot;;-1;0) + IF([.$M107] &lt;&gt; &quot;Yes&quot;;-2;0) + IF([.$N107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1590. Make Sum Divisible by P:</text:p>
            <text:p>- Saw the prefix-sum pattern very quickly</text:p>
            <text:p>- I jumped too quickly to the solution</text:p>
            <text:p>- After 30 minutes, I realized I didn’t fully understand the problem</text:p>
            <text:p>- I came up with O(n^2) approach.</text:p>
            <text:p>- I struggled to optiized it for an O(n) solution.</text:p>
            <text:p/>
            <text:p/>
          </table:table-cell>
          <table:table-cell table:number-columns-repeated="2"/>
          <table:table-cell table:formula="of:= IF([.$D10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39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4" calcext:value-type="date">
            <text:p>04/14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Two-Pointer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8" calcext:value-type="float">
            <text:p>8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08] &lt;&gt; &quot;Yes&quot;;-20;0) + IF([.$H108] &gt; 45;-20;0) + IF(AND([.$H108] &gt; 30; [.$H108] &lt;= 45);-8;0) + IF(AND([.$H108] &gt; 20; [.$H108] &lt;= 30);-3.5;0) + IF([.$K108] = 1;-5;0) + IF([.$K108] = 2;-10;0) + IF([.$K108] &gt; 2;-20;0) + IF([.$I108] = &quot;Avg&quot;;-3;0) + IF([.$I108] = &quot;Poor&quot;;-6;0) + IF([.$J108] = &quot;Avg&quot;;-2;0) + IF([.$J108] = &quot;Poor&quot;;-4;0) + IF([.$L108] &lt;&gt; &quot;Yes&quot;;-1;0) + IF([.$M108] &lt;&gt; &quot;Yes&quot;;-2;0) + IF([.$N108] &lt;&gt; &quot;Yes&quot;;-2;0))" office:value-type="float" office:value="10" calcext:value-type="float">
            <text:p>1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392. Is Subsequence:</text:p>
            <text:p/>
            <text:p/>
          </table:table-cell>
          <table:table-cell table:number-columns-repeated="2"/>
          <table:table-cell table:formula="of:= IF([.$D10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80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3" calcext:value-type="date">
            <text:p>04/13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Two-Pointer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6" calcext:value-type="float">
            <text:p>16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09] &lt;&gt; &quot;Yes&quot;;-20;0) + IF([.$H109] &gt; 45;-20;0) + IF(AND([.$H109] &gt; 30; [.$H109] &lt;= 45);-8;0) + IF(AND([.$H109] &gt; 20; [.$H109] &lt;= 30);-3.5;0) + IF([.$K109] = 1;-5;0) + IF([.$K109] = 2;-10;0) + IF([.$K109] &gt; 2;-20;0) + IF([.$I109] = &quot;Avg&quot;;-3;0) + IF([.$I109] = &quot;Poor&quot;;-6;0) + IF([.$J109] = &quot;Avg&quot;;-2;0) + IF([.$J109] = &quot;Poor&quot;;-4;0) + IF([.$L109] &lt;&gt; &quot;Yes&quot;;-1;0) + IF([.$M109] &lt;&gt; &quot;Yes&quot;;-2;0) + IF([.$N109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80. Remove Duplicates from Sorted Array II</text:p>
            <text:p/>
          </table:table-cell>
          <table:table-cell table:number-columns-repeated="2"/>
          <table:table-cell table:formula="of:= IF([.$D10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C-2055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2" calcext:value-type="date">
            <text:p>04/1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Prefix-Sum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70" calcext:value-type="float">
            <text:p>7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10] &lt;&gt; &quot;Yes&quot;;-20;0) + IF([.$H110] &gt; 45;-20;0) + IF(AND([.$H110] &gt; 30; [.$H110] &lt;= 45);-8;0) + IF(AND([.$H110] &gt; 20; [.$H110] &lt;= 30);-3.5;0) + IF([.$K110] = 1;-5;0) + IF([.$K110] = 2;-10;0) + IF([.$K110] &gt; 2;-20;0) + IF([.$I110] = &quot;Avg&quot;;-3;0) + IF([.$I110] = &quot;Poor&quot;;-6;0) + IF([.$J110] = &quot;Avg&quot;;-2;0) + IF([.$J110] = &quot;Poor&quot;;-4;0) + IF([.$L110] &lt;&gt; &quot;Yes&quot;;-1;0) + IF([.$M110] &lt;&gt; &quot;Yes&quot;;-2;0) + IF([.$N110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2055. Plates Between Candles:</text:p>
            <text:p>- Too slow</text:p>
            <text:p>- Had issues to see all cases</text:p>
            <text:p/>
            <text:p/>
          </table:table-cell>
          <table:table-cell table:number-columns-repeated="2"/>
          <table:table-cell table:formula="of:= IF([.$D11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2769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4-11" calcext:value-type="date">
            <text:p>04/1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11] &lt;&gt; &quot;Yes&quot;;-20;0) + IF([.$H111] &gt; 45;-20;0) + IF(AND([.$H111] &gt; 30; [.$H111] &lt;= 45);-8;0) + IF(AND([.$H111] &gt; 20; [.$H111] &lt;= 30);-3.5;0) + IF([.$K111] = 1;-5;0) + IF([.$K111] = 2;-10;0) + IF([.$K111] &gt; 2;-20;0) + IF([.$I111] = &quot;Avg&quot;;-3;0) + IF([.$I111] = &quot;Poor&quot;;-6;0) + IF([.$J111] = &quot;Avg&quot;;-2;0) + IF([.$J111] = &quot;Poor&quot;;-4;0) + IF([.$L111] &lt;&gt; &quot;Yes&quot;;-1;0) + IF([.$M111] &lt;&gt; &quot;Yes&quot;;-2;0) + IF([.$N111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2769. Find the Maximum Achievable Number:</text:p>
            <text:p/>
            <text:p/>
          </table:table-cell>
          <table:table-cell table:number-columns-repeated="2"/>
          <table:table-cell table:formula="of:= IF([.$D11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65</text:p>
          </table:table-cell>
          <table:table-cell table:content-validation-name="val1"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4-10" calcext:value-type="date">
            <text:p>04/1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71" calcext:value-type="float">
            <text:p>71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12] &lt;&gt; &quot;Yes&quot;;-20;0) + IF([.$H112] &gt; 45;-20;0) + IF(AND([.$H112] &gt; 30; [.$H112] &lt;= 45);-8;0) + IF(AND([.$H112] &gt; 20; [.$H112] &lt;= 30);-3.5;0) + IF([.$K112] = 1;-5;0) + IF([.$K112] = 2;-10;0) + IF([.$K112] &gt; 2;-20;0) + IF([.$I112] = &quot;Avg&quot;;-3;0) + IF([.$I112] = &quot;Poor&quot;;-6;0) + IF([.$J112] = &quot;Avg&quot;;-2;0) + IF([.$J112] = &quot;Poor&quot;;-4;0) + IF([.$L112] &lt;&gt; &quot;Yes&quot;;-1;0) + IF([.$M112] &lt;&gt; &quot;Yes&quot;;-2;0) + IF([.$N112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65. Valid Number:</text:p>
            <text:p>- I didn’t use the DFA pattern</text:p>
            <text:p/>
          </table:table-cell>
          <table:table-cell table:number-columns-repeated="2"/>
          <table:table-cell table:formula="of:= IF([.$D11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65</text:p>
          </table:table-cell>
          <table:table-cell table:content-validation-name="val1"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9" calcext:value-type="date">
            <text:p>03/1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71" calcext:value-type="float">
            <text:p>71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3" calcext:value-type="float">
            <text:p>3</text:p>
          </table:table-cell>
          <table:table-cell table:content-validation-name="val9" office:value-type="string" calcext:value-type="string">
            <text:p>No</text:p>
          </table:table-cell>
          <table:table-cell table:content-validation-name="val10" office:value-type="string" calcext:value-type="string">
            <text:p>No</text:p>
          </table:table-cell>
          <table:table-cell table:content-validation-name="val11" office:value-type="string" calcext:value-type="string">
            <text:p>No</text:p>
          </table:table-cell>
          <table:table-cell table:formula="of:= MAX(0; 20 + IF([.$G113] &lt;&gt; &quot;Yes&quot;;-20;0) + IF([.$H113] &gt; 45;-20;0) + IF(AND([.$H113] &gt; 30; [.$H113] &lt;= 45);-8;0) + IF(AND([.$H113] &gt; 20; [.$H113] &lt;= 30);-3.5;0) + IF([.$K113] = 1;-5;0) + IF([.$K113] = 2;-10;0) + IF([.$K113] &gt; 2;-20;0) + IF([.$I113] = &quot;Avg&quot;;-3;0) + IF([.$I113] = &quot;Poor&quot;;-6;0) + IF([.$J113] = &quot;Avg&quot;;-2;0) + IF([.$J113] = &quot;Poor&quot;;-4;0) + IF([.$L113] &lt;&gt; &quot;Yes&quot;;-1;0) + IF([.$M113] &lt;&gt; &quot;Yes&quot;;-2;0) + IF([.$N113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65. Valid Number:</text:p>
            <text:p/>
          </table:table-cell>
          <table:table-cell table:number-columns-repeated="2"/>
          <table:table-cell table:formula="of:= IF([.$D11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2315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9" calcext:value-type="date">
            <text:p>03/1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9" calcext:value-type="float">
            <text:p>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14] &lt;&gt; &quot;Yes&quot;;-20;0) + IF([.$H114] &gt; 45;-20;0) + IF(AND([.$H114] &gt; 30; [.$H114] &lt;= 45);-8;0) + IF(AND([.$H114] &gt; 20; [.$H114] &lt;= 30);-3.5;0) + IF([.$K114] = 1;-5;0) + IF([.$K114] = 2;-10;0) + IF([.$K114] &gt; 2;-20;0) + IF([.$I114] = &quot;Avg&quot;;-3;0) + IF([.$I114] = &quot;Poor&quot;;-6;0) + IF([.$J114] = &quot;Avg&quot;;-2;0) + IF([.$J114] = &quot;Poor&quot;;-4;0) + IF([.$L114] &lt;&gt; &quot;Yes&quot;;-1;0) + IF([.$M114] &lt;&gt; &quot;Yes&quot;;-2;0) + IF([.$N114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2315. Count Asterisks:</text:p>
            <text:p/>
          </table:table-cell>
          <table:table-cell table:number-columns-repeated="2"/>
          <table:table-cell table:formula="of:= IF([.$D11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2055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8" calcext:value-type="date">
            <text:p>03/18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Prefix-Sum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60" calcext:value-type="float">
            <text:p>6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15] &lt;&gt; &quot;Yes&quot;;-20;0) + IF([.$H115] &gt; 45;-20;0) + IF(AND([.$H115] &gt; 30; [.$H115] &lt;= 45);-8;0) + IF(AND([.$H115] &gt; 20; [.$H115] &lt;= 30);-3.5;0) + IF([.$K115] = 1;-5;0) + IF([.$K115] = 2;-10;0) + IF([.$K115] &gt; 2;-20;0) + IF([.$I115] = &quot;Avg&quot;;-3;0) + IF([.$I115] = &quot;Poor&quot;;-6;0) + IF([.$J115] = &quot;Avg&quot;;-2;0) + IF([.$J115] = &quot;Poor&quot;;-4;0) + IF([.$L115] &lt;&gt; &quot;Yes&quot;;-1;0) + IF([.$M115] &lt;&gt; &quot;Yes&quot;;-2;0) + IF([.$N115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2055. Plates Between Candles:</text:p>
            <text:p>- I quickly saw the pattern</text:p>
            <text:p>- I struggled to find the solution</text:p>
            <text:p/>
          </table:table-cell>
          <table:table-cell table:number-columns-repeated="2"/>
          <table:table-cell table:formula="of:= IF([.$D11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62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2" calcext:value-type="date">
            <text:p>03/12/2025</text:p>
          </table:table-cell>
          <table:table-cell table:content-validation-name="val3" office:value-type="string" calcext:value-type="string">
            <text:p>Queue/Stack</text:p>
          </table:table-cell>
          <table:table-cell table:content-validation-name="val4" office:value-type="string" calcext:value-type="string">
            <text:p>Circular-Array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9" calcext:value-type="float">
            <text:p>2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16] &lt;&gt; &quot;Yes&quot;;-20;0) + IF([.$H116] &gt; 45;-20;0) + IF(AND([.$H116] &gt; 30; [.$H116] &lt;= 45);-8;0) + IF(AND([.$H116] &gt; 20; [.$H116] &lt;= 30);-3.5;0) + IF([.$K116] = 1;-5;0) + IF([.$K116] = 2;-10;0) + IF([.$K116] &gt; 2;-20;0) + IF([.$I116] = &quot;Avg&quot;;-3;0) + IF([.$I116] = &quot;Poor&quot;;-6;0) + IF([.$J116] = &quot;Avg&quot;;-2;0) + IF([.$J116] = &quot;Poor&quot;;-4;0) + IF([.$L116] &lt;&gt; &quot;Yes&quot;;-1;0) + IF([.$M116] &lt;&gt; &quot;Yes&quot;;-2;0) + IF([.$N116] &lt;&gt; &quot;Yes&quot;;-2;0))" office:value-type="float" office:value="11.5" calcext:value-type="float">
            <text:p>11.5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622. Design Circular Queue:</text:p>
            <text:p>- Slow</text:p>
            <text:p>- Not confortable with circular arrays</text:p>
            <text:p/>
          </table:table-cell>
          <table:table-cell table:number-columns-repeated="2"/>
          <table:table-cell table:formula="of:= IF([.$D11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8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2" calcext:value-type="date">
            <text:p>03/1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5" calcext:value-type="float">
            <text:p>2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17] &lt;&gt; &quot;Yes&quot;;-20;0) + IF([.$H117] &gt; 45;-20;0) + IF(AND([.$H117] &gt; 30; [.$H117] &lt;= 45);-8;0) + IF(AND([.$H117] &gt; 20; [.$H117] &lt;= 30);-3.5;0) + IF([.$K117] = 1;-5;0) + IF([.$K117] = 2;-10;0) + IF([.$K117] &gt; 2;-20;0) + IF([.$I117] = &quot;Avg&quot;;-3;0) + IF([.$I117] = &quot;Poor&quot;;-6;0) + IF([.$J117] = &quot;Avg&quot;;-2;0) + IF([.$J117] = &quot;Poor&quot;;-4;0) + IF([.$L117] &lt;&gt; &quot;Yes&quot;;-1;0) + IF([.$M117] &lt;&gt; &quot;Yes&quot;;-2;0) + IF([.$N117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8. String to Integer (atoi):</text:p>
            <text:p>- I didn’t mention overflow risks</text:p>
            <text:p/>
          </table:table-cell>
          <table:table-cell table:number-columns-repeated="2"/>
          <table:table-cell table:formula="of:= IF([.$D11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6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1" calcext:value-type="date">
            <text:p>03/1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9" calcext:value-type="float">
            <text:p>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18] &lt;&gt; &quot;Yes&quot;;-20;0) + IF([.$H118] &gt; 45;-20;0) + IF(AND([.$H118] &gt; 30; [.$H118] &lt;= 45);-8;0) + IF(AND([.$H118] &gt; 20; [.$H118] &lt;= 30);-3.5;0) + IF([.$K118] = 1;-5;0) + IF([.$K118] = 2;-10;0) + IF([.$K118] &gt; 2;-20;0) + IF([.$I118] = &quot;Avg&quot;;-3;0) + IF([.$I118] = &quot;Poor&quot;;-6;0) + IF([.$J118] = &quot;Avg&quot;;-2;0) + IF([.$J118] = &quot;Poor&quot;;-4;0) + IF([.$L118] &lt;&gt; &quot;Yes&quot;;-1;0) + IF([.$M118] &lt;&gt; &quot;Yes&quot;;-2;0) + IF([.$N118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163. Missing Ranges:</text:p>
            <text:p/>
          </table:table-cell>
          <table:table-cell table:number-columns-repeated="2"/>
          <table:table-cell table:formula="of:= IF([.$D11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056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1" calcext:value-type="date">
            <text:p>03/11/2025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4" calcext:value-type="float">
            <text:p>14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19] &lt;&gt; &quot;Yes&quot;;-20;0) + IF([.$H119] &gt; 45;-20;0) + IF(AND([.$H119] &gt; 30; [.$H119] &lt;= 45);-8;0) + IF(AND([.$H119] &gt; 20; [.$H119] &lt;= 30);-3.5;0) + IF([.$K119] = 1;-5;0) + IF([.$K119] = 2;-10;0) + IF([.$K119] &gt; 2;-20;0) + IF([.$I119] = &quot;Avg&quot;;-3;0) + IF([.$I119] = &quot;Poor&quot;;-6;0) + IF([.$J119] = &quot;Avg&quot;;-2;0) + IF([.$J119] = &quot;Poor&quot;;-4;0) + IF([.$L119] &lt;&gt; &quot;Yes&quot;;-1;0) + IF([.$M119] &lt;&gt; &quot;Yes&quot;;-2;0) + IF([.$N119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1056. Confusing Number:</text:p>
            <text:p/>
          </table:table-cell>
          <table:table-cell table:number-columns-repeated="2"/>
          <table:table-cell table:formula="of:= IF([.$D11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36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1" calcext:value-type="date">
            <text:p>03/1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Bitwise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" calcext:value-type="float">
            <text:p>2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20] &lt;&gt; &quot;Yes&quot;;-20;0) + IF([.$H120] &gt; 45;-20;0) + IF(AND([.$H120] &gt; 30; [.$H120] &lt;= 45);-8;0) + IF(AND([.$H120] &gt; 20; [.$H120] &lt;= 30);-3.5;0) + IF([.$K120] = 1;-5;0) + IF([.$K120] = 2;-10;0) + IF([.$K120] &gt; 2;-20;0) + IF([.$I120] = &quot;Avg&quot;;-3;0) + IF([.$I120] = &quot;Poor&quot;;-6;0) + IF([.$J120] = &quot;Avg&quot;;-2;0) + IF([.$J120] = &quot;Poor&quot;;-4;0) + IF([.$L120] &lt;&gt; &quot;Yes&quot;;-1;0) + IF([.$M120] &lt;&gt; &quot;Yes&quot;;-2;0) + IF([.$N120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</table:table-cell>
          <table:table-cell table:number-columns-repeated="2"/>
          <table:table-cell table:formula="of:= IF([.$D12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42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11" calcext:value-type="date">
            <text:p>03/1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4" calcext:value-type="float">
            <text:p>34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21] &lt;&gt; &quot;Yes&quot;;-20;0) + IF([.$H121] &gt; 45;-20;0) + IF(AND([.$H121] &gt; 30; [.$H121] &lt;= 45);-8;0) + IF(AND([.$H121] &gt; 20; [.$H121] &lt;= 30);-3.5;0) + IF([.$K121] = 1;-5;0) + IF([.$K121] = 2;-10;0) + IF([.$K121] &gt; 2;-20;0) + IF([.$I121] = &quot;Avg&quot;;-3;0) + IF([.$I121] = &quot;Poor&quot;;-6;0) + IF([.$J121] = &quot;Avg&quot;;-2;0) + IF([.$J121] = &quot;Poor&quot;;-4;0) + IF([.$L121] &lt;&gt; &quot;Yes&quot;;-1;0) + IF([.$M121] &lt;&gt; &quot;Yes&quot;;-2;0) + IF([.$N121] &lt;&gt; &quot;Yes&quot;;-2;0))" office:value-type="float" office:value="7" calcext:value-type="float">
            <text:p>7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422. Valid Word Square:</text:p>
            <text:p/>
            <text:p/>
          </table:table-cell>
          <table:table-cell table:number-columns-repeated="2"/>
          <table:table-cell table:formula="of:= IF([.$D12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859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9" calcext:value-type="date">
            <text:p>03/0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1" calcext:value-type="float">
            <text:p>21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22] &lt;&gt; &quot;Yes&quot;;-20;0) + IF([.$H122] &gt; 45;-20;0) + IF(AND([.$H122] &gt; 30; [.$H122] &lt;= 45);-8;0) + IF(AND([.$H122] &gt; 20; [.$H122] &lt;= 30);-3.5;0) + IF([.$K122] = 1;-5;0) + IF([.$K122] = 2;-10;0) + IF([.$K122] &gt; 2;-20;0) + IF([.$I122] = &quot;Avg&quot;;-3;0) + IF([.$I122] = &quot;Poor&quot;;-6;0) + IF([.$J122] = &quot;Avg&quot;;-2;0) + IF([.$J122] = &quot;Poor&quot;;-4;0) + IF([.$L122] &lt;&gt; &quot;Yes&quot;;-1;0) + IF([.$M122] &lt;&gt; &quot;Yes&quot;;-2;0) + IF([.$N122] &lt;&gt; &quot;Yes&quot;;-2;0))" office:value-type="float" office:value="11.5" calcext:value-type="float">
            <text:p>11.5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859. Buddy Strings:</text:p>
            <text:p>- I didn’t an edge case</text:p>
            <text:p/>
          </table:table-cell>
          <table:table-cell table:number-columns-repeated="2"/>
          <table:table-cell table:formula="of:= IF([.$D12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C-707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8" calcext:value-type="date">
            <text:p>03/08/2025</text:p>
          </table:table-cell>
          <table:table-cell table:content-validation-name="val3" office:value-type="string" calcext:value-type="string">
            <text:p>Linked-List</text:p>
          </table:table-cell>
          <table:table-cell table:content-validation-name="val4" office:value-type="string" calcext:value-type="string">
            <text:p>Desig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35" calcext:value-type="float">
            <text:p>13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23] &lt;&gt; &quot;Yes&quot;;-20;0) + IF([.$H123] &gt; 45;-20;0) + IF(AND([.$H123] &gt; 30; [.$H123] &lt;= 45);-8;0) + IF(AND([.$H123] &gt; 20; [.$H123] &lt;= 30);-3.5;0) + IF([.$K123] = 1;-5;0) + IF([.$K123] = 2;-10;0) + IF([.$K123] &gt; 2;-20;0) + IF([.$I123] = &quot;Avg&quot;;-3;0) + IF([.$I123] = &quot;Poor&quot;;-6;0) + IF([.$J123] = &quot;Avg&quot;;-2;0) + IF([.$J123] = &quot;Poor&quot;;-4;0) + IF([.$L123] &lt;&gt; &quot;Yes&quot;;-1;0) + IF([.$M123] &lt;&gt; &quot;Yes&quot;;-2;0) + IF([.$N123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707. Design Linked List:</text:p>
            <text:p>- Too slow</text:p>
            <text:p>- Too complex</text:p>
            <text:p>- I didn’t use the sentinel node pattern</text:p>
            <text:p/>
          </table:table-cell>
          <table:table-cell table:number-columns-repeated="2"/>
          <table:table-cell table:formula="of:= IF([.$D12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C-707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4" calcext:value-type="date">
            <text:p>03/04/2025</text:p>
          </table:table-cell>
          <table:table-cell table:content-validation-name="val3" office:value-type="string" calcext:value-type="string">
            <text:p>Linked-List</text:p>
          </table:table-cell>
          <table:table-cell table:content-validation-name="val4" office:value-type="string" calcext:value-type="string">
            <text:p>Design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57" calcext:value-type="float">
            <text:p>57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24] &lt;&gt; &quot;Yes&quot;;-20;0) + IF([.$H124] &gt; 45;-20;0) + IF(AND([.$H124] &gt; 30; [.$H124] &lt;= 45);-8;0) + IF(AND([.$H124] &gt; 20; [.$H124] &lt;= 30);-3.5;0) + IF([.$K124] = 1;-5;0) + IF([.$K124] = 2;-10;0) + IF([.$K124] &gt; 2;-20;0) + IF([.$I124] = &quot;Avg&quot;;-3;0) + IF([.$I124] = &quot;Poor&quot;;-6;0) + IF([.$J124] = &quot;Avg&quot;;-2;0) + IF([.$J124] = &quot;Poor&quot;;-4;0) + IF([.$L124] &lt;&gt; &quot;Yes&quot;;-1;0) + IF([.$M124] &lt;&gt; &quot;Yes&quot;;-2;0) + IF([.$N124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office:value-type="string" calcext:value-type="string">
            <text:p>LC-707. Design Linked List:</text:p>
            <text:p>- Too slow</text:p>
            <text:p>- Too complex</text:p>
            <text:p>- I didn’t use the sentinel node pattern</text:p>
            <text:p/>
          </table:table-cell>
          <table:table-cell table:number-columns-repeated="2"/>
          <table:table-cell table:formula="of:= IF([.$D12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472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4" calcext:value-type="date">
            <text:p>03/04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Desig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8" calcext:value-type="float">
            <text:p>18</text:p>
          </table:table-cell>
          <table:table-cell table:content-validation-name="val7" office:value-type="string" calcext:value-type="string">
            <text:p>Average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25] &lt;&gt; &quot;Yes&quot;;-20;0) + IF([.$H125] &gt; 45;-20;0) + IF(AND([.$H125] &gt; 30; [.$H125] &lt;= 45);-8;0) + IF(AND([.$H125] &gt; 20; [.$H125] &lt;= 30);-3.5;0) + IF([.$K125] = 1;-5;0) + IF([.$K125] = 2;-10;0) + IF([.$K125] &gt; 2;-20;0) + IF([.$I125] = &quot;Avg&quot;;-3;0) + IF([.$I125] = &quot;Poor&quot;;-6;0) + IF([.$J125] = &quot;Avg&quot;;-2;0) + IF([.$J125] = &quot;Poor&quot;;-4;0) + IF([.$L125] &lt;&gt; &quot;Yes&quot;;-1;0) + IF([.$M125] &lt;&gt; &quot;Yes&quot;;-2;0) + IF([.$N125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office:value-type="string" calcext:value-type="string">
            <text:p>LC-1472. Design Browser History:</text:p>
            <text:p>- My first intuition was not optimal in term of time complexity</text:p>
            <text:p>- I needed 30+ minutes to make T = O(1)</text:p>
            <text:p/>
          </table:table-cell>
          <table:table-cell table:number-columns-repeated="2"/>
          <table:table-cell table:formula="of:= IF([.$D12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396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3-03" calcext:value-type="date">
            <text:p>03/03/2025</text:p>
          </table:table-cell>
          <table:table-cell table:content-validation-name="val3" office:value-type="string" calcext:value-type="string">
            <text:p>Hash/Set</text:p>
          </table:table-cell>
          <table:table-cell table:content-validation-name="val4" office:value-type="string" calcext:value-type="string">
            <text:p>Has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9" calcext:value-type="float">
            <text:p>1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26] &lt;&gt; &quot;Yes&quot;;-20;0) + IF([.$H126] &gt; 45;-20;0) + IF(AND([.$H126] &gt; 30; [.$H126] &lt;= 45);-8;0) + IF(AND([.$H126] &gt; 20; [.$H126] &lt;= 30);-3.5;0) + IF([.$K126] = 1;-5;0) + IF([.$K126] = 2;-10;0) + IF([.$K126] &gt; 2;-20;0) + IF([.$I126] = &quot;Avg&quot;;-3;0) + IF([.$I126] = &quot;Poor&quot;;-6;0) + IF([.$J126] = &quot;Avg&quot;;-2;0) + IF([.$J126] = &quot;Poor&quot;;-4;0) + IF([.$L126] &lt;&gt; &quot;Yes&quot;;-1;0) + IF([.$M126] &lt;&gt; &quot;Yes&quot;;-2;0) + IF([.$N126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396. Design Underground System:</text:p>
            <text:p>- My second intuition was not correct: AVG(A,B,C) != (AVG(A,B) + C) / 2</text:p>
            <text:p>- I didn’t talk about scalability issues either</text:p>
            <text:p/>
          </table:table-cell>
          <table:table-cell table:number-columns-repeated="2"/>
          <table:table-cell table:formula="of:= IF([.$D12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C-706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6" calcext:value-type="date">
            <text:p>02/26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Desig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7" calcext:value-type="float">
            <text:p>27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formula="of:= MAX(0; 20 + IF([.$G127] &lt;&gt; &quot;Yes&quot;;-20;0) + IF([.$H127] &gt; 45;-20;0) + IF(AND([.$H127] &gt; 30; [.$H127] &lt;= 45);-8;0) + IF(AND([.$H127] &gt; 20; [.$H127] &lt;= 30);-3.5;0) + IF([.$K127] = 1;-5;0) + IF([.$K127] = 2;-10;0) + IF([.$K127] &gt; 2;-20;0) + IF([.$I127] = &quot;Avg&quot;;-3;0) + IF([.$I127] = &quot;Poor&quot;;-6;0) + IF([.$J127] = &quot;Avg&quot;;-2;0) + IF([.$J127] = &quot;Poor&quot;;-4;0) + IF([.$L127] &lt;&gt; &quot;Yes&quot;;-1;0) + IF([.$M127] &lt;&gt; &quot;Yes&quot;;-2;0) + IF([.$N127] &lt;&gt; &quot;Yes&quot;;-2;0))" office:value-type="float" office:value="14.5" calcext:value-type="float">
            <text:p>14.5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706. Design HashMap:</text:p>
            <text:p>- I forgot how to compute the hashing function</text:p>
            <text:p>- I forgot the math behind the hashing</text:p>
            <text:p>- I wasn’t able to come up witht the time complexity</text:p>
            <text:p/>
          </table:table-cell>
          <table:table-cell table:number-columns-repeated="2"/>
          <table:table-cell table:formula="of:= IF([.$D12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603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6" calcext:value-type="date">
            <text:p>02/26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Desig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28] &lt;&gt; &quot;Yes&quot;;-20;0) + IF([.$H128] &gt; 45;-20;0) + IF(AND([.$H128] &gt; 30; [.$H128] &lt;= 45);-8;0) + IF(AND([.$H128] &gt; 20; [.$H128] &lt;= 30);-3.5;0) + IF([.$K128] = 1;-5;0) + IF([.$K128] = 2;-10;0) + IF([.$K128] &gt; 2;-20;0) + IF([.$I128] = &quot;Avg&quot;;-3;0) + IF([.$I128] = &quot;Poor&quot;;-6;0) + IF([.$J128] = &quot;Avg&quot;;-2;0) + IF([.$J128] = &quot;Poor&quot;;-4;0) + IF([.$L128] &lt;&gt; &quot;Yes&quot;;-1;0) + IF([.$M128] &lt;&gt; &quot;Yes&quot;;-2;0) + IF([.$N128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603. Design Parking System:</text:p>
            <text:p/>
          </table:table-cell>
          <table:table-cell table:number-columns-repeated="2"/>
          <table:table-cell table:formula="of:= IF([.$D12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226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6" calcext:value-type="date">
            <text:p>02/26/2025</text:p>
          </table:table-cell>
          <table:table-cell table:content-validation-name="val3" office:value-type="string" calcext:value-type="string">
            <text:p>Tree</text:p>
          </table:table-cell>
          <table:table-cell table:content-validation-name="val4" office:value-type="string" calcext:value-type="string">
            <text:p>BFS/DF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60" calcext:value-type="float">
            <text:p>6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29] &lt;&gt; &quot;Yes&quot;;-20;0) + IF([.$H129] &gt; 45;-20;0) + IF(AND([.$H129] &gt; 30; [.$H129] &lt;= 45);-8;0) + IF(AND([.$H129] &gt; 20; [.$H129] &lt;= 30);-3.5;0) + IF([.$K129] = 1;-5;0) + IF([.$K129] = 2;-10;0) + IF([.$K129] &gt; 2;-20;0) + IF([.$I129] = &quot;Avg&quot;;-3;0) + IF([.$I129] = &quot;Poor&quot;;-6;0) + IF([.$J129] = &quot;Avg&quot;;-2;0) + IF([.$J129] = &quot;Poor&quot;;-4;0) + IF([.$L129] &lt;&gt; &quot;Yes&quot;;-1;0) + IF([.$M129] &lt;&gt; &quot;Yes&quot;;-2;0) + IF([.$N129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226. Invert Binary Tree:</text:p>
            <text:p>- I jumped directly into the BFS (iterative) solution: more complex</text:p>
            <text:p>- I didn’t see the DFS (recursive) solution: simpler but less efficient</text:p>
            <text:p/>
          </table:table-cell>
          <table:table-cell table:number-columns-repeated="2"/>
          <table:table-cell table:formula="of:= IF([.$D12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94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5" calcext:value-type="date">
            <text:p>02/25/2025</text:p>
          </table:table-cell>
          <table:table-cell table:content-validation-name="val3" office:value-type="string" calcext:value-type="string">
            <text:p>Tree</text:p>
          </table:table-cell>
          <table:table-cell table:content-validation-name="val4" office:value-type="string" calcext:value-type="string">
            <text:p>DF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4" calcext:value-type="float">
            <text:p>4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0] &lt;&gt; &quot;Yes&quot;;-20;0) + IF([.$H130] &gt; 45;-20;0) + IF(AND([.$H130] &gt; 30; [.$H130] &lt;= 45);-8;0) + IF(AND([.$H130] &gt; 20; [.$H130] &lt;= 30);-3.5;0) + IF([.$K130] = 1;-5;0) + IF([.$K130] = 2;-10;0) + IF([.$K130] &gt; 2;-20;0) + IF([.$I130] = &quot;Avg&quot;;-3;0) + IF([.$I130] = &quot;Poor&quot;;-6;0) + IF([.$J130] = &quot;Avg&quot;;-2;0) + IF([.$J130] = &quot;Poor&quot;;-4;0) + IF([.$L130] &lt;&gt; &quot;Yes&quot;;-1;0) + IF([.$M130] &lt;&gt; &quot;Yes&quot;;-2;0) + IF([.$N130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94. Binary Tree Inorder Traversal:</text:p>
            <text:p>- Slow with the iterative DFS</text:p>
            <text:p/>
          </table:table-cell>
          <table:table-cell table:number-columns-repeated="2"/>
          <table:table-cell table:formula="of:= IF([.$D13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445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25" calcext:value-type="date">
            <text:p>02/25/2025</text:p>
          </table:table-cell>
          <table:table-cell table:content-validation-name="val3" office:value-type="string" calcext:value-type="string">
            <text:p>Linked-List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2" calcext:value-type="float">
            <text:p>22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1] &lt;&gt; &quot;Yes&quot;;-20;0) + IF([.$H131] &gt; 45;-20;0) + IF(AND([.$H131] &gt; 30; [.$H131] &lt;= 45);-8;0) + IF(AND([.$H131] &gt; 20; [.$H131] &lt;= 30);-3.5;0) + IF([.$K131] = 1;-5;0) + IF([.$K131] = 2;-10;0) + IF([.$K131] &gt; 2;-20;0) + IF([.$I131] = &quot;Avg&quot;;-3;0) + IF([.$I131] = &quot;Poor&quot;;-6;0) + IF([.$J131] = &quot;Avg&quot;;-2;0) + IF([.$J131] = &quot;Poor&quot;;-4;0) + IF([.$L131] &lt;&gt; &quot;Yes&quot;;-1;0) + IF([.$M131] &lt;&gt; &quot;Yes&quot;;-2;0) + IF([.$N131] &lt;&gt; &quot;Yes&quot;;-2;0))" office:value-type="float" office:value="16.5" calcext:value-type="float">
            <text:p>16.5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445. Add Two Numbers II:</text:p>
            <text:p/>
          </table:table-cell>
          <table:table-cell table:number-columns-repeated="2"/>
          <table:table-cell table:formula="of:= IF([.$D13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11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9" calcext:value-type="date">
            <text:p>02/19/2025</text:p>
          </table:table-cell>
          <table:table-cell table:content-validation-name="val3" office:value-type="string" calcext:value-type="string">
            <text:p>Tree</text:p>
          </table:table-cell>
          <table:table-cell table:content-validation-name="val4" office:value-type="string" calcext:value-type="string">
            <text:p>BFS/DF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2] &lt;&gt; &quot;Yes&quot;;-20;0) + IF([.$H132] &gt; 45;-20;0) + IF(AND([.$H132] &gt; 30; [.$H132] &lt;= 45);-8;0) + IF(AND([.$H132] &gt; 20; [.$H132] &lt;= 30);-3.5;0) + IF([.$K132] = 1;-5;0) + IF([.$K132] = 2;-10;0) + IF([.$K132] &gt; 2;-20;0) + IF([.$I132] = &quot;Avg&quot;;-3;0) + IF([.$I132] = &quot;Poor&quot;;-6;0) + IF([.$J132] = &quot;Avg&quot;;-2;0) + IF([.$J132] = &quot;Poor&quot;;-4;0) + IF([.$L132] &lt;&gt; &quot;Yes&quot;;-1;0) + IF([.$M132] &lt;&gt; &quot;Yes&quot;;-2;0) + IF([.$N132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11. Minimum Depth of Binary Tree:</text:p>
            <text:p/>
          </table:table-cell>
          <table:table-cell table:number-columns-repeated="2"/>
          <table:table-cell table:formula="of:= IF([.$D13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04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9" calcext:value-type="date">
            <text:p>02/19/2025</text:p>
          </table:table-cell>
          <table:table-cell table:content-validation-name="val3" office:value-type="string" calcext:value-type="string">
            <text:p>Tree</text:p>
          </table:table-cell>
          <table:table-cell table:content-validation-name="val4" office:value-type="string" calcext:value-type="string">
            <text:p>BFS/DF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3] &lt;&gt; &quot;Yes&quot;;-20;0) + IF([.$H133] &gt; 45;-20;0) + IF(AND([.$H133] &gt; 30; [.$H133] &lt;= 45);-8;0) + IF(AND([.$H133] &gt; 20; [.$H133] &lt;= 30);-3.5;0) + IF([.$K133] = 1;-5;0) + IF([.$K133] = 2;-10;0) + IF([.$K133] &gt; 2;-20;0) + IF([.$I133] = &quot;Avg&quot;;-3;0) + IF([.$I133] = &quot;Poor&quot;;-6;0) + IF([.$J133] = &quot;Avg&quot;;-2;0) + IF([.$J133] = &quot;Poor&quot;;-4;0) + IF([.$L133] &lt;&gt; &quot;Yes&quot;;-1;0) + IF([.$M133] &lt;&gt; &quot;Yes&quot;;-2;0) + IF([.$N133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04. Maximum Depth of Binary Tree:</text:p>
            <text:p/>
          </table:table-cell>
          <table:table-cell table:number-columns-repeated="2"/>
          <table:table-cell table:formula="of:= IF([.$D13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2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9" calcext:value-type="date">
            <text:p>02/19/2025</text:p>
          </table:table-cell>
          <table:table-cell table:content-validation-name="val3" office:value-type="string" calcext:value-type="string">
            <text:p>Linked-List</text:p>
          </table:table-cell>
          <table:table-cell table:content-validation-name="val4" office:value-type="string" calcext:value-type="string">
            <text:p>Sentinel-Node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4" calcext:value-type="float">
            <text:p>14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4] &lt;&gt; &quot;Yes&quot;;-20;0) + IF([.$H134] &gt; 45;-20;0) + IF(AND([.$H134] &gt; 30; [.$H134] &lt;= 45);-8;0) + IF(AND([.$H134] &gt; 20; [.$H134] &lt;= 30);-3.5;0) + IF([.$K134] = 1;-5;0) + IF([.$K134] = 2;-10;0) + IF([.$K134] &gt; 2;-20;0) + IF([.$I134] = &quot;Avg&quot;;-3;0) + IF([.$I134] = &quot;Poor&quot;;-6;0) + IF([.$J134] = &quot;Avg&quot;;-2;0) + IF([.$J134] = &quot;Poor&quot;;-4;0) + IF([.$L134] &lt;&gt; &quot;Yes&quot;;-1;0) + IF([.$M134] &lt;&gt; &quot;Yes&quot;;-2;0) + IF([.$N134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2. Add Two Numbers:</text:p>
            <text:p/>
          </table:table-cell>
          <table:table-cell table:number-columns-repeated="2"/>
          <table:table-cell table:formula="of:= IF([.$D13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206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9" calcext:value-type="date">
            <text:p>02/19/2025</text:p>
          </table:table-cell>
          <table:table-cell table:content-validation-name="val3" office:value-type="string" calcext:value-type="string">
            <text:p>Linked-List</text:p>
          </table:table-cell>
          <table:table-cell table:content-validation-name="val4" office:value-type="string" calcext:value-type="string">
            <text:p>Sentinel-Node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" calcext:value-type="float">
            <text:p>3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5] &lt;&gt; &quot;Yes&quot;;-20;0) + IF([.$H135] &gt; 45;-20;0) + IF(AND([.$H135] &gt; 30; [.$H135] &lt;= 45);-8;0) + IF(AND([.$H135] &gt; 20; [.$H135] &lt;= 30);-3.5;0) + IF([.$K135] = 1;-5;0) + IF([.$K135] = 2;-10;0) + IF([.$K135] &gt; 2;-20;0) + IF([.$I135] = &quot;Avg&quot;;-3;0) + IF([.$I135] = &quot;Poor&quot;;-6;0) + IF([.$J135] = &quot;Avg&quot;;-2;0) + IF([.$J135] = &quot;Poor&quot;;-4;0) + IF([.$L135] &lt;&gt; &quot;Yes&quot;;-1;0) + IF([.$M135] &lt;&gt; &quot;Yes&quot;;-2;0) + IF([.$N135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206. Reverse Linked List:</text:p>
            <text:p/>
          </table:table-cell>
          <table:table-cell table:number-columns-repeated="2"/>
          <table:table-cell table:formula="of:= IF([.$D13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21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9" calcext:value-type="date">
            <text:p>02/19/2025</text:p>
          </table:table-cell>
          <table:table-cell table:content-validation-name="val3" office:value-type="string" calcext:value-type="string">
            <text:p>Linked-List</text:p>
          </table:table-cell>
          <table:table-cell table:content-validation-name="val4" office:value-type="string" calcext:value-type="string">
            <text:p>Sentinel-Node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9" calcext:value-type="float">
            <text:p>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6] &lt;&gt; &quot;Yes&quot;;-20;0) + IF([.$H136] &gt; 45;-20;0) + IF(AND([.$H136] &gt; 30; [.$H136] &lt;= 45);-8;0) + IF(AND([.$H136] &gt; 20; [.$H136] &lt;= 30);-3.5;0) + IF([.$K136] = 1;-5;0) + IF([.$K136] = 2;-10;0) + IF([.$K136] &gt; 2;-20;0) + IF([.$I136] = &quot;Avg&quot;;-3;0) + IF([.$I136] = &quot;Poor&quot;;-6;0) + IF([.$J136] = &quot;Avg&quot;;-2;0) + IF([.$J136] = &quot;Poor&quot;;-4;0) + IF([.$L136] &lt;&gt; &quot;Yes&quot;;-1;0) + IF([.$M136] &lt;&gt; &quot;Yes&quot;;-2;0) + IF([.$N136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21. Merge Two Sorted Lists:</text:p>
            <text:p/>
          </table:table-cell>
          <table:table-cell table:number-columns-repeated="2"/>
          <table:table-cell table:formula="of:= IF([.$D13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50.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9" calcext:value-type="date">
            <text:p>02/19/2025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9" calcext:value-type="float">
            <text:p>3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7] &lt;&gt; &quot;Yes&quot;;-20;0) + IF([.$H137] &gt; 45;-20;0) + IF(AND([.$H137] &gt; 30; [.$H137] &lt;= 45);-8;0) + IF(AND([.$H137] &gt; 20; [.$H137] &lt;= 30);-3.5;0) + IF([.$K137] = 1;-5;0) + IF([.$K137] = 2;-10;0) + IF([.$K137] &gt; 2;-20;0) + IF([.$I137] = &quot;Avg&quot;;-3;0) + IF([.$I137] = &quot;Poor&quot;;-6;0) + IF([.$J137] = &quot;Avg&quot;;-2;0) + IF([.$J137] = &quot;Poor&quot;;-4;0) + IF([.$L137] &lt;&gt; &quot;Yes&quot;;-1;0) + IF([.$M137] &lt;&gt; &quot;Yes&quot;;-2;0) + IF([.$N137] &lt;&gt; &quot;Yes&quot;;-2;0))" office:value-type="float" office:value="7" calcext:value-type="float">
            <text:p>7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50. Pow(x, n):</text:p>
            <text:p>- Slow</text:p>
            <text:p/>
          </table:table-cell>
          <table:table-cell table:number-columns-repeated="2"/>
          <table:table-cell table:formula="of:= IF([.$D13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C-43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9" calcext:value-type="date">
            <text:p>02/1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3" calcext:value-type="float">
            <text:p>33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8] &lt;&gt; &quot;Yes&quot;;-20;0) + IF([.$H138] &gt; 45;-20;0) + IF(AND([.$H138] &gt; 30; [.$H138] &lt;= 45);-8;0) + IF(AND([.$H138] &gt; 20; [.$H138] &lt;= 30);-3.5;0) + IF([.$K138] = 1;-5;0) + IF([.$K138] = 2;-10;0) + IF([.$K138] &gt; 2;-20;0) + IF([.$I138] = &quot;Avg&quot;;-3;0) + IF([.$I138] = &quot;Poor&quot;;-6;0) + IF([.$J138] = &quot;Avg&quot;;-2;0) + IF([.$J138] = &quot;Poor&quot;;-4;0) + IF([.$L138] &lt;&gt; &quot;Yes&quot;;-1;0) + IF([.$M138] &lt;&gt; &quot;Yes&quot;;-2;0) + IF([.$N138] &lt;&gt; &quot;Yes&quot;;-2;0))" office:value-type="float" office:value="12" calcext:value-type="float">
            <text:p>12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43. Multiply Strings:</text:p>
            <text:p>- Slow!</text:p>
            <text:p>- Did it by summing numbers instead of strings!</text:p>
            <text:p>- When I did the integer sum, I didn’t think about the possible overflow issues</text:p>
            <text:p/>
          </table:table-cell>
          <table:table-cell table:number-columns-repeated="2"/>
          <table:table-cell table:formula="of:= IF([.$D13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976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8" calcext:value-type="date">
            <text:p>02/18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5" calcext:value-type="float">
            <text:p>5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39] &lt;&gt; &quot;Yes&quot;;-20;0) + IF([.$H139] &gt; 45;-20;0) + IF(AND([.$H139] &gt; 30; [.$H139] &lt;= 45);-8;0) + IF(AND([.$H139] &gt; 20; [.$H139] &lt;= 30);-3.5;0) + IF([.$K139] = 1;-5;0) + IF([.$K139] = 2;-10;0) + IF([.$K139] &gt; 2;-20;0) + IF([.$I139] = &quot;Avg&quot;;-3;0) + IF([.$I139] = &quot;Poor&quot;;-6;0) + IF([.$J139] = &quot;Avg&quot;;-2;0) + IF([.$J139] = &quot;Poor&quot;;-4;0) + IF([.$L139] &lt;&gt; &quot;Yes&quot;;-1;0) + IF([.$M139] &lt;&gt; &quot;Yes&quot;;-2;0) + IF([.$N139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976. Largest Perimeter Triangle:</text:p>
            <text:p>- I didn’t know the triangle theorem</text:p>
            <text:p>- I didn’t use the problem property to simplify the triangle theorem</text:p>
            <text:p/>
          </table:table-cell>
          <table:table-cell table:number-columns-repeated="2"/>
          <table:table-cell table:formula="of:= IF([.$D13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860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8" calcext:value-type="date">
            <text:p>02/18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0" calcext:value-type="float">
            <text:p>1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0] &lt;&gt; &quot;Yes&quot;;-20;0) + IF([.$H140] &gt; 45;-20;0) + IF(AND([.$H140] &gt; 30; [.$H140] &lt;= 45);-8;0) + IF(AND([.$H140] &gt; 20; [.$H140] &lt;= 30);-3.5;0) + IF([.$K140] = 1;-5;0) + IF([.$K140] = 2;-10;0) + IF([.$K140] &gt; 2;-20;0) + IF([.$I140] = &quot;Avg&quot;;-3;0) + IF([.$I140] = &quot;Poor&quot;;-6;0) + IF([.$J140] = &quot;Avg&quot;;-2;0) + IF([.$J140] = &quot;Poor&quot;;-4;0) + IF([.$L140] &lt;&gt; &quot;Yes&quot;;-1;0) + IF([.$M140] &lt;&gt; &quot;Yes&quot;;-2;0) + IF([.$N140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860. Lemonade Change:</text:p>
            <text:p/>
          </table:table-cell>
          <table:table-cell table:number-columns-repeated="2"/>
          <table:table-cell table:formula="of:= IF([.$D14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491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6" calcext:value-type="date">
            <text:p>02/16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" calcext:value-type="float">
            <text:p>1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1] &lt;&gt; &quot;Yes&quot;;-20;0) + IF([.$H141] &gt; 45;-20;0) + IF(AND([.$H141] &gt; 30; [.$H141] &lt;= 45);-8;0) + IF(AND([.$H141] &gt; 20; [.$H141] &lt;= 30);-3.5;0) + IF([.$K141] = 1;-5;0) + IF([.$K141] = 2;-10;0) + IF([.$K141] &gt; 2;-20;0) + IF([.$I141] = &quot;Avg&quot;;-3;0) + IF([.$I141] = &quot;Poor&quot;;-6;0) + IF([.$J141] = &quot;Avg&quot;;-2;0) + IF([.$J141] = &quot;Poor&quot;;-4;0) + IF([.$L141] &lt;&gt; &quot;Yes&quot;;-1;0) + IF([.$M141] &lt;&gt; &quot;Yes&quot;;-2;0) + IF([.$N141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491. Average Salary Excluding the Minimum and Maximum Salary:</text:p>
            <text:p/>
            <text:p/>
          </table:table-cell>
          <table:table-cell table:number-columns-repeated="2"/>
          <table:table-cell table:formula="of:= IF([.$D14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523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2" calcext:value-type="date">
            <text:p>02/1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0" calcext:value-type="float">
            <text:p>1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2] &lt;&gt; &quot;Yes&quot;;-20;0) + IF([.$H142] &gt; 45;-20;0) + IF(AND([.$H142] &gt; 30; [.$H142] &lt;= 45);-8;0) + IF(AND([.$H142] &gt; 20; [.$H142] &lt;= 30);-3.5;0) + IF([.$K142] = 1;-5;0) + IF([.$K142] = 2;-10;0) + IF([.$K142] &gt; 2;-20;0) + IF([.$I142] = &quot;Avg&quot;;-3;0) + IF([.$I142] = &quot;Poor&quot;;-6;0) + IF([.$J142] = &quot;Avg&quot;;-2;0) + IF([.$J142] = &quot;Poor&quot;;-4;0) + IF([.$L142] &lt;&gt; &quot;Yes&quot;;-1;0) + IF([.$M142] &lt;&gt; &quot;Yes&quot;;-2;0) + IF([.$N142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523. Count Odd Numbers in an Interval Range:</text:p>
            <text:p/>
            <text:p/>
          </table:table-cell>
          <table:table-cell table:number-columns-repeated="2"/>
          <table:table-cell table:formula="of:= IF([.$D14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23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2" calcext:value-type="date">
            <text:p>02/1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30" calcext:value-type="float">
            <text:p>3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3] &lt;&gt; &quot;Yes&quot;;-20;0) + IF([.$H143] &gt; 45;-20;0) + IF(AND([.$H143] &gt; 30; [.$H143] &lt;= 45);-8;0) + IF(AND([.$H143] &gt; 20; [.$H143] &lt;= 30);-3.5;0) + IF([.$K143] = 1;-5;0) + IF([.$K143] = 2;-10;0) + IF([.$K143] &gt; 2;-20;0) + IF([.$I143] = &quot;Avg&quot;;-3;0) + IF([.$I143] = &quot;Poor&quot;;-6;0) + IF([.$J143] = &quot;Avg&quot;;-2;0) + IF([.$J143] = &quot;Poor&quot;;-4;0) + IF([.$L143] &lt;&gt; &quot;Yes&quot;;-1;0) + IF([.$M143] &lt;&gt; &quot;Yes&quot;;-2;0) + IF([.$N143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232. Check If It Is a Straight Line:</text:p>
            <text:p>- I used y = a * x + b formula</text:p>
            <text:p>- However, it doesn’t work for y = 0 and x = 0 lines</text:p>
            <text:p/>
          </table:table-cell>
          <table:table-cell table:number-columns-repeated="2"/>
          <table:table-cell table:formula="of:= IF([.$D14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67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2" calcext:value-type="date">
            <text:p>02/1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7" calcext:value-type="float">
            <text:p>17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4] &lt;&gt; &quot;Yes&quot;;-20;0) + IF([.$H144] &gt; 45;-20;0) + IF(AND([.$H144] &gt; 30; [.$H144] &lt;= 45);-8;0) + IF(AND([.$H144] &gt; 20; [.$H144] &lt;= 30);-3.5;0) + IF([.$K144] = 1;-5;0) + IF([.$K144] = 2;-10;0) + IF([.$K144] &gt; 2;-20;0) + IF([.$I144] = &quot;Avg&quot;;-3;0) + IF([.$I144] = &quot;Poor&quot;;-6;0) + IF([.$J144] = &quot;Avg&quot;;-2;0) + IF([.$J144] = &quot;Poor&quot;;-4;0) + IF([.$L144] &lt;&gt; &quot;Yes&quot;;-1;0) + IF([.$M144] &lt;&gt; &quot;Yes&quot;;-2;0) + IF([.$N144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67. Add Binary:</text:p>
            <text:p>- Slow!</text:p>
            <text:p>- I didn’t see the bitwise solution</text:p>
            <text:p/>
          </table:table-cell>
          <table:table-cell table:number-columns-repeated="2"/>
          <table:table-cell table:formula="of:= IF([.$D14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54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2-12" calcext:value-type="date">
            <text:p>02/1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rix-Spiral-Traversal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47" calcext:value-type="float">
            <text:p>47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5] &lt;&gt; &quot;Yes&quot;;-20;0) + IF([.$H145] &gt; 45;-20;0) + IF(AND([.$H145] &gt; 30; [.$H145] &lt;= 45);-8;0) + IF(AND([.$H145] &gt; 20; [.$H145] &lt;= 30);-3.5;0) + IF([.$K145] = 1;-5;0) + IF([.$K145] = 2;-10;0) + IF([.$K145] &gt; 2;-20;0) + IF([.$I145] = &quot;Avg&quot;;-3;0) + IF([.$I145] = &quot;Poor&quot;;-6;0) + IF([.$J145] = &quot;Avg&quot;;-2;0) + IF([.$J145] = &quot;Poor&quot;;-4;0) + IF([.$L145] &lt;&gt; &quot;Yes&quot;;-1;0) + IF([.$M145] &lt;&gt; &quot;Yes&quot;;-2;0) + IF([.$N145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54. Spiral Matrix:</text:p>
            <text:p>- Too slow!</text:p>
            <text:p/>
          </table:table-cell>
          <table:table-cell table:number-columns-repeated="2"/>
          <table:table-cell table:formula="of:= IF([.$D14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73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1" calcext:value-type="date">
            <text:p>02/1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3" calcext:value-type="float">
            <text:p>13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6] &lt;&gt; &quot;Yes&quot;;-20;0) + IF([.$H146] &gt; 45;-20;0) + IF(AND([.$H146] &gt; 30; [.$H146] &lt;= 45);-8;0) + IF(AND([.$H146] &gt; 20; [.$H146] &lt;= 30);-3.5;0) + IF([.$K146] = 1;-5;0) + IF([.$K146] = 2;-10;0) + IF([.$K146] &gt; 2;-20;0) + IF([.$I146] = &quot;Avg&quot;;-3;0) + IF([.$I146] = &quot;Poor&quot;;-6;0) + IF([.$J146] = &quot;Avg&quot;;-2;0) + IF([.$J146] = &quot;Poor&quot;;-4;0) + IF([.$L146] &lt;&gt; &quot;Yes&quot;;-1;0) + IF([.$M146] &lt;&gt; &quot;Yes&quot;;-2;0) + IF([.$N146] &lt;&gt; &quot;Yes&quot;;-2;0))" office:value-type="float" office:value="15" calcext:value-type="float">
            <text:p>15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73. Set Matrix Zeroes:</text:p>
            <text:p/>
            <text:p/>
          </table:table-cell>
          <table:table-cell table:number-columns-repeated="2"/>
          <table:table-cell table:formula="of:= IF([.$D14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57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1" calcext:value-type="date">
            <text:p>02/1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2" calcext:value-type="float">
            <text:p>12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7] &lt;&gt; &quot;Yes&quot;;-20;0) + IF([.$H147] &gt; 45;-20;0) + IF(AND([.$H147] &gt; 30; [.$H147] &lt;= 45);-8;0) + IF(AND([.$H147] &gt; 20; [.$H147] &lt;= 30);-3.5;0) + IF([.$K147] = 1;-5;0) + IF([.$K147] = 2;-10;0) + IF([.$K147] &gt; 2;-20;0) + IF([.$I147] = &quot;Avg&quot;;-3;0) + IF([.$I147] = &quot;Poor&quot;;-6;0) + IF([.$J147] = &quot;Avg&quot;;-2;0) + IF([.$J147] = &quot;Poor&quot;;-4;0) + IF([.$L147] &lt;&gt; &quot;Yes&quot;;-1;0) + IF([.$M147] &lt;&gt; &quot;Yes&quot;;-2;0) + IF([.$N147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572. Matrix Diagonal Sum:</text:p>
            <text:p/>
            <text:p/>
          </table:table-cell>
          <table:table-cell table:number-columns-repeated="2"/>
          <table:table-cell table:formula="of:= IF([.$D14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75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3" calcext:value-type="date">
            <text:p>02/03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Rotated-Arrays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0" calcext:value-type="float">
            <text:p>3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8] &lt;&gt; &quot;Yes&quot;;-20;0) + IF([.$H148] &gt; 45;-20;0) + IF(AND([.$H148] &gt; 30; [.$H148] &lt;= 45);-8;0) + IF(AND([.$H148] &gt; 20; [.$H148] &lt;= 30);-3.5;0) + IF([.$K148] = 1;-5;0) + IF([.$K148] = 2;-10;0) + IF([.$K148] &gt; 2;-20;0) + IF([.$I148] = &quot;Avg&quot;;-3;0) + IF([.$I148] = &quot;Poor&quot;;-6;0) + IF([.$J148] = &quot;Avg&quot;;-2;0) + IF([.$J148] = &quot;Poor&quot;;-4;0) + IF([.$L148] &lt;&gt; &quot;Yes&quot;;-1;0) + IF([.$M148] &lt;&gt; &quot;Yes&quot;;-2;0) + IF([.$N148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752. Check if Array Is Sorted and Rotated:</text:p>
            <text:p>- Struggled with rotated arrays</text:p>
            <text:p/>
          </table:table-cell>
          <table:table-cell table:number-columns-repeated="2"/>
          <table:table-cell table:formula="of:= IF([.$D14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3105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2" calcext:value-type="date">
            <text:p>02/02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8" calcext:value-type="float">
            <text:p>8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49] &lt;&gt; &quot;Yes&quot;;-20;0) + IF([.$H149] &gt; 45;-20;0) + IF(AND([.$H149] &gt; 30; [.$H149] &lt;= 45);-8;0) + IF(AND([.$H149] &gt; 20; [.$H149] &lt;= 30);-3.5;0) + IF([.$K149] = 1;-5;0) + IF([.$K149] = 2;-10;0) + IF([.$K149] &gt; 2;-20;0) + IF([.$I149] = &quot;Avg&quot;;-3;0) + IF([.$I149] = &quot;Poor&quot;;-6;0) + IF([.$J149] = &quot;Avg&quot;;-2;0) + IF([.$J149] = &quot;Poor&quot;;-4;0) + IF([.$L149] &lt;&gt; &quot;Yes&quot;;-1;0) + IF([.$M149] &lt;&gt; &quot;Yes&quot;;-2;0) + IF([.$N149] &lt;&gt; &quot;Yes&quot;;-2;0))" office:value-type="float" office:value="15" calcext:value-type="float">
            <text:p>15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3105. Longest Strictly Increasing or Strictly Decreasing Subarray:</text:p>
            <text:p/>
          </table:table-cell>
          <table:table-cell table:number-columns-repeated="2"/>
          <table:table-cell table:formula="of:= IF([.$D14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67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1" calcext:value-type="date">
            <text:p>02/0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4" calcext:value-type="float">
            <text:p>4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0] &lt;&gt; &quot;Yes&quot;;-20;0) + IF([.$H150] &gt; 45;-20;0) + IF(AND([.$H150] &gt; 30; [.$H150] &lt;= 45);-8;0) + IF(AND([.$H150] &gt; 20; [.$H150] &lt;= 30);-3.5;0) + IF([.$K150] = 1;-5;0) + IF([.$K150] = 2;-10;0) + IF([.$K150] &gt; 2;-20;0) + IF([.$I150] = &quot;Avg&quot;;-3;0) + IF([.$I150] = &quot;Poor&quot;;-6;0) + IF([.$J150] = &quot;Avg&quot;;-2;0) + IF([.$J150] = &quot;Poor&quot;;-4;0) + IF([.$L150] &lt;&gt; &quot;Yes&quot;;-1;0) + IF([.$M150] &lt;&gt; &quot;Yes&quot;;-2;0) + IF([.$N150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672. Richest Customer Wealth:</text:p>
            <text:p/>
          </table:table-cell>
          <table:table-cell table:number-columns-repeated="2"/>
          <table:table-cell table:formula="of:= IF([.$D15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979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2-01" calcext:value-type="date">
            <text:p>02/0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3" calcext:value-type="float">
            <text:p>3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1] &lt;&gt; &quot;Yes&quot;;-20;0) + IF([.$H151] &gt; 45;-20;0) + IF(AND([.$H151] &gt; 30; [.$H151] &lt;= 45);-8;0) + IF(AND([.$H151] &gt; 20; [.$H151] &lt;= 30);-3.5;0) + IF([.$K151] = 1;-5;0) + IF([.$K151] = 2;-10;0) + IF([.$K151] &gt; 2;-20;0) + IF([.$I151] = &quot;Avg&quot;;-3;0) + IF([.$I151] = &quot;Poor&quot;;-6;0) + IF([.$J151] = &quot;Avg&quot;;-2;0) + IF([.$J151] = &quot;Poor&quot;;-4;0) + IF([.$L151] &lt;&gt; &quot;Yes&quot;;-1;0) + IF([.$M151] &lt;&gt; &quot;Yes&quot;;-2;0) + IF([.$N151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979. Find Greatest Common Divisor of Array:</text:p>
            <text:p/>
          </table:table-cell>
          <table:table-cell table:number-columns-repeated="2"/>
          <table:table-cell table:formula="of:= IF([.$D15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C-150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2-01" calcext:value-type="date">
            <text:p>02/0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2" calcext:value-type="float">
            <text:p>22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2] &lt;&gt; &quot;Yes&quot;;-20;0) + IF([.$H152] &gt; 45;-20;0) + IF(AND([.$H152] &gt; 30; [.$H152] &lt;= 45);-8;0) + IF(AND([.$H152] &gt; 20; [.$H152] &lt;= 30);-3.5;0) + IF([.$K152] = 1;-5;0) + IF([.$K152] = 2;-10;0) + IF([.$K152] &gt; 2;-20;0) + IF([.$I152] = &quot;Avg&quot;;-3;0) + IF([.$I152] = &quot;Poor&quot;;-6;0) + IF([.$J152] = &quot;Avg&quot;;-2;0) + IF([.$J152] = &quot;Poor&quot;;-4;0) + IF([.$L152] &lt;&gt; &quot;Yes&quot;;-1;0) + IF([.$M152] &lt;&gt; &quot;Yes&quot;;-2;0) + IF([.$N152] &lt;&gt; &quot;Yes&quot;;-2;0))" office:value-type="float" office:value="11.5" calcext:value-type="float">
            <text:p>11.5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502. Can Make Arithmetic Progression From Sequence:</text:p>
            <text:p>- I used the math sequences’ properties</text:p>
            <text:p>- I didn’t see and didn’t test the special case where the sequence difference is 0</text:p>
            <text:p>- Slow!</text:p>
            <text:p/>
          </table:table-cell>
          <table:table-cell table:number-columns-repeated="2"/>
          <table:table-cell table:formula="of:= IF([.$D15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275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1" calcext:value-type="date">
            <text:p>02/0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imulati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9" calcext:value-type="float">
            <text:p>29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3] &lt;&gt; &quot;Yes&quot;;-20;0) + IF([.$H153] &gt; 45;-20;0) + IF(AND([.$H153] &gt; 30; [.$H153] &lt;= 45);-8;0) + IF(AND([.$H153] &gt; 20; [.$H153] &lt;= 30);-3.5;0) + IF([.$K153] = 1;-5;0) + IF([.$K153] = 2;-10;0) + IF([.$K153] &gt; 2;-20;0) + IF([.$I153] = &quot;Avg&quot;;-3;0) + IF([.$I153] = &quot;Poor&quot;;-6;0) + IF([.$J153] = &quot;Avg&quot;;-2;0) + IF([.$J153] = &quot;Poor&quot;;-4;0) + IF([.$L153] &lt;&gt; &quot;Yes&quot;;-1;0) + IF([.$M153] &lt;&gt; &quot;Yes&quot;;-2;0) + IF([.$N153] &lt;&gt; &quot;Yes&quot;;-2;0))" office:value-type="float" office:value="11.5" calcext:value-type="float">
            <text:p>11.50</text:p>
          </table:table-cell>
          <table:table-cell table:style-name="Default"/>
          <table:table-cell table:style-name="ce14" office:value-type="string" calcext:value-type="string">
            <text:p>LC-1275. Find Winner on a Tic Tac Toe Game:</text:p>
            <text:p>- Too slow!</text:p>
            <text:p>- I missed a requirement because I jumped into the solution before reading the whole description</text:p>
            <text:p/>
          </table:table-cell>
          <table:table-cell table:number-columns-repeated="2"/>
          <table:table-cell table:formula="of:= IF([.$D15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3151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01" calcext:value-type="date">
            <text:p>02/01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Bitwise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8" calcext:value-type="float">
            <text:p>8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4] &lt;&gt; &quot;Yes&quot;;-20;0) + IF([.$H154] &gt; 45;-20;0) + IF(AND([.$H154] &gt; 30; [.$H154] &lt;= 45);-8;0) + IF(AND([.$H154] &gt; 20; [.$H154] &lt;= 30);-3.5;0) + IF([.$K154] = 1;-5;0) + IF([.$K154] = 2;-10;0) + IF([.$K154] &gt; 2;-20;0) + IF([.$I154] = &quot;Avg&quot;;-3;0) + IF([.$I154] = &quot;Poor&quot;;-6;0) + IF([.$J154] = &quot;Avg&quot;;-2;0) + IF([.$J154] = &quot;Poor&quot;;-4;0) + IF([.$L154] &lt;&gt; &quot;Yes&quot;;-1;0) + IF([.$M154] &lt;&gt; &quot;Yes&quot;;-2;0) + IF([.$N154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3151. Special Array I:</text:p>
            <text:p>- Still struggling with python</text:p>
            <text:p>- Slow</text:p>
            <text:p/>
          </table:table-cell>
          <table:table-cell table:number-columns-repeated="2"/>
          <table:table-cell table:formula="of:= IF([.$D15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1041</text:p>
          </table:table-cell>
          <table:table-cell table:content-validation-name="val1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7" calcext:value-type="date">
            <text:p>01/2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imulati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0" calcext:value-type="float">
            <text:p>1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5] &lt;&gt; &quot;Yes&quot;;-20;0) + IF([.$H155] &gt; 45;-20;0) + IF(AND([.$H155] &gt; 30; [.$H155] &lt;= 45);-8;0) + IF(AND([.$H155] &gt; 20; [.$H155] &lt;= 30);-3.5;0) + IF([.$K155] = 1;-5;0) + IF([.$K155] = 2;-10;0) + IF([.$K155] &gt; 2;-20;0) + IF([.$I155] = &quot;Avg&quot;;-3;0) + IF([.$I155] = &quot;Poor&quot;;-6;0) + IF([.$J155] = &quot;Avg&quot;;-2;0) + IF([.$J155] = &quot;Poor&quot;;-4;0) + IF([.$L155] &lt;&gt; &quot;Yes&quot;;-1;0) + IF([.$M155] &lt;&gt; &quot;Yes&quot;;-2;0) + IF([.$N155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041. Robot Bounded In Circle:</text:p>
            <text:p>- Struggled to figure out the moves</text:p>
            <text:p>- I didn’t all the cases</text:p>
            <text:p/>
          </table:table-cell>
          <table:table-cell table:number-columns-repeated="2"/>
          <table:table-cell table:formula="of:= IF([.$D15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657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7" calcext:value-type="date">
            <text:p>01/2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Simulati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6] &lt;&gt; &quot;Yes&quot;;-20;0) + IF([.$H156] &gt; 45;-20;0) + IF(AND([.$H156] &gt; 30; [.$H156] &lt;= 45);-8;0) + IF(AND([.$H156] &gt; 20; [.$H156] &lt;= 30);-3.5;0) + IF([.$K156] = 1;-5;0) + IF([.$K156] = 2;-10;0) + IF([.$K156] &gt; 2;-20;0) + IF([.$I156] = &quot;Avg&quot;;-3;0) + IF([.$I156] = &quot;Poor&quot;;-6;0) + IF([.$J156] = &quot;Avg&quot;;-2;0) + IF([.$J156] = &quot;Poor&quot;;-4;0) + IF([.$L156] &lt;&gt; &quot;Yes&quot;;-1;0) + IF([.$M156] &lt;&gt; &quot;Yes&quot;;-2;0) + IF([.$N156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657. Robot Return to Origin:</text:p>
            <text:p/>
            <text:p/>
          </table:table-cell>
          <table:table-cell table:number-columns-repeated="2"/>
          <table:table-cell table:formula="of:= IF([.$D15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C-68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7" calcext:value-type="date">
            <text:p>01/2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pyth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0" calcext:value-type="float">
            <text:p>2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7] &lt;&gt; &quot;Yes&quot;;-20;0) + IF([.$H157] &gt; 45;-20;0) + IF(AND([.$H157] &gt; 30; [.$H157] &lt;= 45);-8;0) + IF(AND([.$H157] &gt; 20; [.$H157] &lt;= 30);-3.5;0) + IF([.$K157] = 1;-5;0) + IF([.$K157] = 2;-10;0) + IF([.$K157] &gt; 2;-20;0) + IF([.$I157] = &quot;Avg&quot;;-3;0) + IF([.$I157] = &quot;Poor&quot;;-6;0) + IF([.$J157] = &quot;Avg&quot;;-2;0) + IF([.$J157] = &quot;Poor&quot;;-4;0) + IF([.$L157] &lt;&gt; &quot;Yes&quot;;-1;0) + IF([.$M157] &lt;&gt; &quot;Yes&quot;;-2;0) + IF([.$N157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682. Baseball Game:</text:p>
            <text:p>- Too slow!</text:p>
            <text:p>- I didn’t know that s.isnumeric() does not work with negative numbers</text:p>
            <text:p/>
          </table:table-cell>
          <table:table-cell table:number-columns-repeated="2"/>
          <table:table-cell table:formula="of:= IF([.$D157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709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7" calcext:value-type="date">
            <text:p>01/2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python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8] &lt;&gt; &quot;Yes&quot;;-20;0) + IF([.$H158] &gt; 45;-20;0) + IF(AND([.$H158] &gt; 30; [.$H158] &lt;= 45);-8;0) + IF(AND([.$H158] &gt; 20; [.$H158] &lt;= 30);-3.5;0) + IF([.$K158] = 1;-5;0) + IF([.$K158] = 2;-10;0) + IF([.$K158] &gt; 2;-20;0) + IF([.$I158] = &quot;Avg&quot;;-3;0) + IF([.$I158] = &quot;Poor&quot;;-6;0) + IF([.$J158] = &quot;Avg&quot;;-2;0) + IF([.$J158] = &quot;Poor&quot;;-4;0) + IF([.$L158] &lt;&gt; &quot;Yes&quot;;-1;0) + IF([.$M158] &lt;&gt; &quot;Yes&quot;;-2;0) + IF([.$N158] &lt;&gt; &quot;Yes&quot;;-2;0))" office:value-type="float" office:value="15" calcext:value-type="float">
            <text:p>15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709. To Lower Case :</text:p>
            <text:p/>
            <text:p/>
          </table:table-cell>
          <table:table-cell table:number-columns-repeated="2"/>
          <table:table-cell table:formula="of:= IF([.$D158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C-1979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7" calcext:value-type="date">
            <text:p>01/27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0" calcext:value-type="float">
            <text:p>1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59] &lt;&gt; &quot;Yes&quot;;-20;0) + IF([.$H159] &gt; 45;-20;0) + IF(AND([.$H159] &gt; 30; [.$H159] &lt;= 45);-8;0) + IF(AND([.$H159] &gt; 20; [.$H159] &lt;= 30);-3.5;0) + IF([.$K159] = 1;-5;0) + IF([.$K159] = 2;-10;0) + IF([.$K159] &gt; 2;-20;0) + IF([.$I159] = &quot;Avg&quot;;-3;0) + IF([.$I159] = &quot;Poor&quot;;-6;0) + IF([.$J159] = &quot;Avg&quot;;-2;0) + IF([.$J159] = &quot;Poor&quot;;-4;0) + IF([.$L159] &lt;&gt; &quot;Yes&quot;;-1;0) + IF([.$M159] &lt;&gt; &quot;Yes&quot;;-2;0) + IF([.$N159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979. Find Greatest Common Divisor of Array:</text:p>
            <text:p>- A little bit slow but done it</text:p>
            <text:p/>
          </table:table-cell>
          <table:table-cell table:number-columns-repeated="2"/>
          <table:table-cell table:formula="of:= IF([.$D159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58.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6" calcext:value-type="date">
            <text:p>01/26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60] &lt;&gt; &quot;Yes&quot;;-20;0) + IF([.$H160] &gt; 45;-20;0) + IF(AND([.$H160] &gt; 30; [.$H160] &lt;= 45);-8;0) + IF(AND([.$H160] &gt; 20; [.$H160] &lt;= 30);-3.5;0) + IF([.$K160] = 1;-5;0) + IF([.$K160] = 2;-10;0) + IF([.$K160] &gt; 2;-20;0) + IF([.$I160] = &quot;Avg&quot;;-3;0) + IF([.$I160] = &quot;Poor&quot;;-6;0) + IF([.$J160] = &quot;Avg&quot;;-2;0) + IF([.$J160] = &quot;Poor&quot;;-4;0) + IF([.$L160] &lt;&gt; &quot;Yes&quot;;-1;0) + IF([.$M160] &lt;&gt; &quot;Yes&quot;;-2;0) + IF([.$N160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58. Length of Last Word:</text:p>
            <text:p/>
          </table:table-cell>
          <table:table-cell table:number-columns-repeated="2"/>
          <table:table-cell table:formula="of:= IF([.$D160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3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6" calcext:value-type="date">
            <text:p>01/26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Has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25" calcext:value-type="float">
            <text:p>2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No</text:p>
          </table:table-cell>
          <table:table-cell table:content-validation-name="val10" office:value-type="string" calcext:value-type="string">
            <text:p>No</text:p>
          </table:table-cell>
          <table:table-cell table:content-validation-name="val11" office:value-type="string" calcext:value-type="string">
            <text:p>No</text:p>
          </table:table-cell>
          <table:table-cell table:formula="of:= MAX(0; 20 + IF([.$G161] &lt;&gt; &quot;Yes&quot;;-20;0) + IF([.$H161] &gt; 45;-20;0) + IF(AND([.$H161] &gt; 30; [.$H161] &lt;= 45);-8;0) + IF(AND([.$H161] &gt; 20; [.$H161] &lt;= 30);-3.5;0) + IF([.$K161] = 1;-5;0) + IF([.$K161] = 2;-10;0) + IF([.$K161] &gt; 2;-20;0) + IF([.$I161] = &quot;Avg&quot;;-3;0) + IF([.$I161] = &quot;Poor&quot;;-6;0) + IF([.$J161] = &quot;Avg&quot;;-2;0) + IF([.$J161] = &quot;Poor&quot;;-4;0) + IF([.$L161] &lt;&gt; &quot;Yes&quot;;-1;0) + IF([.$M161] &lt;&gt; &quot;Yes&quot;;-2;0) + IF([.$N161] &lt;&gt; &quot;Yes&quot;;-2;0))" office:value-type="float" office:value="11.5" calcext:value-type="float">
            <text:p>11.5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3. Roman to Integer:</text:p>
            <text:p>- Not focused</text:p>
          </table:table-cell>
          <table:table-cell table:number-columns-repeated="2"/>
          <table:table-cell table:formula="of:= IF([.$D161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LC-150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6" calcext:value-type="date">
            <text:p>01/26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10" calcext:value-type="float">
            <text:p>10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62] &lt;&gt; &quot;Yes&quot;;-20;0) + IF([.$H162] &gt; 45;-20;0) + IF(AND([.$H162] &gt; 30; [.$H162] &lt;= 45);-8;0) + IF(AND([.$H162] &gt; 20; [.$H162] &lt;= 30);-3.5;0) + IF([.$K162] = 1;-5;0) + IF([.$K162] = 2;-10;0) + IF([.$K162] &gt; 2;-20;0) + IF([.$I162] = &quot;Avg&quot;;-3;0) + IF([.$I162] = &quot;Poor&quot;;-6;0) + IF([.$J162] = &quot;Avg&quot;;-2;0) + IF([.$J162] = &quot;Poor&quot;;-4;0) + IF([.$L162] &lt;&gt; &quot;Yes&quot;;-1;0) + IF([.$M162] &lt;&gt; &quot;Yes&quot;;-2;0) + IF([.$N162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502. Can Make Arithmetic Progression From Sequence:</text:p>
            <text:p>- My intuition was good but not focused</text:p>
            <text:p>- The intuition was max = min + (n - 1) * common_diff</text:p>
            <text:p>- Thus: common_diff = (max - min) // (n-1)</text:p>
            <text:p>- Use then a set to check if every number in the array has a predecessor and successor</text:p>
            <text:p/>
          </table:table-cell>
          <table:table-cell table:number-columns-repeated="2"/>
          <table:table-cell table:formula="of:= IF([.$D162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LC-1502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20" calcext:value-type="date">
            <text:p>01/20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Math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Poor</text:p>
          </table:table-cell>
          <table:table-cell table:content-validation-name="val8" office:value-type="string" calcext:value-type="string">
            <text:p>Poor</text:p>
          </table:table-cell>
          <table:table-cell office:value-type="float" office:value="1" calcext:value-type="float">
            <text:p>1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63] &lt;&gt; &quot;Yes&quot;;-20;0) + IF([.$H163] &gt; 45;-20;0) + IF(AND([.$H163] &gt; 30; [.$H163] &lt;= 45);-8;0) + IF(AND([.$H163] &gt; 20; [.$H163] &lt;= 30);-3.5;0) + IF([.$K163] = 1;-5;0) + IF([.$K163] = 2;-10;0) + IF([.$K163] &gt; 2;-20;0) + IF([.$I163] = &quot;Avg&quot;;-3;0) + IF([.$I163] = &quot;Poor&quot;;-6;0) + IF([.$J163] = &quot;Avg&quot;;-2;0) + IF([.$J163] = &quot;Poor&quot;;-4;0) + IF([.$L163] &lt;&gt; &quot;Yes&quot;;-1;0) + IF([.$M163] &lt;&gt; &quot;Yes&quot;;-2;0) + IF([.$N163] &lt;&gt; &quot;Yes&quot;;-2;0))" office:value-type="float" office:value="0" calcext:value-type="float">
            <text:p>0.00</text:p>
          </table:table-cell>
          <table:table-cell table:content-validation-name="val12" office:value-type="string" calcext:value-type="string">
            <text:p>To-Review</text:p>
          </table:table-cell>
          <table:table-cell table:style-name="ce14" office:value-type="string" calcext:value-type="string">
            <text:p>LC-1502. Can Make Arithmetic Progression From Sequence:</text:p>
            <text:p>- My easily saw the O(n) approach by using a set data structure</text:p>
            <text:p>- However, my intuition with arithmetic sequence sum was not good</text:p>
            <text:p>- I started with sum = n/2 (min + max)</text:p>
            <text:p>- My conclusion was if (sum * 2) / (n * (min+max)) was an integer, then</text:p>
            <text:p>the sequence was an arithmetic sequence</text:p>
            <text:p/>
          </table:table-cell>
          <table:table-cell table:number-columns-repeated="2"/>
          <table:table-cell table:formula="of:= IF([.$D163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1768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19" calcext:value-type="date">
            <text:p>01/19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64] &lt;&gt; &quot;Yes&quot;;-20;0) + IF([.$H164] &gt; 45;-20;0) + IF(AND([.$H164] &gt; 30; [.$H164] &lt;= 45);-8;0) + IF(AND([.$H164] &gt; 20; [.$H164] &lt;= 30);-3.5;0) + IF([.$K164] = 1;-5;0) + IF([.$K164] = 2;-10;0) + IF([.$K164] &gt; 2;-20;0) + IF([.$I164] = &quot;Avg&quot;;-3;0) + IF([.$I164] = &quot;Poor&quot;;-6;0) + IF([.$J164] = &quot;Avg&quot;;-2;0) + IF([.$J164] = &quot;Poor&quot;;-4;0) + IF([.$L164] &lt;&gt; &quot;Yes&quot;;-1;0) + IF([.$M164] &lt;&gt; &quot;Yes&quot;;-2;0) + IF([.$N164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768. Merge Strings Alternately:</text:p>
            <text:p/>
          </table:table-cell>
          <table:table-cell table:number-columns-repeated="2"/>
          <table:table-cell table:formula="of:= IF([.$D164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C-2678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18" calcext:value-type="date">
            <text:p>01/18/2025</text:p>
          </table:table-cell>
          <table:table-cell table:content-validation-name="val3" office:value-type="string" calcext:value-type="string">
            <text:p>Array/String</text:p>
          </table:table-cell>
          <table:table-cell table:content-validation-name="val4" office:value-type="string" calcext:value-type="string">
            <text:p>N/A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5" calcext:value-type="float">
            <text:p>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65] &lt;&gt; &quot;Yes&quot;;-20;0) + IF([.$H165] &gt; 45;-20;0) + IF(AND([.$H165] &gt; 30; [.$H165] &lt;= 45);-8;0) + IF(AND([.$H165] &gt; 20; [.$H165] &lt;= 30);-3.5;0) + IF([.$K165] = 1;-5;0) + IF([.$K165] = 2;-10;0) + IF([.$K165] &gt; 2;-20;0) + IF([.$I165] = &quot;Avg&quot;;-3;0) + IF([.$I165] = &quot;Poor&quot;;-6;0) + IF([.$J165] = &quot;Avg&quot;;-2;0) + IF([.$J165] = &quot;Poor&quot;;-4;0) + IF([.$L165] &lt;&gt; &quot;Yes&quot;;-1;0) + IF([.$M165] &lt;&gt; &quot;Yes&quot;;-2;0) + IF([.$N165] &lt;&gt; &quot;Yes&quot;;-2;0))" office:value-type="float" office:value="20" calcext:value-type="float">
            <text:p>20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2678. Number of Senior Citizens:</text:p>
            <text:p/>
          </table:table-cell>
          <table:table-cell table:number-columns-repeated="2"/>
          <table:table-cell table:formula="of:= IF([.$D165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C-1636</text:p>
          </table:table-cell>
          <table:table-cell table:content-validation-name="val1"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1-18" calcext:value-type="date">
            <text:p>01/18/2025</text:p>
          </table:table-cell>
          <table:table-cell table:content-validation-name="val3" office:value-type="string" calcext:value-type="string">
            <text:p>Hash/Set</text:p>
          </table:table-cell>
          <table:table-cell table:content-validation-name="val4" office:value-type="string" calcext:value-type="string">
            <text:p>Hashing</text:p>
          </table:table-cell>
          <table:table-cell table:content-validation-name="val5" office:value-type="string" calcext:value-type="string">
            <text:p>Yes</text:p>
          </table:table-cell>
          <table:table-cell table:content-validation-name="val6" office:value-type="float" office:value="45" calcext:value-type="float">
            <text:p>45</text:p>
          </table:table-cell>
          <table:table-cell table:content-validation-name="val7" office:value-type="string" calcext:value-type="string">
            <text:p>Good</text:p>
          </table:table-cell>
          <table:table-cell table:content-validation-name="val8"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Yes</text:p>
          </table:table-cell>
          <table:table-cell table:content-validation-name="val10" office:value-type="string" calcext:value-type="string">
            <text:p>Yes</text:p>
          </table:table-cell>
          <table:table-cell table:content-validation-name="val11" office:value-type="string" calcext:value-type="string">
            <text:p>Yes</text:p>
          </table:table-cell>
          <table:table-cell table:formula="of:= MAX(0; 20 + IF([.$G166] &lt;&gt; &quot;Yes&quot;;-20;0) + IF([.$H166] &gt; 45;-20;0) + IF(AND([.$H166] &gt; 30; [.$H166] &lt;= 45);-8;0) + IF(AND([.$H166] &gt; 20; [.$H166] &lt;= 30);-3.5;0) + IF([.$K166] = 1;-5;0) + IF([.$K166] = 2;-10;0) + IF([.$K166] &gt; 2;-20;0) + IF([.$I166] = &quot;Avg&quot;;-3;0) + IF([.$I166] = &quot;Poor&quot;;-6;0) + IF([.$J166] = &quot;Avg&quot;;-2;0) + IF([.$J166] = &quot;Poor&quot;;-4;0) + IF([.$L166] &lt;&gt; &quot;Yes&quot;;-1;0) + IF([.$M166] &lt;&gt; &quot;Yes&quot;;-2;0) + IF([.$N166] &lt;&gt; &quot;Yes&quot;;-2;0))" office:value-type="float" office:value="12" calcext:value-type="float">
            <text:p>12.00</text:p>
          </table:table-cell>
          <table:table-cell table:content-validation-name="val12" office:value-type="string" calcext:value-type="string">
            <text:p>Done</text:p>
          </table:table-cell>
          <table:table-cell table:style-name="ce14" office:value-type="string" calcext:value-type="string">
            <text:p>LC-1636. Sort Array by Increasing Frequency:</text:p>
            <text:p>- I didn’t use the Counter class</text:p>
            <text:p>- I didn’t use the List’s built-in sort method with custom lambda key</text:p>
            <text:p>- I’ve implemented everything</text:p>
            <text:p/>
          </table:table-cell>
          <table:table-cell table:number-columns-repeated="2"/>
          <table:table-cell table:formula="of:= IF([.$D166] &lt;= TODAY(); &quot;Yes&quot;; &quot;No&quot;)" office:value-type="string" office:string-value="Yes" calcext:value-type="string">
            <text:p>Yes</text:p>
          </table:table-cell>
          <table:table-cell table:number-columns-repeated="1002"/>
        </table:table-row>
        <table:table-row table:style-name="ro1" table:number-rows-repeated="1048409">
          <table:table-cell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</table:table>
      <table:table table:name="Algorithm_Problems_log_Chart" table:style-name="ta1">
        <table:shapes>
          <draw:frame draw:z-index="0" draw:style-name="gr1" draw:text-style-name="P1" svg:width="15.2433in" svg:height="7.25in" svg:x="3.6189in" svg:y="0.2602in">
            <draw:object draw:notify-on-update-of-ranges="Algorithm_Problems_log_Chart.A2:Algorithm_Problems_log_Chart.A153 Algorithm_Problems_log_Chart.A2:Algorithm_Problems_log_Chart.A153 Algorithm_Problems_log_Chart.B1:Algorithm_Problems_log_Chart.B1 Algorithm_Problems_log_Chart.B2:Algorithm_Problems_log_Chart.B153 Algorithm_Problems_log_Chart.A2:Algorithm_Problems_log_Chart.A153 Algorithm_Problems_log_Chart.C1:Algorithm_Problems_log_Chart.C1 Algorithm_Problems_log_Chart.C2:Algorithm_Problems_log_Chart.C153 Algorithm_Problems_log_Chart.A2:Algorithm_Problems_log_Chart.A153 Algorithm_Problems_log_Chart.D1:Algorithm_Problems_log_Chart.D1 Algorithm_Problems_log_Chart.D2:Algorithm_Problems_log_Chart.D153 Algorithm_Problems_log_Chart.A2:Algorithm_Problems_log_Chart.A153 Algorithm_Problems_log_Chart.E1:Algorithm_Problems_log_Chart.E1 Algorithm_Problems_log_Chart.E2:Algorithm_Problems_log_Chart.E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default-cell-style-name="ce45"/>
        <table:table-column table:style-name="co21" table:number-columns-repeated="2" table:default-cell-style-name="ce38"/>
        <table:table-column table:style-name="co22" table:default-cell-style-name="ce38"/>
        <table:table-column table:style-name="co14" table:default-cell-style-name="ce85"/>
        <table:table-column table:style-name="co19" table:default-cell-style-name="ce85"/>
        <table:table-column table:style-name="co14" table:number-columns-repeated="1000" table:default-cell-style-name="ce85"/>
        <table:table-column table:style-name="co14" table:number-columns-repeated="5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84" office:value-type="string" calcext:value-type="string">
            <text:p>Target</text:p>
          </table:table-cell>
          <table:table-cell table:style-name="ce84" office:value-type="string" calcext:value-type="string">
            <text:p>To_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18" calcext:value-type="date">
            <text:p>06/18/2025</text:p>
          </table:table-cell>
          <table:table-cell table:style-name="ce65" table:formula="of:=IFERROR(AVERAGEIFS([$Algorithm_Problems_log.$O$2:.$O$10278];[$Algorithm_Problems_log.$D$2:.$D$10278];[.$A2];[$Algorithm_Problems_log.$B$2:.$B$10278];&quot;Easy&quot;);[.$B3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2];[$Algorithm_Problems_log.$B$2:.$B$10278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];[$Algorithm_Problems_log.$B$2:.$B$10278];&quot;Hard&quot;);[.$D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17" calcext:value-type="date">
            <text:p>06/17/2025</text:p>
          </table:table-cell>
          <table:table-cell table:style-name="ce65" table:formula="of:=IFERROR(AVERAGEIFS([$Algorithm_Problems_log.$O$2:.$O$10278];[$Algorithm_Problems_log.$D$2:.$D$10278];[.$A3];[$Algorithm_Problems_log.$B$2:.$B$10278];&quot;Easy&quot;);[.$B4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3];[$Algorithm_Problems_log.$B$2:.$B$10278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3];[$Algorithm_Problems_log.$B$2:.$B$10278];&quot;Hard&quot;);[.$D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16" calcext:value-type="date">
            <text:p>06/16/2025</text:p>
          </table:table-cell>
          <table:table-cell table:style-name="ce65" table:formula="of:=IFERROR(AVERAGEIFS([$Algorithm_Problems_log.$O$2:.$O$10278];[$Algorithm_Problems_log.$D$2:.$D$10278];[.$A4];[$Algorithm_Problems_log.$B$2:.$B$10278];&quot;Easy&quot;);[.$B5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4];[$Algorithm_Problems_log.$B$2:.$B$10278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4];[$Algorithm_Problems_log.$B$2:.$B$10278];&quot;Hard&quot;);[.$D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15" calcext:value-type="date">
            <text:p>06/15/2025</text:p>
          </table:table-cell>
          <table:table-cell table:style-name="ce65" table:formula="of:=IFERROR(AVERAGEIFS([$Algorithm_Problems_log.$O$2:.$O$10278];[$Algorithm_Problems_log.$D$2:.$D$10278];[.$A5];[$Algorithm_Problems_log.$B$2:.$B$10278];&quot;Easy&quot;);[.$B6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5];[$Algorithm_Problems_log.$B$2:.$B$10278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5];[$Algorithm_Problems_log.$B$2:.$B$10278];&quot;Hard&quot;);[.$D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14" calcext:value-type="date">
            <text:p>06/14/2025</text:p>
          </table:table-cell>
          <table:table-cell table:style-name="ce65" table:formula="of:=IFERROR(AVERAGEIFS([$Algorithm_Problems_log.$O$2:.$O$10278];[$Algorithm_Problems_log.$D$2:.$D$10278];[.$A6];[$Algorithm_Problems_log.$B$2:.$B$10278];&quot;Easy&quot;);[.$B7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6];[$Algorithm_Problems_log.$B$2:.$B$10278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6];[$Algorithm_Problems_log.$B$2:.$B$10278];&quot;Hard&quot;);[.$D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13" calcext:value-type="date">
            <text:p>06/13/2025</text:p>
          </table:table-cell>
          <table:table-cell table:style-name="ce65" table:formula="of:=IFERROR(AVERAGEIFS([$Algorithm_Problems_log.$O$2:.$O$10278];[$Algorithm_Problems_log.$D$2:.$D$10278];[.$A7];[$Algorithm_Problems_log.$B$2:.$B$10278];&quot;Easy&quot;);[.$B8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7];[$Algorithm_Problems_log.$B$2:.$B$10278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];[$Algorithm_Problems_log.$B$2:.$B$10278];&quot;Hard&quot;);[.$D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12" calcext:value-type="date">
            <text:p>06/12/2025</text:p>
          </table:table-cell>
          <table:table-cell table:style-name="ce65" table:formula="of:=IFERROR(AVERAGEIFS([$Algorithm_Problems_log.$O$2:.$O$10278];[$Algorithm_Problems_log.$D$2:.$D$10278];[.$A8];[$Algorithm_Problems_log.$B$2:.$B$10278];&quot;Easy&quot;);[.$B9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8];[$Algorithm_Problems_log.$B$2:.$B$10278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];[$Algorithm_Problems_log.$B$2:.$B$10278];&quot;Hard&quot;);[.$D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11" calcext:value-type="date">
            <text:p>06/11/2025</text:p>
          </table:table-cell>
          <table:table-cell table:style-name="ce65" table:formula="of:=IFERROR(AVERAGEIFS([$Algorithm_Problems_log.$O$2:.$O$10278];[$Algorithm_Problems_log.$D$2:.$D$10278];[.$A9];[$Algorithm_Problems_log.$B$2:.$B$10278];&quot;Easy&quot;);[.$B10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9];[$Algorithm_Problems_log.$B$2:.$B$10278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9];[$Algorithm_Problems_log.$B$2:.$B$10278];&quot;Hard&quot;);[.$D1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10" calcext:value-type="date">
            <text:p>06/10/2025</text:p>
          </table:table-cell>
          <table:table-cell table:style-name="ce65" table:formula="of:=IFERROR(AVERAGEIFS([$Algorithm_Problems_log.$O$2:.$O$10278];[$Algorithm_Problems_log.$D$2:.$D$10278];[.$A10];[$Algorithm_Problems_log.$B$2:.$B$10278];&quot;Easy&quot;);[.$B11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10];[$Algorithm_Problems_log.$B$2:.$B$10278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0];[$Algorithm_Problems_log.$B$2:.$B$10278];&quot;Hard&quot;);[.$D1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09" calcext:value-type="date">
            <text:p>06/09/2025</text:p>
          </table:table-cell>
          <table:table-cell table:style-name="ce65" table:formula="of:=IFERROR(AVERAGEIFS([$Algorithm_Problems_log.$O$2:.$O$10278];[$Algorithm_Problems_log.$D$2:.$D$10278];[.$A11];[$Algorithm_Problems_log.$B$2:.$B$10278];&quot;Easy&quot;);[.$B12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11];[$Algorithm_Problems_log.$B$2:.$B$10278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1];[$Algorithm_Problems_log.$B$2:.$B$10278];&quot;Hard&quot;);[.$D1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08" calcext:value-type="date">
            <text:p>06/08/2025</text:p>
          </table:table-cell>
          <table:table-cell table:style-name="ce65" table:formula="of:=IFERROR(AVERAGEIFS([$Algorithm_Problems_log.$O$2:.$O$10278];[$Algorithm_Problems_log.$D$2:.$D$10278];[.$A12];[$Algorithm_Problems_log.$B$2:.$B$10278];&quot;Easy&quot;);[.$B13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12];[$Algorithm_Problems_log.$B$2:.$B$10278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2];[$Algorithm_Problems_log.$B$2:.$B$10278];&quot;Hard&quot;);[.$D1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07" calcext:value-type="date">
            <text:p>06/07/2025</text:p>
          </table:table-cell>
          <table:table-cell table:style-name="ce65" table:formula="of:=IFERROR(AVERAGEIFS([$Algorithm_Problems_log.$O$2:.$O$10278];[$Algorithm_Problems_log.$D$2:.$D$10278];[.$A13];[$Algorithm_Problems_log.$B$2:.$B$10278];&quot;Easy&quot;);[.$B14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13];[$Algorithm_Problems_log.$B$2:.$B$10278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3];[$Algorithm_Problems_log.$B$2:.$B$10278];&quot;Hard&quot;);[.$D1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06" calcext:value-type="date">
            <text:p>06/06/2025</text:p>
          </table:table-cell>
          <table:table-cell table:style-name="ce65" table:formula="of:=IFERROR(AVERAGEIFS([$Algorithm_Problems_log.$O$2:.$O$10278];[$Algorithm_Problems_log.$D$2:.$D$10278];[.$A14];[$Algorithm_Problems_log.$B$2:.$B$10278];&quot;Easy&quot;);[.$B15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14];[$Algorithm_Problems_log.$B$2:.$B$10278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];[$Algorithm_Problems_log.$B$2:.$B$10278];&quot;Hard&quot;);[.$D1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05" calcext:value-type="date">
            <text:p>06/05/2025</text:p>
          </table:table-cell>
          <table:table-cell table:style-name="ce65" table:formula="of:=IFERROR(AVERAGEIFS([$Algorithm_Problems_log.$O$2:.$O$10278];[$Algorithm_Problems_log.$D$2:.$D$10278];[.$A15];[$Algorithm_Problems_log.$B$2:.$B$10278];&quot;Easy&quot;);[.$B16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15];[$Algorithm_Problems_log.$B$2:.$B$10278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5];[$Algorithm_Problems_log.$B$2:.$B$10278];&quot;Hard&quot;);[.$D1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04" calcext:value-type="date">
            <text:p>06/04/2025</text:p>
          </table:table-cell>
          <table:table-cell table:style-name="ce65" table:formula="of:=IFERROR(AVERAGEIFS([$Algorithm_Problems_log.$O$2:.$O$10278];[$Algorithm_Problems_log.$D$2:.$D$10278];[.$A16];[$Algorithm_Problems_log.$B$2:.$B$10278];&quot;Easy&quot;);[.$B17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16];[$Algorithm_Problems_log.$B$2:.$B$10278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6];[$Algorithm_Problems_log.$B$2:.$B$10278];&quot;Hard&quot;);[.$D1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03" calcext:value-type="date">
            <text:p>06/03/2025</text:p>
          </table:table-cell>
          <table:table-cell table:style-name="ce65" table:formula="of:=IFERROR(AVERAGEIFS([$Algorithm_Problems_log.$O$2:.$O$10278];[$Algorithm_Problems_log.$D$2:.$D$10278];[.$A17];[$Algorithm_Problems_log.$B$2:.$B$10278];&quot;Easy&quot;);[.$B18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17];[$Algorithm_Problems_log.$B$2:.$B$10278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7];[$Algorithm_Problems_log.$B$2:.$B$10278];&quot;Hard&quot;);[.$D1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02" calcext:value-type="date">
            <text:p>06/02/2025</text:p>
          </table:table-cell>
          <table:table-cell table:style-name="ce65" table:formula="of:=IFERROR(AVERAGEIFS([$Algorithm_Problems_log.$O$2:.$O$10278];[$Algorithm_Problems_log.$D$2:.$D$10278];[.$A18];[$Algorithm_Problems_log.$B$2:.$B$10278];&quot;Easy&quot;);[.$B19])" office:value-type="float" office:value="14.5" calcext:value-type="float">
            <text:p>14.50</text:p>
          </table:table-cell>
          <table:table-cell table:style-name="ce65" table:formula="of:=IFERROR(AVERAGEIFS([$Algorithm_Problems_log.$O$2:.$O$10278];[$Algorithm_Problems_log.$D$2:.$D$10278];[.$A18];[$Algorithm_Problems_log.$B$2:.$B$10278];&quot;Medium&quot;);[.$C19])" office:value-type="float" office:value="18" calcext:value-type="float">
            <text:p>18.00</text:p>
          </table:table-cell>
          <table:table-cell table:style-name="ce65" table:formula="of:=IFERROR(AVERAGEIFS([$Algorithm_Problems_log.$O$2:.$O$10278];[$Algorithm_Problems_log.$D$2:.$D$10278];[.$A18];[$Algorithm_Problems_log.$B$2:.$B$10278];&quot;Hard&quot;);[.$D1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6-01" calcext:value-type="date">
            <text:p>06/01/2025</text:p>
          </table:table-cell>
          <table:table-cell table:style-name="ce65" table:formula="of:=IFERROR(AVERAGEIFS([$Algorithm_Problems_log.$O$2:.$O$10278];[$Algorithm_Problems_log.$D$2:.$D$10278];[.$A19];[$Algorithm_Problems_log.$B$2:.$B$10278];&quot;Easy&quot;);[.$B20])" office:value-type="float" office:value="15" calcext:value-type="float">
            <text:p>15.00</text:p>
          </table:table-cell>
          <table:table-cell table:style-name="ce65" table:formula="of:=IFERROR(AVERAGEIFS([$Algorithm_Problems_log.$O$2:.$O$10278];[$Algorithm_Problems_log.$D$2:.$D$10278];[.$A19];[$Algorithm_Problems_log.$B$2:.$B$10278];&quot;Medium&quot;);[.$C20])" office:value-type="float" office:value="18" calcext:value-type="float">
            <text:p>18.00</text:p>
          </table:table-cell>
          <table:table-cell table:style-name="ce65" table:formula="of:=IFERROR(AVERAGEIFS([$Algorithm_Problems_log.$O$2:.$O$10278];[$Algorithm_Problems_log.$D$2:.$D$10278];[.$A19];[$Algorithm_Problems_log.$B$2:.$B$10278];&quot;Hard&quot;);[.$D2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31" calcext:value-type="date">
            <text:p>05/31/2025</text:p>
          </table:table-cell>
          <table:table-cell table:style-name="ce65" table:formula="of:=IFERROR(AVERAGEIFS([$Algorithm_Problems_log.$O$2:.$O$10278];[$Algorithm_Problems_log.$D$2:.$D$10278];[.$A20];[$Algorithm_Problems_log.$B$2:.$B$10278];&quot;Easy&quot;);[.$B21])" office:value-type="float" office:value="15" calcext:value-type="float">
            <text:p>15.00</text:p>
          </table:table-cell>
          <table:table-cell table:style-name="ce65" table:formula="of:=IFERROR(AVERAGEIFS([$Algorithm_Problems_log.$O$2:.$O$10278];[$Algorithm_Problems_log.$D$2:.$D$10278];[.$A20];[$Algorithm_Problems_log.$B$2:.$B$10278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0];[$Algorithm_Problems_log.$B$2:.$B$10278];&quot;Hard&quot;);[.$D2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30" calcext:value-type="date">
            <text:p>05/30/2025</text:p>
          </table:table-cell>
          <table:table-cell table:style-name="ce65" table:formula="of:=IFERROR(AVERAGEIFS([$Algorithm_Problems_log.$O$2:.$O$10278];[$Algorithm_Problems_log.$D$2:.$D$10278];[.$A21];[$Algorithm_Problems_log.$B$2:.$B$10278];&quot;Easy&quot;);[.$B22])" office:value-type="float" office:value="15" calcext:value-type="float">
            <text:p>15.00</text:p>
          </table:table-cell>
          <table:table-cell table:style-name="ce65" table:formula="of:=IFERROR(AVERAGEIFS([$Algorithm_Problems_log.$O$2:.$O$10278];[$Algorithm_Problems_log.$D$2:.$D$10278];[.$A21];[$Algorithm_Problems_log.$B$2:.$B$10278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1];[$Algorithm_Problems_log.$B$2:.$B$10278];&quot;Hard&quot;);[.$D2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9" calcext:value-type="date">
            <text:p>05/29/2025</text:p>
          </table:table-cell>
          <table:table-cell table:style-name="ce65" table:formula="of:=IFERROR(AVERAGEIFS([$Algorithm_Problems_log.$O$2:.$O$10278];[$Algorithm_Problems_log.$D$2:.$D$10278];[.$A22];[$Algorithm_Problems_log.$B$2:.$B$10278];&quot;Easy&quot;);[.$B23])" office:value-type="float" office:value="15" calcext:value-type="float">
            <text:p>15.00</text:p>
          </table:table-cell>
          <table:table-cell table:style-name="ce65" table:formula="of:=IFERROR(AVERAGEIFS([$Algorithm_Problems_log.$O$2:.$O$10278];[$Algorithm_Problems_log.$D$2:.$D$10278];[.$A22];[$Algorithm_Problems_log.$B$2:.$B$10278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2];[$Algorithm_Problems_log.$B$2:.$B$10278];&quot;Hard&quot;);[.$D2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8" calcext:value-type="date">
            <text:p>05/28/2025</text:p>
          </table:table-cell>
          <table:table-cell table:style-name="ce65" table:formula="of:=IFERROR(AVERAGEIFS([$Algorithm_Problems_log.$O$2:.$O$10278];[$Algorithm_Problems_log.$D$2:.$D$10278];[.$A23];[$Algorithm_Problems_log.$B$2:.$B$10278];&quot;Easy&quot;);[.$B24])" office:value-type="float" office:value="15" calcext:value-type="float">
            <text:p>15.00</text:p>
          </table:table-cell>
          <table:table-cell table:style-name="ce65" table:formula="of:=IFERROR(AVERAGEIFS([$Algorithm_Problems_log.$O$2:.$O$10278];[$Algorithm_Problems_log.$D$2:.$D$10278];[.$A23];[$Algorithm_Problems_log.$B$2:.$B$10278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3];[$Algorithm_Problems_log.$B$2:.$B$10278];&quot;Hard&quot;);[.$D2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7" calcext:value-type="date">
            <text:p>05/27/2025</text:p>
          </table:table-cell>
          <table:table-cell table:style-name="ce65" table:formula="of:=IFERROR(AVERAGEIFS([$Algorithm_Problems_log.$O$2:.$O$10278];[$Algorithm_Problems_log.$D$2:.$D$10278];[.$A24];[$Algorithm_Problems_log.$B$2:.$B$10278];&quot;Easy&quot;);[.$B25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24];[$Algorithm_Problems_log.$B$2:.$B$10278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4];[$Algorithm_Problems_log.$B$2:.$B$10278];&quot;Hard&quot;);[.$D2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6" calcext:value-type="date">
            <text:p>05/26/2025</text:p>
          </table:table-cell>
          <table:table-cell table:style-name="ce65" table:formula="of:=IFERROR(AVERAGEIFS([$Algorithm_Problems_log.$O$2:.$O$10278];[$Algorithm_Problems_log.$D$2:.$D$10278];[.$A25];[$Algorithm_Problems_log.$B$2:.$B$10278];&quot;Easy&quot;);[.$B26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25];[$Algorithm_Problems_log.$B$2:.$B$10278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5];[$Algorithm_Problems_log.$B$2:.$B$10278];&quot;Hard&quot;);[.$D2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5" calcext:value-type="date">
            <text:p>05/25/2025</text:p>
          </table:table-cell>
          <table:table-cell table:style-name="ce65" table:formula="of:=IFERROR(AVERAGEIFS([$Algorithm_Problems_log.$O$2:.$O$10278];[$Algorithm_Problems_log.$D$2:.$D$10278];[.$A26];[$Algorithm_Problems_log.$B$2:.$B$10278];&quot;Easy&quot;);[.$B27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26];[$Algorithm_Problems_log.$B$2:.$B$10278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6];[$Algorithm_Problems_log.$B$2:.$B$10278];&quot;Hard&quot;);[.$D2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4" calcext:value-type="date">
            <text:p>05/24/2025</text:p>
          </table:table-cell>
          <table:table-cell table:style-name="ce65" table:formula="of:=IFERROR(AVERAGEIFS([$Algorithm_Problems_log.$O$2:.$O$10278];[$Algorithm_Problems_log.$D$2:.$D$10278];[.$A27];[$Algorithm_Problems_log.$B$2:.$B$10278];&quot;Easy&quot;);[.$B28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27];[$Algorithm_Problems_log.$B$2:.$B$10278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7];[$Algorithm_Problems_log.$B$2:.$B$10278];&quot;Hard&quot;);[.$D2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3" calcext:value-type="date">
            <text:p>05/23/2025</text:p>
          </table:table-cell>
          <table:table-cell table:style-name="ce65" table:formula="of:=IFERROR(AVERAGEIFS([$Algorithm_Problems_log.$O$2:.$O$10278];[$Algorithm_Problems_log.$D$2:.$D$10278];[.$A28];[$Algorithm_Problems_log.$B$2:.$B$10278];&quot;Easy&quot;);[.$B29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28];[$Algorithm_Problems_log.$B$2:.$B$10278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8];[$Algorithm_Problems_log.$B$2:.$B$10278];&quot;Hard&quot;);[.$D2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2" calcext:value-type="date">
            <text:p>05/22/2025</text:p>
          </table:table-cell>
          <table:table-cell table:style-name="ce65" table:formula="of:=IFERROR(AVERAGEIFS([$Algorithm_Problems_log.$O$2:.$O$10278];[$Algorithm_Problems_log.$D$2:.$D$10278];[.$A29];[$Algorithm_Problems_log.$B$2:.$B$10278];&quot;Easy&quot;);[.$B30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29];[$Algorithm_Problems_log.$B$2:.$B$10278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29];[$Algorithm_Problems_log.$B$2:.$B$10278];&quot;Hard&quot;);[.$D3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1" calcext:value-type="date">
            <text:p>05/21/2025</text:p>
          </table:table-cell>
          <table:table-cell table:style-name="ce65" table:formula="of:=IFERROR(AVERAGEIFS([$Algorithm_Problems_log.$O$2:.$O$10278];[$Algorithm_Problems_log.$D$2:.$D$10278];[.$A30];[$Algorithm_Problems_log.$B$2:.$B$10278];&quot;Easy&quot;);[.$B31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30];[$Algorithm_Problems_log.$B$2:.$B$10278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30];[$Algorithm_Problems_log.$B$2:.$B$10278];&quot;Hard&quot;);[.$D3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20" calcext:value-type="date">
            <text:p>05/20/2025</text:p>
          </table:table-cell>
          <table:table-cell table:style-name="ce65" table:formula="of:=IFERROR(AVERAGEIFS([$Algorithm_Problems_log.$O$2:.$O$10278];[$Algorithm_Problems_log.$D$2:.$D$10278];[.$A31];[$Algorithm_Problems_log.$B$2:.$B$10278];&quot;Easy&quot;);[.$B32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31];[$Algorithm_Problems_log.$B$2:.$B$10278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31];[$Algorithm_Problems_log.$B$2:.$B$10278];&quot;Hard&quot;);[.$D3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9" calcext:value-type="date">
            <text:p>05/19/2025</text:p>
          </table:table-cell>
          <table:table-cell table:style-name="ce65" table:formula="of:=IFERROR(AVERAGEIFS([$Algorithm_Problems_log.$O$2:.$O$10278];[$Algorithm_Problems_log.$D$2:.$D$10278];[.$A32];[$Algorithm_Problems_log.$B$2:.$B$10278];&quot;Easy&quot;);[.$B33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32];[$Algorithm_Problems_log.$B$2:.$B$10278];&quot;Medium&quot;);[.$C33])" office:value-type="float" office:value="7" calcext:value-type="float">
            <text:p>7.00</text:p>
          </table:table-cell>
          <table:table-cell table:style-name="ce65" table:formula="of:=IFERROR(AVERAGEIFS([$Algorithm_Problems_log.$O$2:.$O$10278];[$Algorithm_Problems_log.$D$2:.$D$10278];[.$A32];[$Algorithm_Problems_log.$B$2:.$B$10278];&quot;Hard&quot;);[.$D3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8" calcext:value-type="date">
            <text:p>05/18/2025</text:p>
          </table:table-cell>
          <table:table-cell table:style-name="ce65" table:formula="of:=IFERROR(AVERAGEIFS([$Algorithm_Problems_log.$O$2:.$O$10278];[$Algorithm_Problems_log.$D$2:.$D$10278];[.$A33];[$Algorithm_Problems_log.$B$2:.$B$10278];&quot;Easy&quot;);[.$B34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33];[$Algorithm_Problems_log.$B$2:.$B$10278];&quot;Medium&quot;);[.$C34])" office:value-type="float" office:value="12" calcext:value-type="float">
            <text:p>12.00</text:p>
          </table:table-cell>
          <table:table-cell table:style-name="ce65" table:formula="of:=IFERROR(AVERAGEIFS([$Algorithm_Problems_log.$O$2:.$O$10278];[$Algorithm_Problems_log.$D$2:.$D$10278];[.$A33];[$Algorithm_Problems_log.$B$2:.$B$10278];&quot;Hard&quot;);[.$D3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7" calcext:value-type="date">
            <text:p>05/17/2025</text:p>
          </table:table-cell>
          <table:table-cell table:style-name="ce65" table:formula="of:=IFERROR(AVERAGEIFS([$Algorithm_Problems_log.$O$2:.$O$10278];[$Algorithm_Problems_log.$D$2:.$D$10278];[.$A34];[$Algorithm_Problems_log.$B$2:.$B$10278];&quot;Easy&quot;);[.$B35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34];[$Algorithm_Problems_log.$B$2:.$B$10278];&quot;Medium&quot;);[.$C35])" office:value-type="float" office:value="12" calcext:value-type="float">
            <text:p>12.00</text:p>
          </table:table-cell>
          <table:table-cell table:style-name="ce65" table:formula="of:=IFERROR(AVERAGEIFS([$Algorithm_Problems_log.$O$2:.$O$10278];[$Algorithm_Problems_log.$D$2:.$D$10278];[.$A34];[$Algorithm_Problems_log.$B$2:.$B$10278];&quot;Hard&quot;);[.$D3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6" calcext:value-type="date">
            <text:p>05/16/2025</text:p>
          </table:table-cell>
          <table:table-cell table:style-name="ce65" table:formula="of:=IFERROR(AVERAGEIFS([$Algorithm_Problems_log.$O$2:.$O$10278];[$Algorithm_Problems_log.$D$2:.$D$10278];[.$A35];[$Algorithm_Problems_log.$B$2:.$B$10278];&quot;Easy&quot;);[.$B36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35];[$Algorithm_Problems_log.$B$2:.$B$10278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35];[$Algorithm_Problems_log.$B$2:.$B$10278];&quot;Hard&quot;);[.$D3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5" calcext:value-type="date">
            <text:p>05/15/2025</text:p>
          </table:table-cell>
          <table:table-cell table:style-name="ce65" table:formula="of:=IFERROR(AVERAGEIFS([$Algorithm_Problems_log.$O$2:.$O$10278];[$Algorithm_Problems_log.$D$2:.$D$10278];[.$A36];[$Algorithm_Problems_log.$B$2:.$B$10278];&quot;Easy&quot;);[.$B37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36];[$Algorithm_Problems_log.$B$2:.$B$10278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36];[$Algorithm_Problems_log.$B$2:.$B$10278];&quot;Hard&quot;);[.$D3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4" calcext:value-type="date">
            <text:p>05/14/2025</text:p>
          </table:table-cell>
          <table:table-cell table:style-name="ce65" table:formula="of:=IFERROR(AVERAGEIFS([$Algorithm_Problems_log.$O$2:.$O$10278];[$Algorithm_Problems_log.$D$2:.$D$10278];[.$A37];[$Algorithm_Problems_log.$B$2:.$B$10278];&quot;Easy&quot;);[.$B38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37];[$Algorithm_Problems_log.$B$2:.$B$10278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37];[$Algorithm_Problems_log.$B$2:.$B$10278];&quot;Hard&quot;);[.$D3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3" calcext:value-type="date">
            <text:p>05/13/2025</text:p>
          </table:table-cell>
          <table:table-cell table:style-name="ce65" table:formula="of:=IFERROR(AVERAGEIFS([$Algorithm_Problems_log.$O$2:.$O$10278];[$Algorithm_Problems_log.$D$2:.$D$10278];[.$A38];[$Algorithm_Problems_log.$B$2:.$B$10278];&quot;Easy&quot;);[.$B39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38];[$Algorithm_Problems_log.$B$2:.$B$10278];&quot;Medium&quot;);[.$C39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38];[$Algorithm_Problems_log.$B$2:.$B$10278];&quot;Hard&quot;);[.$D3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2" calcext:value-type="date">
            <text:p>05/12/2025</text:p>
          </table:table-cell>
          <table:table-cell table:style-name="ce65" table:formula="of:=IFERROR(AVERAGEIFS([$Algorithm_Problems_log.$O$2:.$O$10278];[$Algorithm_Problems_log.$D$2:.$D$10278];[.$A39];[$Algorithm_Problems_log.$B$2:.$B$10278];&quot;Easy&quot;);[.$B40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39];[$Algorithm_Problems_log.$B$2:.$B$10278];&quot;Medium&quot;);[.$C4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39];[$Algorithm_Problems_log.$B$2:.$B$10278];&quot;Hard&quot;);[.$D4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1" calcext:value-type="date">
            <text:p>05/11/2025</text:p>
          </table:table-cell>
          <table:table-cell table:style-name="ce65" table:formula="of:=IFERROR(AVERAGEIFS([$Algorithm_Problems_log.$O$2:.$O$10278];[$Algorithm_Problems_log.$D$2:.$D$10278];[.$A40];[$Algorithm_Problems_log.$B$2:.$B$10278];&quot;Easy&quot;);[.$B41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0];[$Algorithm_Problems_log.$B$2:.$B$10278];&quot;Medium&quot;);[.$C41])" office:value-type="float" office:value="12" calcext:value-type="float">
            <text:p>12.00</text:p>
          </table:table-cell>
          <table:table-cell table:style-name="ce65" table:formula="of:=IFERROR(AVERAGEIFS([$Algorithm_Problems_log.$O$2:.$O$10278];[$Algorithm_Problems_log.$D$2:.$D$10278];[.$A40];[$Algorithm_Problems_log.$B$2:.$B$10278];&quot;Hard&quot;);[.$D4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10" calcext:value-type="date">
            <text:p>05/10/2025</text:p>
          </table:table-cell>
          <table:table-cell table:style-name="ce65" table:formula="of:=IFERROR(AVERAGEIFS([$Algorithm_Problems_log.$O$2:.$O$10278];[$Algorithm_Problems_log.$D$2:.$D$10278];[.$A41];[$Algorithm_Problems_log.$B$2:.$B$10278];&quot;Easy&quot;);[.$B42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1];[$Algorithm_Problems_log.$B$2:.$B$10278];&quot;Medium&quot;);[.$C42])" office:value-type="float" office:value="12" calcext:value-type="float">
            <text:p>12.00</text:p>
          </table:table-cell>
          <table:table-cell table:style-name="ce65" table:formula="of:=IFERROR(AVERAGEIFS([$Algorithm_Problems_log.$O$2:.$O$10278];[$Algorithm_Problems_log.$D$2:.$D$10278];[.$A41];[$Algorithm_Problems_log.$B$2:.$B$10278];&quot;Hard&quot;);[.$D4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09" calcext:value-type="date">
            <text:p>05/09/2025</text:p>
          </table:table-cell>
          <table:table-cell table:style-name="ce65" table:formula="of:=IFERROR(AVERAGEIFS([$Algorithm_Problems_log.$O$2:.$O$10278];[$Algorithm_Problems_log.$D$2:.$D$10278];[.$A42];[$Algorithm_Problems_log.$B$2:.$B$10278];&quot;Easy&quot;);[.$B43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2];[$Algorithm_Problems_log.$B$2:.$B$10278];&quot;Medium&quot;);[.$C43])" office:value-type="float" office:value="12" calcext:value-type="float">
            <text:p>12.00</text:p>
          </table:table-cell>
          <table:table-cell table:style-name="ce65" table:formula="of:=IFERROR(AVERAGEIFS([$Algorithm_Problems_log.$O$2:.$O$10278];[$Algorithm_Problems_log.$D$2:.$D$10278];[.$A42];[$Algorithm_Problems_log.$B$2:.$B$10278];&quot;Hard&quot;);[.$D4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08" calcext:value-type="date">
            <text:p>05/08/2025</text:p>
          </table:table-cell>
          <table:table-cell table:style-name="ce65" table:formula="of:=IFERROR(AVERAGEIFS([$Algorithm_Problems_log.$O$2:.$O$10278];[$Algorithm_Problems_log.$D$2:.$D$10278];[.$A43];[$Algorithm_Problems_log.$B$2:.$B$10278];&quot;Easy&quot;);[.$B44])" office:value-type="float" office:value="17.6666666666667" calcext:value-type="float">
            <text:p>17.67</text:p>
          </table:table-cell>
          <table:table-cell table:style-name="ce65" table:formula="of:=IFERROR(AVERAGEIFS([$Algorithm_Problems_log.$O$2:.$O$10278];[$Algorithm_Problems_log.$D$2:.$D$10278];[.$A43];[$Algorithm_Problems_log.$B$2:.$B$10278];&quot;Medium&quot;);[.$C44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3];[$Algorithm_Problems_log.$B$2:.$B$10278];&quot;Hard&quot;);[.$D44])" office:value-type="float" office:value="12" calcext:value-type="float">
            <text:p>12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07" calcext:value-type="date">
            <text:p>05/07/2025</text:p>
          </table:table-cell>
          <table:table-cell table:style-name="ce65" table:formula="of:=IFERROR(AVERAGEIFS([$Algorithm_Problems_log.$O$2:.$O$10278];[$Algorithm_Problems_log.$D$2:.$D$10278];[.$A44];[$Algorithm_Problems_log.$B$2:.$B$10278];&quot;Easy&quot;);[.$B45])" office:value-type="float" office:value="17.6666666666667" calcext:value-type="float">
            <text:p>17.67</text:p>
          </table:table-cell>
          <table:table-cell table:style-name="ce65" table:formula="of:=IFERROR(AVERAGEIFS([$Algorithm_Problems_log.$O$2:.$O$10278];[$Algorithm_Problems_log.$D$2:.$D$10278];[.$A44];[$Algorithm_Problems_log.$B$2:.$B$10278];&quot;Medium&quot;);[.$C45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4];[$Algorithm_Problems_log.$B$2:.$B$10278];&quot;Hard&quot;);[.$D45])" office:value-type="float" office:value="12" calcext:value-type="float">
            <text:p>12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06" calcext:value-type="date">
            <text:p>05/06/2025</text:p>
          </table:table-cell>
          <table:table-cell table:style-name="ce65" table:formula="of:=IFERROR(AVERAGEIFS([$Algorithm_Problems_log.$O$2:.$O$10278];[$Algorithm_Problems_log.$D$2:.$D$10278];[.$A45];[$Algorithm_Problems_log.$B$2:.$B$10278];&quot;Easy&quot;);[.$B46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5];[$Algorithm_Problems_log.$B$2:.$B$10278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45];[$Algorithm_Problems_log.$B$2:.$B$10278];&quot;Hard&quot;);[.$D46])" office:value-type="float" office:value="12" calcext:value-type="float">
            <text:p>12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05" calcext:value-type="date">
            <text:p>05/05/2025</text:p>
          </table:table-cell>
          <table:table-cell table:style-name="ce65" table:formula="of:=IFERROR(AVERAGEIFS([$Algorithm_Problems_log.$O$2:.$O$10278];[$Algorithm_Problems_log.$D$2:.$D$10278];[.$A46];[$Algorithm_Problems_log.$B$2:.$B$10278];&quot;Easy&quot;);[.$B47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6];[$Algorithm_Problems_log.$B$2:.$B$10278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46];[$Algorithm_Problems_log.$B$2:.$B$10278];&quot;Hard&quot;);[.$D4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04" calcext:value-type="date">
            <text:p>05/04/2025</text:p>
          </table:table-cell>
          <table:table-cell table:style-name="ce65" table:formula="of:=IFERROR(AVERAGEIFS([$Algorithm_Problems_log.$O$2:.$O$10278];[$Algorithm_Problems_log.$D$2:.$D$10278];[.$A47];[$Algorithm_Problems_log.$B$2:.$B$10278];&quot;Easy&quot;);[.$B48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7];[$Algorithm_Problems_log.$B$2:.$B$10278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47];[$Algorithm_Problems_log.$B$2:.$B$10278];&quot;Hard&quot;);[.$D4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03" calcext:value-type="date">
            <text:p>05/03/2025</text:p>
          </table:table-cell>
          <table:table-cell table:style-name="ce65" table:formula="of:=IFERROR(AVERAGEIFS([$Algorithm_Problems_log.$O$2:.$O$10278];[$Algorithm_Problems_log.$D$2:.$D$10278];[.$A48];[$Algorithm_Problems_log.$B$2:.$B$10278];&quot;Easy&quot;);[.$B49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8];[$Algorithm_Problems_log.$B$2:.$B$10278];&quot;Medium&quot;);[.$C49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8];[$Algorithm_Problems_log.$B$2:.$B$10278];&quot;Hard&quot;);[.$D4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02" calcext:value-type="date">
            <text:p>05/02/2025</text:p>
          </table:table-cell>
          <table:table-cell table:style-name="ce65" table:formula="of:=IFERROR(AVERAGEIFS([$Algorithm_Problems_log.$O$2:.$O$10278];[$Algorithm_Problems_log.$D$2:.$D$10278];[.$A49];[$Algorithm_Problems_log.$B$2:.$B$10278];&quot;Easy&quot;);[.$B5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9];[$Algorithm_Problems_log.$B$2:.$B$10278];&quot;Medium&quot;);[.$C5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49];[$Algorithm_Problems_log.$B$2:.$B$10278];&quot;Hard&quot;);[.$D5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5-01" calcext:value-type="date">
            <text:p>05/01/2025</text:p>
          </table:table-cell>
          <table:table-cell table:style-name="ce65" table:formula="of:=IFERROR(AVERAGEIFS([$Algorithm_Problems_log.$O$2:.$O$10278];[$Algorithm_Problems_log.$D$2:.$D$10278];[.$A50];[$Algorithm_Problems_log.$B$2:.$B$10278];&quot;Easy&quot;);[.$B51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0];[$Algorithm_Problems_log.$B$2:.$B$10278];&quot;Medium&quot;);[.$C51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0];[$Algorithm_Problems_log.$B$2:.$B$10278];&quot;Hard&quot;);[.$D5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4-30" calcext:value-type="date">
            <text:p>04/30/2025</text:p>
          </table:table-cell>
          <table:table-cell table:style-name="ce65" table:formula="of:=IFERROR(AVERAGEIFS([$Algorithm_Problems_log.$O$2:.$O$10278];[$Algorithm_Problems_log.$D$2:.$D$10278];[.$A51];[$Algorithm_Problems_log.$B$2:.$B$10278];&quot;Easy&quot;);[.$B52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1];[$Algorithm_Problems_log.$B$2:.$B$10278];&quot;Medium&quot;);[.$C52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1];[$Algorithm_Problems_log.$B$2:.$B$10278];&quot;Hard&quot;);[.$D5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4-29" calcext:value-type="date">
            <text:p>04/29/2025</text:p>
          </table:table-cell>
          <table:table-cell table:style-name="ce65" table:formula="of:=IFERROR(AVERAGEIFS([$Algorithm_Problems_log.$O$2:.$O$10278];[$Algorithm_Problems_log.$D$2:.$D$10278];[.$A52];[$Algorithm_Problems_log.$B$2:.$B$10278];&quot;Easy&quot;);[.$B53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2];[$Algorithm_Problems_log.$B$2:.$B$10278];&quot;Medium&quot;);[.$C53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2];[$Algorithm_Problems_log.$B$2:.$B$10278];&quot;Hard&quot;);[.$D5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4-28" calcext:value-type="date">
            <text:p>04/28/2025</text:p>
          </table:table-cell>
          <table:table-cell table:style-name="ce65" table:formula="of:=IFERROR(AVERAGEIFS([$Algorithm_Problems_log.$O$2:.$O$10278];[$Algorithm_Problems_log.$D$2:.$D$10278];[.$A53];[$Algorithm_Problems_log.$B$2:.$B$10278];&quot;Easy&quot;);[.$B54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3];[$Algorithm_Problems_log.$B$2:.$B$10278];&quot;Medium&quot;);[.$C54])" office:value-type="float" office:value="14.3333333333333" calcext:value-type="float">
            <text:p>14.33</text:p>
          </table:table-cell>
          <table:table-cell table:style-name="ce65" table:formula="of:=IFERROR(AVERAGEIFS([$Algorithm_Problems_log.$O$2:.$O$10278];[$Algorithm_Problems_log.$D$2:.$D$10278];[.$A53];[$Algorithm_Problems_log.$B$2:.$B$10278];&quot;Hard&quot;);[.$D5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4-27" calcext:value-type="date">
            <text:p>04/27/2025</text:p>
          </table:table-cell>
          <table:table-cell table:style-name="ce65" table:formula="of:=IFERROR(AVERAGEIFS([$Algorithm_Problems_log.$O$2:.$O$10278];[$Algorithm_Problems_log.$D$2:.$D$10278];[.$A54];[$Algorithm_Problems_log.$B$2:.$B$10278];&quot;Easy&quot;);[.$B55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4];[$Algorithm_Problems_log.$B$2:.$B$10278];&quot;Medium&quot;);[.$C55])" office:value-type="float" office:value="12" calcext:value-type="float">
            <text:p>12.00</text:p>
          </table:table-cell>
          <table:table-cell table:style-name="ce65" table:formula="of:=IFERROR(AVERAGEIFS([$Algorithm_Problems_log.$O$2:.$O$10278];[$Algorithm_Problems_log.$D$2:.$D$10278];[.$A54];[$Algorithm_Problems_log.$B$2:.$B$10278];&quot;Hard&quot;);[.$D5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6" table:content-validation-name="val2" office:value-type="date" office:date-value="2025-04-26" calcext:value-type="date">
            <text:p>04/26/2025</text:p>
          </table:table-cell>
          <table:table-cell table:style-name="ce65" table:formula="of:=IFERROR(AVERAGEIFS([$Algorithm_Problems_log.$O$2:.$O$10278];[$Algorithm_Problems_log.$D$2:.$D$10278];[.$A55];[$Algorithm_Problems_log.$B$2:.$B$10278];&quot;Easy&quot;);[.$B56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5];[$Algorithm_Problems_log.$B$2:.$B$10278];&quot;Medium&quot;);[.$C56])" office:value-type="float" office:value="12" calcext:value-type="float">
            <text:p>12.00</text:p>
          </table:table-cell>
          <table:table-cell table:style-name="ce65" table:formula="of:=IFERROR(AVERAGEIFS([$Algorithm_Problems_log.$O$2:.$O$10278];[$Algorithm_Problems_log.$D$2:.$D$10278];[.$A55];[$Algorithm_Problems_log.$B$2:.$B$10278];&quot;Hard&quot;);[.$D5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25" calcext:value-type="date">
            <text:p>04/25/2025</text:p>
          </table:table-cell>
          <table:table-cell table:style-name="ce65" table:formula="of:=IFERROR(AVERAGEIFS([$Algorithm_Problems_log.$O$2:.$O$10278];[$Algorithm_Problems_log.$D$2:.$D$10278];[.$A56];[$Algorithm_Problems_log.$B$2:.$B$10278];&quot;Easy&quot;);[.$B57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56];[$Algorithm_Problems_log.$B$2:.$B$10278];&quot;Medium&quot;);[.$C57])" office:value-type="float" office:value="12" calcext:value-type="float">
            <text:p>12.00</text:p>
          </table:table-cell>
          <table:table-cell table:style-name="ce65" table:formula="of:=IFERROR(AVERAGEIFS([$Algorithm_Problems_log.$O$2:.$O$10278];[$Algorithm_Problems_log.$D$2:.$D$10278];[.$A56];[$Algorithm_Problems_log.$B$2:.$B$10278];&quot;Hard&quot;);[.$D5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24" calcext:value-type="date">
            <text:p>04/24/2025</text:p>
          </table:table-cell>
          <table:table-cell table:style-name="ce65" table:formula="of:=IFERROR(AVERAGEIFS([$Algorithm_Problems_log.$O$2:.$O$10278];[$Algorithm_Problems_log.$D$2:.$D$10278];[.$A57];[$Algorithm_Problems_log.$B$2:.$B$10278];&quot;Easy&quot;);[.$B58])" office:value-type="float" office:value="18.8333333333333" calcext:value-type="float">
            <text:p>18.83</text:p>
          </table:table-cell>
          <table:table-cell table:style-name="ce65" table:formula="of:=IFERROR(AVERAGEIFS([$Algorithm_Problems_log.$O$2:.$O$10278];[$Algorithm_Problems_log.$D$2:.$D$10278];[.$A57];[$Algorithm_Problems_log.$B$2:.$B$10278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57];[$Algorithm_Problems_log.$B$2:.$B$10278];&quot;Hard&quot;);[.$D5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23" calcext:value-type="date">
            <text:p>04/23/2025</text:p>
          </table:table-cell>
          <table:table-cell table:style-name="ce65" table:formula="of:=IFERROR(AVERAGEIFS([$Algorithm_Problems_log.$O$2:.$O$10278];[$Algorithm_Problems_log.$D$2:.$D$10278];[.$A58];[$Algorithm_Problems_log.$B$2:.$B$10278];&quot;Easy&quot;);[.$B59])" office:value-type="float" office:value="8.25" calcext:value-type="float">
            <text:p>8.25</text:p>
          </table:table-cell>
          <table:table-cell table:style-name="ce65" table:formula="of:=IFERROR(AVERAGEIFS([$Algorithm_Problems_log.$O$2:.$O$10278];[$Algorithm_Problems_log.$D$2:.$D$10278];[.$A58];[$Algorithm_Problems_log.$B$2:.$B$10278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58];[$Algorithm_Problems_log.$B$2:.$B$10278];&quot;Hard&quot;);[.$D5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22" calcext:value-type="date">
            <text:p>04/22/2025</text:p>
          </table:table-cell>
          <table:table-cell table:style-name="ce65" table:formula="of:=IFERROR(AVERAGEIFS([$Algorithm_Problems_log.$O$2:.$O$10278];[$Algorithm_Problems_log.$D$2:.$D$10278];[.$A59];[$Algorithm_Problems_log.$B$2:.$B$10278];&quot;Easy&quot;);[.$B60])" office:value-type="float" office:value="8.25" calcext:value-type="float">
            <text:p>8.25</text:p>
          </table:table-cell>
          <table:table-cell table:style-name="ce65" table:formula="of:=IFERROR(AVERAGEIFS([$Algorithm_Problems_log.$O$2:.$O$10278];[$Algorithm_Problems_log.$D$2:.$D$10278];[.$A59];[$Algorithm_Problems_log.$B$2:.$B$10278];&quot;Medium&quot;);[.$C60])" office:value-type="float" office:value="6" calcext:value-type="float">
            <text:p>6.00</text:p>
          </table:table-cell>
          <table:table-cell table:style-name="ce65" table:formula="of:=IFERROR(AVERAGEIFS([$Algorithm_Problems_log.$O$2:.$O$10278];[$Algorithm_Problems_log.$D$2:.$D$10278];[.$A59];[$Algorithm_Problems_log.$B$2:.$B$10278];&quot;Hard&quot;);[.$D6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21" calcext:value-type="date">
            <text:p>04/21/2025</text:p>
          </table:table-cell>
          <table:table-cell table:style-name="ce65" table:formula="of:=IFERROR(AVERAGEIFS([$Algorithm_Problems_log.$O$2:.$O$10278];[$Algorithm_Problems_log.$D$2:.$D$10278];[.$A60];[$Algorithm_Problems_log.$B$2:.$B$10278];&quot;Easy&quot;);[.$B61])" office:value-type="float" office:value="8.25" calcext:value-type="float">
            <text:p>8.25</text:p>
          </table:table-cell>
          <table:table-cell table:style-name="ce65" table:formula="of:=IFERROR(AVERAGEIFS([$Algorithm_Problems_log.$O$2:.$O$10278];[$Algorithm_Problems_log.$D$2:.$D$10278];[.$A60];[$Algorithm_Problems_log.$B$2:.$B$10278];&quot;Medium&quot;);[.$C61])" office:value-type="float" office:value="6" calcext:value-type="float">
            <text:p>6.00</text:p>
          </table:table-cell>
          <table:table-cell table:style-name="ce65" table:formula="of:=IFERROR(AVERAGEIFS([$Algorithm_Problems_log.$O$2:.$O$10278];[$Algorithm_Problems_log.$D$2:.$D$10278];[.$A60];[$Algorithm_Problems_log.$B$2:.$B$10278];&quot;Hard&quot;);[.$D6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20" calcext:value-type="date">
            <text:p>04/20/2025</text:p>
          </table:table-cell>
          <table:table-cell table:style-name="ce65" table:formula="of:=IFERROR(AVERAGEIFS([$Algorithm_Problems_log.$O$2:.$O$10278];[$Algorithm_Problems_log.$D$2:.$D$10278];[.$A61];[$Algorithm_Problems_log.$B$2:.$B$10278];&quot;Easy&quot;);[.$B62])" office:value-type="float" office:value="8.25" calcext:value-type="float">
            <text:p>8.25</text:p>
          </table:table-cell>
          <table:table-cell table:style-name="ce65" table:formula="of:=IFERROR(AVERAGEIFS([$Algorithm_Problems_log.$O$2:.$O$10278];[$Algorithm_Problems_log.$D$2:.$D$10278];[.$A61];[$Algorithm_Problems_log.$B$2:.$B$10278];&quot;Medium&quot;);[.$C62])" office:value-type="float" office:value="6" calcext:value-type="float">
            <text:p>6.00</text:p>
          </table:table-cell>
          <table:table-cell table:style-name="ce65" table:formula="of:=IFERROR(AVERAGEIFS([$Algorithm_Problems_log.$O$2:.$O$10278];[$Algorithm_Problems_log.$D$2:.$D$10278];[.$A61];[$Algorithm_Problems_log.$B$2:.$B$10278];&quot;Hard&quot;);[.$D6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19" calcext:value-type="date">
            <text:p>04/19/2025</text:p>
          </table:table-cell>
          <table:table-cell table:style-name="ce65" table:formula="of:=IFERROR(AVERAGEIFS([$Algorithm_Problems_log.$O$2:.$O$10278];[$Algorithm_Problems_log.$D$2:.$D$10278];[.$A62];[$Algorithm_Problems_log.$B$2:.$B$10278];&quot;Easy&quot;);[.$B6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62];[$Algorithm_Problems_log.$B$2:.$B$10278];&quot;Medium&quot;);[.$C63])" office:value-type="float" office:value="12.25" calcext:value-type="float">
            <text:p>12.25</text:p>
          </table:table-cell>
          <table:table-cell table:style-name="ce65" table:formula="of:=IFERROR(AVERAGEIFS([$Algorithm_Problems_log.$O$2:.$O$10278];[$Algorithm_Problems_log.$D$2:.$D$10278];[.$A62];[$Algorithm_Problems_log.$B$2:.$B$10278];&quot;Hard&quot;);[.$D6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18" calcext:value-type="date">
            <text:p>04/18/2025</text:p>
          </table:table-cell>
          <table:table-cell table:style-name="ce65" table:formula="of:=IFERROR(AVERAGEIFS([$Algorithm_Problems_log.$O$2:.$O$10278];[$Algorithm_Problems_log.$D$2:.$D$10278];[.$A63];[$Algorithm_Problems_log.$B$2:.$B$10278];&quot;Easy&quot;);[.$B6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63];[$Algorithm_Problems_log.$B$2:.$B$10278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63];[$Algorithm_Problems_log.$B$2:.$B$10278];&quot;Hard&quot;);[.$D6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17" calcext:value-type="date">
            <text:p>04/17/2025</text:p>
          </table:table-cell>
          <table:table-cell table:style-name="ce65" table:formula="of:=IFERROR(AVERAGEIFS([$Algorithm_Problems_log.$O$2:.$O$10278];[$Algorithm_Problems_log.$D$2:.$D$10278];[.$A64];[$Algorithm_Problems_log.$B$2:.$B$10278];&quot;Easy&quot;);[.$B65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64];[$Algorithm_Problems_log.$B$2:.$B$10278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64];[$Algorithm_Problems_log.$B$2:.$B$10278];&quot;Hard&quot;);[.$D6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16" calcext:value-type="date">
            <text:p>04/16/2025</text:p>
          </table:table-cell>
          <table:table-cell table:style-name="ce65" table:formula="of:=IFERROR(AVERAGEIFS([$Algorithm_Problems_log.$O$2:.$O$10278];[$Algorithm_Problems_log.$D$2:.$D$10278];[.$A65];[$Algorithm_Problems_log.$B$2:.$B$10278];&quot;Easy&quot;);[.$B66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65];[$Algorithm_Problems_log.$B$2:.$B$10278];&quot;Medium&quot;);[.$C66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65];[$Algorithm_Problems_log.$B$2:.$B$10278];&quot;Hard&quot;);[.$D6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15" calcext:value-type="date">
            <text:p>04/15/2025</text:p>
          </table:table-cell>
          <table:table-cell table:style-name="ce65" table:formula="of:=IFERROR(AVERAGEIFS([$Algorithm_Problems_log.$O$2:.$O$10278];[$Algorithm_Problems_log.$D$2:.$D$10278];[.$A66];[$Algorithm_Problems_log.$B$2:.$B$10278];&quot;Easy&quot;);[.$B67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66];[$Algorithm_Problems_log.$B$2:.$B$10278];&quot;Medium&quot;);[.$C67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66];[$Algorithm_Problems_log.$B$2:.$B$10278];&quot;Hard&quot;);[.$D6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>
          <table:table-cell table:style-name="ce6" table:content-validation-name="val2" office:value-type="date" office:date-value="2025-04-14" calcext:value-type="date">
            <text:p>04/14/2025</text:p>
          </table:table-cell>
          <table:table-cell table:style-name="ce65" table:formula="of:=IFERROR(AVERAGEIFS([$Algorithm_Problems_log.$O$2:.$O$10278];[$Algorithm_Problems_log.$D$2:.$D$10278];[.$A67];[$Algorithm_Problems_log.$B$2:.$B$10278];&quot;Easy&quot;);[.$B68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67];[$Algorithm_Problems_log.$B$2:.$B$10278];&quot;Medium&quot;);[.$C68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67];[$Algorithm_Problems_log.$B$2:.$B$10278];&quot;Hard&quot;);[.$D6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13" calcext:value-type="date">
            <text:p>04/13/2025</text:p>
          </table:table-cell>
          <table:table-cell table:style-name="ce65" table:formula="of:=IFERROR(AVERAGEIFS([$Algorithm_Problems_log.$O$2:.$O$10278];[$Algorithm_Problems_log.$D$2:.$D$10278];[.$A68];[$Algorithm_Problems_log.$B$2:.$B$10278];&quot;Easy&quot;);[.$B69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68];[$Algorithm_Problems_log.$B$2:.$B$10278];&quot;Medium&quot;);[.$C69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68];[$Algorithm_Problems_log.$B$2:.$B$10278];&quot;Hard&quot;);[.$D6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12" calcext:value-type="date">
            <text:p>04/12/2025</text:p>
          </table:table-cell>
          <table:table-cell table:style-name="ce65" table:formula="of:=IFERROR(AVERAGEIFS([$Algorithm_Problems_log.$O$2:.$O$10278];[$Algorithm_Problems_log.$D$2:.$D$10278];[.$A69];[$Algorithm_Problems_log.$B$2:.$B$10278];&quot;Easy&quot;);[.$B7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69];[$Algorithm_Problems_log.$B$2:.$B$10278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69];[$Algorithm_Problems_log.$B$2:.$B$10278];&quot;Hard&quot;);[.$D7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11" calcext:value-type="date">
            <text:p>04/11/2025</text:p>
          </table:table-cell>
          <table:table-cell table:style-name="ce65" table:formula="of:=IFERROR(AVERAGEIFS([$Algorithm_Problems_log.$O$2:.$O$10278];[$Algorithm_Problems_log.$D$2:.$D$10278];[.$A70];[$Algorithm_Problems_log.$B$2:.$B$10278];&quot;Easy&quot;);[.$B71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0];[$Algorithm_Problems_log.$B$2:.$B$10278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0];[$Algorithm_Problems_log.$B$2:.$B$10278];&quot;Hard&quot;);[.$D7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10" calcext:value-type="date">
            <text:p>04/10/2025</text:p>
          </table:table-cell>
          <table:table-cell table:style-name="ce65" table:formula="of:=IFERROR(AVERAGEIFS([$Algorithm_Problems_log.$O$2:.$O$10278];[$Algorithm_Problems_log.$D$2:.$D$10278];[.$A71];[$Algorithm_Problems_log.$B$2:.$B$10278];&quot;Easy&quot;);[.$B72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1];[$Algorithm_Problems_log.$B$2:.$B$10278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1];[$Algorithm_Problems_log.$B$2:.$B$10278];&quot;Hard&quot;);[.$D7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09" calcext:value-type="date">
            <text:p>04/09/2025</text:p>
          </table:table-cell>
          <table:table-cell table:style-name="ce65" table:formula="of:=IFERROR(AVERAGEIFS([$Algorithm_Problems_log.$O$2:.$O$10278];[$Algorithm_Problems_log.$D$2:.$D$10278];[.$A72];[$Algorithm_Problems_log.$B$2:.$B$10278];&quot;Easy&quot;);[.$B73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2];[$Algorithm_Problems_log.$B$2:.$B$10278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2];[$Algorithm_Problems_log.$B$2:.$B$10278];&quot;Hard&quot;);[.$D7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08" calcext:value-type="date">
            <text:p>04/08/2025</text:p>
          </table:table-cell>
          <table:table-cell table:style-name="ce65" table:formula="of:=IFERROR(AVERAGEIFS([$Algorithm_Problems_log.$O$2:.$O$10278];[$Algorithm_Problems_log.$D$2:.$D$10278];[.$A73];[$Algorithm_Problems_log.$B$2:.$B$10278];&quot;Easy&quot;);[.$B74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3];[$Algorithm_Problems_log.$B$2:.$B$10278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3];[$Algorithm_Problems_log.$B$2:.$B$10278];&quot;Hard&quot;);[.$D7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07" calcext:value-type="date">
            <text:p>04/07/2025</text:p>
          </table:table-cell>
          <table:table-cell table:style-name="ce65" table:formula="of:=IFERROR(AVERAGEIFS([$Algorithm_Problems_log.$O$2:.$O$10278];[$Algorithm_Problems_log.$D$2:.$D$10278];[.$A74];[$Algorithm_Problems_log.$B$2:.$B$10278];&quot;Easy&quot;);[.$B75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4];[$Algorithm_Problems_log.$B$2:.$B$10278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4];[$Algorithm_Problems_log.$B$2:.$B$10278];&quot;Hard&quot;);[.$D7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06" calcext:value-type="date">
            <text:p>04/06/2025</text:p>
          </table:table-cell>
          <table:table-cell table:style-name="ce65" table:formula="of:=IFERROR(AVERAGEIFS([$Algorithm_Problems_log.$O$2:.$O$10278];[$Algorithm_Problems_log.$D$2:.$D$10278];[.$A75];[$Algorithm_Problems_log.$B$2:.$B$10278];&quot;Easy&quot;);[.$B76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5];[$Algorithm_Problems_log.$B$2:.$B$10278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5];[$Algorithm_Problems_log.$B$2:.$B$10278];&quot;Hard&quot;);[.$D7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05" calcext:value-type="date">
            <text:p>04/05/2025</text:p>
          </table:table-cell>
          <table:table-cell table:style-name="ce65" table:formula="of:=IFERROR(AVERAGEIFS([$Algorithm_Problems_log.$O$2:.$O$10278];[$Algorithm_Problems_log.$D$2:.$D$10278];[.$A76];[$Algorithm_Problems_log.$B$2:.$B$10278];&quot;Easy&quot;);[.$B77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6];[$Algorithm_Problems_log.$B$2:.$B$10278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6];[$Algorithm_Problems_log.$B$2:.$B$10278];&quot;Hard&quot;);[.$D7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04" calcext:value-type="date">
            <text:p>04/04/2025</text:p>
          </table:table-cell>
          <table:table-cell table:style-name="ce65" table:formula="of:=IFERROR(AVERAGEIFS([$Algorithm_Problems_log.$O$2:.$O$10278];[$Algorithm_Problems_log.$D$2:.$D$10278];[.$A77];[$Algorithm_Problems_log.$B$2:.$B$10278];&quot;Easy&quot;);[.$B78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7];[$Algorithm_Problems_log.$B$2:.$B$10278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7];[$Algorithm_Problems_log.$B$2:.$B$10278];&quot;Hard&quot;);[.$D7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03" calcext:value-type="date">
            <text:p>04/03/2025</text:p>
          </table:table-cell>
          <table:table-cell table:style-name="ce65" table:formula="of:=IFERROR(AVERAGEIFS([$Algorithm_Problems_log.$O$2:.$O$10278];[$Algorithm_Problems_log.$D$2:.$D$10278];[.$A78];[$Algorithm_Problems_log.$B$2:.$B$10278];&quot;Easy&quot;);[.$B79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8];[$Algorithm_Problems_log.$B$2:.$B$10278];&quot;Medium&quot;);[.$C79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8];[$Algorithm_Problems_log.$B$2:.$B$10278];&quot;Hard&quot;);[.$D7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4-02" calcext:value-type="date">
            <text:p>04/02/2025</text:p>
          </table:table-cell>
          <table:table-cell table:style-name="ce65" table:formula="of:=IFERROR(AVERAGEIFS([$Algorithm_Problems_log.$O$2:.$O$10278];[$Algorithm_Problems_log.$D$2:.$D$10278];[.$A79];[$Algorithm_Problems_log.$B$2:.$B$10278];&quot;Easy&quot;);[.$B8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79];[$Algorithm_Problems_log.$B$2:.$B$10278];&quot;Medium&quot;);[.$C80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79];[$Algorithm_Problems_log.$B$2:.$B$10278];&quot;Hard&quot;);[.$D8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4-01" calcext:value-type="date">
            <text:p>04/01/2025</text:p>
          </table:table-cell>
          <table:table-cell table:style-name="ce65" table:formula="of:=IFERROR(AVERAGEIFS([$Algorithm_Problems_log.$O$2:.$O$10278];[$Algorithm_Problems_log.$D$2:.$D$10278];[.$A80];[$Algorithm_Problems_log.$B$2:.$B$10278];&quot;Easy&quot;);[.$B81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0];[$Algorithm_Problems_log.$B$2:.$B$10278];&quot;Medium&quot;);[.$C81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0];[$Algorithm_Problems_log.$B$2:.$B$10278];&quot;Hard&quot;);[.$D8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31" calcext:value-type="date">
            <text:p>03/31/2025</text:p>
          </table:table-cell>
          <table:table-cell table:style-name="ce65" table:formula="of:=IFERROR(AVERAGEIFS([$Algorithm_Problems_log.$O$2:.$O$10278];[$Algorithm_Problems_log.$D$2:.$D$10278];[.$A81];[$Algorithm_Problems_log.$B$2:.$B$10278];&quot;Easy&quot;);[.$B82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1];[$Algorithm_Problems_log.$B$2:.$B$10278];&quot;Medium&quot;);[.$C82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1];[$Algorithm_Problems_log.$B$2:.$B$10278];&quot;Hard&quot;);[.$D8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30" calcext:value-type="date">
            <text:p>03/30/2025</text:p>
          </table:table-cell>
          <table:table-cell table:style-name="ce65" table:formula="of:=IFERROR(AVERAGEIFS([$Algorithm_Problems_log.$O$2:.$O$10278];[$Algorithm_Problems_log.$D$2:.$D$10278];[.$A82];[$Algorithm_Problems_log.$B$2:.$B$10278];&quot;Easy&quot;);[.$B83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2];[$Algorithm_Problems_log.$B$2:.$B$10278];&quot;Medium&quot;);[.$C8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2];[$Algorithm_Problems_log.$B$2:.$B$10278];&quot;Hard&quot;);[.$D8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29" calcext:value-type="date">
            <text:p>03/29/2025</text:p>
          </table:table-cell>
          <table:table-cell table:style-name="ce65" table:formula="of:=IFERROR(AVERAGEIFS([$Algorithm_Problems_log.$O$2:.$O$10278];[$Algorithm_Problems_log.$D$2:.$D$10278];[.$A83];[$Algorithm_Problems_log.$B$2:.$B$10278];&quot;Easy&quot;);[.$B84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3];[$Algorithm_Problems_log.$B$2:.$B$10278];&quot;Medium&quot;);[.$C8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3];[$Algorithm_Problems_log.$B$2:.$B$10278];&quot;Hard&quot;);[.$D8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28" calcext:value-type="date">
            <text:p>03/28/2025</text:p>
          </table:table-cell>
          <table:table-cell table:style-name="ce65" table:formula="of:=IFERROR(AVERAGEIFS([$Algorithm_Problems_log.$O$2:.$O$10278];[$Algorithm_Problems_log.$D$2:.$D$10278];[.$A84];[$Algorithm_Problems_log.$B$2:.$B$10278];&quot;Easy&quot;);[.$B85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4];[$Algorithm_Problems_log.$B$2:.$B$10278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4];[$Algorithm_Problems_log.$B$2:.$B$10278];&quot;Hard&quot;);[.$D8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27" calcext:value-type="date">
            <text:p>03/27/2025</text:p>
          </table:table-cell>
          <table:table-cell table:style-name="ce65" table:formula="of:=IFERROR(AVERAGEIFS([$Algorithm_Problems_log.$O$2:.$O$10278];[$Algorithm_Problems_log.$D$2:.$D$10278];[.$A85];[$Algorithm_Problems_log.$B$2:.$B$10278];&quot;Easy&quot;);[.$B86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5];[$Algorithm_Problems_log.$B$2:.$B$10278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5];[$Algorithm_Problems_log.$B$2:.$B$10278];&quot;Hard&quot;);[.$D8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26" calcext:value-type="date">
            <text:p>03/26/2025</text:p>
          </table:table-cell>
          <table:table-cell table:style-name="ce65" table:formula="of:=IFERROR(AVERAGEIFS([$Algorithm_Problems_log.$O$2:.$O$10278];[$Algorithm_Problems_log.$D$2:.$D$10278];[.$A86];[$Algorithm_Problems_log.$B$2:.$B$10278];&quot;Easy&quot;);[.$B87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6];[$Algorithm_Problems_log.$B$2:.$B$10278];&quot;Medium&quot;);[.$C8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6];[$Algorithm_Problems_log.$B$2:.$B$10278];&quot;Hard&quot;);[.$D8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25" calcext:value-type="date">
            <text:p>03/25/2025</text:p>
          </table:table-cell>
          <table:table-cell table:style-name="ce65" table:formula="of:=IFERROR(AVERAGEIFS([$Algorithm_Problems_log.$O$2:.$O$10278];[$Algorithm_Problems_log.$D$2:.$D$10278];[.$A87];[$Algorithm_Problems_log.$B$2:.$B$10278];&quot;Easy&quot;);[.$B88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7];[$Algorithm_Problems_log.$B$2:.$B$10278];&quot;Medium&quot;);[.$C8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7];[$Algorithm_Problems_log.$B$2:.$B$10278];&quot;Hard&quot;);[.$D8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24" calcext:value-type="date">
            <text:p>03/24/2025</text:p>
          </table:table-cell>
          <table:table-cell table:style-name="ce65" table:formula="of:=IFERROR(AVERAGEIFS([$Algorithm_Problems_log.$O$2:.$O$10278];[$Algorithm_Problems_log.$D$2:.$D$10278];[.$A88];[$Algorithm_Problems_log.$B$2:.$B$10278];&quot;Easy&quot;);[.$B89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8];[$Algorithm_Problems_log.$B$2:.$B$10278];&quot;Medium&quot;);[.$C89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8];[$Algorithm_Problems_log.$B$2:.$B$10278];&quot;Hard&quot;);[.$D8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23" calcext:value-type="date">
            <text:p>03/23/2025</text:p>
          </table:table-cell>
          <table:table-cell table:style-name="ce65" table:formula="of:=IFERROR(AVERAGEIFS([$Algorithm_Problems_log.$O$2:.$O$10278];[$Algorithm_Problems_log.$D$2:.$D$10278];[.$A89];[$Algorithm_Problems_log.$B$2:.$B$10278];&quot;Easy&quot;);[.$B9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89];[$Algorithm_Problems_log.$B$2:.$B$10278];&quot;Medium&quot;);[.$C90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89];[$Algorithm_Problems_log.$B$2:.$B$10278];&quot;Hard&quot;);[.$D9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22" calcext:value-type="date">
            <text:p>03/22/2025</text:p>
          </table:table-cell>
          <table:table-cell table:style-name="ce65" table:formula="of:=IFERROR(AVERAGEIFS([$Algorithm_Problems_log.$O$2:.$O$10278];[$Algorithm_Problems_log.$D$2:.$D$10278];[.$A90];[$Algorithm_Problems_log.$B$2:.$B$10278];&quot;Easy&quot;);[.$B91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90];[$Algorithm_Problems_log.$B$2:.$B$10278];&quot;Medium&quot;);[.$C91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90];[$Algorithm_Problems_log.$B$2:.$B$10278];&quot;Hard&quot;);[.$D9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21" calcext:value-type="date">
            <text:p>03/21/2025</text:p>
          </table:table-cell>
          <table:table-cell table:style-name="ce65" table:formula="of:=IFERROR(AVERAGEIFS([$Algorithm_Problems_log.$O$2:.$O$10278];[$Algorithm_Problems_log.$D$2:.$D$10278];[.$A91];[$Algorithm_Problems_log.$B$2:.$B$10278];&quot;Easy&quot;);[.$B92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91];[$Algorithm_Problems_log.$B$2:.$B$10278];&quot;Medium&quot;);[.$C92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91];[$Algorithm_Problems_log.$B$2:.$B$10278];&quot;Hard&quot;);[.$D9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20" calcext:value-type="date">
            <text:p>03/20/2025</text:p>
          </table:table-cell>
          <table:table-cell table:style-name="ce65" table:formula="of:=IFERROR(AVERAGEIFS([$Algorithm_Problems_log.$O$2:.$O$10278];[$Algorithm_Problems_log.$D$2:.$D$10278];[.$A92];[$Algorithm_Problems_log.$B$2:.$B$10278];&quot;Easy&quot;);[.$B93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92];[$Algorithm_Problems_log.$B$2:.$B$10278];&quot;Medium&quot;);[.$C9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92];[$Algorithm_Problems_log.$B$2:.$B$10278];&quot;Hard&quot;);[.$D9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19" calcext:value-type="date">
            <text:p>03/19/2025</text:p>
          </table:table-cell>
          <table:table-cell table:style-name="ce65" table:formula="of:=IFERROR(AVERAGEIFS([$Algorithm_Problems_log.$O$2:.$O$10278];[$Algorithm_Problems_log.$D$2:.$D$10278];[.$A93];[$Algorithm_Problems_log.$B$2:.$B$10278];&quot;Easy&quot;);[.$B94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93];[$Algorithm_Problems_log.$B$2:.$B$10278];&quot;Medium&quot;);[.$C9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93];[$Algorithm_Problems_log.$B$2:.$B$10278];&quot;Hard&quot;);[.$D9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18" calcext:value-type="date">
            <text:p>03/18/2025</text:p>
          </table:table-cell>
          <table:table-cell table:style-name="ce65" table:formula="of:=IFERROR(AVERAGEIFS([$Algorithm_Problems_log.$O$2:.$O$10278];[$Algorithm_Problems_log.$D$2:.$D$10278];[.$A94];[$Algorithm_Problems_log.$B$2:.$B$10278];&quot;Easy&quot;);[.$B95])" office:value-type="float" office:value="16.75" calcext:value-type="float">
            <text:p>16.75</text:p>
          </table:table-cell>
          <table:table-cell table:style-name="ce65" table:formula="of:=IFERROR(AVERAGEIFS([$Algorithm_Problems_log.$O$2:.$O$10278];[$Algorithm_Problems_log.$D$2:.$D$10278];[.$A94];[$Algorithm_Problems_log.$B$2:.$B$10278];&quot;Medium&quot;);[.$C9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94];[$Algorithm_Problems_log.$B$2:.$B$10278];&quot;Hard&quot;);[.$D9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17" calcext:value-type="date">
            <text:p>03/17/2025</text:p>
          </table:table-cell>
          <table:table-cell table:style-name="ce65" table:formula="of:=IFERROR(AVERAGEIFS([$Algorithm_Problems_log.$O$2:.$O$10278];[$Algorithm_Problems_log.$D$2:.$D$10278];[.$A95];[$Algorithm_Problems_log.$B$2:.$B$10278];&quot;Easy&quot;);[.$B96])" office:value-type="float" office:value="16.75" calcext:value-type="float">
            <text:p>16.75</text:p>
          </table:table-cell>
          <table:table-cell table:style-name="ce65" table:formula="of:=IFERROR(AVERAGEIFS([$Algorithm_Problems_log.$O$2:.$O$10278];[$Algorithm_Problems_log.$D$2:.$D$10278];[.$A95];[$Algorithm_Problems_log.$B$2:.$B$10278];&quot;Medium&quot;);[.$C96])" office:value-type="float" office:value="14" calcext:value-type="float">
            <text:p>14.00</text:p>
          </table:table-cell>
          <table:table-cell table:style-name="ce65" table:formula="of:=IFERROR(AVERAGEIFS([$Algorithm_Problems_log.$O$2:.$O$10278];[$Algorithm_Problems_log.$D$2:.$D$10278];[.$A95];[$Algorithm_Problems_log.$B$2:.$B$10278];&quot;Hard&quot;);[.$D9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16" calcext:value-type="date">
            <text:p>03/16/2025</text:p>
          </table:table-cell>
          <table:table-cell table:style-name="ce65" table:formula="of:=IFERROR(AVERAGEIFS([$Algorithm_Problems_log.$O$2:.$O$10278];[$Algorithm_Problems_log.$D$2:.$D$10278];[.$A96];[$Algorithm_Problems_log.$B$2:.$B$10278];&quot;Easy&quot;);[.$B97])" office:value-type="float" office:value="16.75" calcext:value-type="float">
            <text:p>16.75</text:p>
          </table:table-cell>
          <table:table-cell table:style-name="ce65" table:formula="of:=IFERROR(AVERAGEIFS([$Algorithm_Problems_log.$O$2:.$O$10278];[$Algorithm_Problems_log.$D$2:.$D$10278];[.$A96];[$Algorithm_Problems_log.$B$2:.$B$10278];&quot;Medium&quot;);[.$C97])" office:value-type="float" office:value="14" calcext:value-type="float">
            <text:p>14.00</text:p>
          </table:table-cell>
          <table:table-cell table:style-name="ce65" table:formula="of:=IFERROR(AVERAGEIFS([$Algorithm_Problems_log.$O$2:.$O$10278];[$Algorithm_Problems_log.$D$2:.$D$10278];[.$A96];[$Algorithm_Problems_log.$B$2:.$B$10278];&quot;Hard&quot;);[.$D9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15" calcext:value-type="date">
            <text:p>03/15/2025</text:p>
          </table:table-cell>
          <table:table-cell table:style-name="ce65" table:formula="of:=IFERROR(AVERAGEIFS([$Algorithm_Problems_log.$O$2:.$O$10278];[$Algorithm_Problems_log.$D$2:.$D$10278];[.$A97];[$Algorithm_Problems_log.$B$2:.$B$10278];&quot;Easy&quot;);[.$B98])" office:value-type="float" office:value="16.75" calcext:value-type="float">
            <text:p>16.75</text:p>
          </table:table-cell>
          <table:table-cell table:style-name="ce65" table:formula="of:=IFERROR(AVERAGEIFS([$Algorithm_Problems_log.$O$2:.$O$10278];[$Algorithm_Problems_log.$D$2:.$D$10278];[.$A97];[$Algorithm_Problems_log.$B$2:.$B$10278];&quot;Medium&quot;);[.$C98])" office:value-type="float" office:value="14" calcext:value-type="float">
            <text:p>14.00</text:p>
          </table:table-cell>
          <table:table-cell table:style-name="ce65" table:formula="of:=IFERROR(AVERAGEIFS([$Algorithm_Problems_log.$O$2:.$O$10278];[$Algorithm_Problems_log.$D$2:.$D$10278];[.$A97];[$Algorithm_Problems_log.$B$2:.$B$10278];&quot;Hard&quot;);[.$D9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14" calcext:value-type="date">
            <text:p>03/14/2025</text:p>
          </table:table-cell>
          <table:table-cell table:style-name="ce65" table:formula="of:=IFERROR(AVERAGEIFS([$Algorithm_Problems_log.$O$2:.$O$10278];[$Algorithm_Problems_log.$D$2:.$D$10278];[.$A98];[$Algorithm_Problems_log.$B$2:.$B$10278];&quot;Easy&quot;);[.$B99])" office:value-type="float" office:value="16.75" calcext:value-type="float">
            <text:p>16.75</text:p>
          </table:table-cell>
          <table:table-cell table:style-name="ce65" table:formula="of:=IFERROR(AVERAGEIFS([$Algorithm_Problems_log.$O$2:.$O$10278];[$Algorithm_Problems_log.$D$2:.$D$10278];[.$A98];[$Algorithm_Problems_log.$B$2:.$B$10278];&quot;Medium&quot;);[.$C99])" office:value-type="float" office:value="14" calcext:value-type="float">
            <text:p>14.00</text:p>
          </table:table-cell>
          <table:table-cell table:style-name="ce65" table:formula="of:=IFERROR(AVERAGEIFS([$Algorithm_Problems_log.$O$2:.$O$10278];[$Algorithm_Problems_log.$D$2:.$D$10278];[.$A98];[$Algorithm_Problems_log.$B$2:.$B$10278];&quot;Hard&quot;);[.$D9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13" calcext:value-type="date">
            <text:p>03/13/2025</text:p>
          </table:table-cell>
          <table:table-cell table:style-name="ce65" table:formula="of:=IFERROR(AVERAGEIFS([$Algorithm_Problems_log.$O$2:.$O$10278];[$Algorithm_Problems_log.$D$2:.$D$10278];[.$A99];[$Algorithm_Problems_log.$B$2:.$B$10278];&quot;Easy&quot;);[.$B100])" office:value-type="float" office:value="16.75" calcext:value-type="float">
            <text:p>16.75</text:p>
          </table:table-cell>
          <table:table-cell table:style-name="ce65" table:formula="of:=IFERROR(AVERAGEIFS([$Algorithm_Problems_log.$O$2:.$O$10278];[$Algorithm_Problems_log.$D$2:.$D$10278];[.$A99];[$Algorithm_Problems_log.$B$2:.$B$10278];&quot;Medium&quot;);[.$C100])" office:value-type="float" office:value="14" calcext:value-type="float">
            <text:p>14.00</text:p>
          </table:table-cell>
          <table:table-cell table:style-name="ce65" table:formula="of:=IFERROR(AVERAGEIFS([$Algorithm_Problems_log.$O$2:.$O$10278];[$Algorithm_Problems_log.$D$2:.$D$10278];[.$A99];[$Algorithm_Problems_log.$B$2:.$B$10278];&quot;Hard&quot;);[.$D10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12" calcext:value-type="date">
            <text:p>03/12/2025</text:p>
          </table:table-cell>
          <table:table-cell table:style-name="ce65" table:formula="of:=IFERROR(AVERAGEIFS([$Algorithm_Problems_log.$O$2:.$O$10278];[$Algorithm_Problems_log.$D$2:.$D$10278];[.$A100];[$Algorithm_Problems_log.$B$2:.$B$10278];&quot;Easy&quot;);[.$B101])" office:value-type="float" office:value="16.75" calcext:value-type="float">
            <text:p>16.75</text:p>
          </table:table-cell>
          <table:table-cell table:style-name="ce65" table:formula="of:=IFERROR(AVERAGEIFS([$Algorithm_Problems_log.$O$2:.$O$10278];[$Algorithm_Problems_log.$D$2:.$D$10278];[.$A100];[$Algorithm_Problems_log.$B$2:.$B$10278];&quot;Medium&quot;);[.$C101])" office:value-type="float" office:value="14" calcext:value-type="float">
            <text:p>14.00</text:p>
          </table:table-cell>
          <table:table-cell table:style-name="ce65" table:formula="of:=IFERROR(AVERAGEIFS([$Algorithm_Problems_log.$O$2:.$O$10278];[$Algorithm_Problems_log.$D$2:.$D$10278];[.$A100];[$Algorithm_Problems_log.$B$2:.$B$10278];&quot;Hard&quot;);[.$D10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11" calcext:value-type="date">
            <text:p>03/11/2025</text:p>
          </table:table-cell>
          <table:table-cell table:style-name="ce65" table:formula="of:=IFERROR(AVERAGEIFS([$Algorithm_Problems_log.$O$2:.$O$10278];[$Algorithm_Problems_log.$D$2:.$D$10278];[.$A101];[$Algorithm_Problems_log.$B$2:.$B$10278];&quot;Easy&quot;);[.$B102])" office:value-type="float" office:value="16.75" calcext:value-type="float">
            <text:p>16.75</text:p>
          </table:table-cell>
          <table:table-cell table:style-name="ce65" table:formula="of:=IFERROR(AVERAGEIFS([$Algorithm_Problems_log.$O$2:.$O$10278];[$Algorithm_Problems_log.$D$2:.$D$10278];[.$A101];[$Algorithm_Problems_log.$B$2:.$B$10278];&quot;Medium&quot;);[.$C102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1];[$Algorithm_Problems_log.$B$2:.$B$10278];&quot;Hard&quot;);[.$D10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10" calcext:value-type="date">
            <text:p>03/10/2025</text:p>
          </table:table-cell>
          <table:table-cell table:style-name="ce65" table:formula="of:=IFERROR(AVERAGEIFS([$Algorithm_Problems_log.$O$2:.$O$10278];[$Algorithm_Problems_log.$D$2:.$D$10278];[.$A102];[$Algorithm_Problems_log.$B$2:.$B$10278];&quot;Easy&quot;);[.$B103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2];[$Algorithm_Problems_log.$B$2:.$B$10278];&quot;Medium&quot;);[.$C103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2];[$Algorithm_Problems_log.$B$2:.$B$10278];&quot;Hard&quot;);[.$D10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09" calcext:value-type="date">
            <text:p>03/09/2025</text:p>
          </table:table-cell>
          <table:table-cell table:style-name="ce65" table:formula="of:=IFERROR(AVERAGEIFS([$Algorithm_Problems_log.$O$2:.$O$10278];[$Algorithm_Problems_log.$D$2:.$D$10278];[.$A103];[$Algorithm_Problems_log.$B$2:.$B$10278];&quot;Easy&quot;);[.$B104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3];[$Algorithm_Problems_log.$B$2:.$B$10278];&quot;Medium&quot;);[.$C104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3];[$Algorithm_Problems_log.$B$2:.$B$10278];&quot;Hard&quot;);[.$D10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08" calcext:value-type="date">
            <text:p>03/08/2025</text:p>
          </table:table-cell>
          <table:table-cell table:style-name="ce65" table:formula="of:=IFERROR(AVERAGEIFS([$Algorithm_Problems_log.$O$2:.$O$10278];[$Algorithm_Problems_log.$D$2:.$D$10278];[.$A104];[$Algorithm_Problems_log.$B$2:.$B$10278];&quot;Easy&quot;);[.$B105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4];[$Algorithm_Problems_log.$B$2:.$B$10278];&quot;Medium&quot;);[.$C10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04];[$Algorithm_Problems_log.$B$2:.$B$10278];&quot;Hard&quot;);[.$D10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07" calcext:value-type="date">
            <text:p>03/07/2025</text:p>
          </table:table-cell>
          <table:table-cell table:style-name="ce65" table:formula="of:=IFERROR(AVERAGEIFS([$Algorithm_Problems_log.$O$2:.$O$10278];[$Algorithm_Problems_log.$D$2:.$D$10278];[.$A105];[$Algorithm_Problems_log.$B$2:.$B$10278];&quot;Easy&quot;);[.$B106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5];[$Algorithm_Problems_log.$B$2:.$B$10278];&quot;Medium&quot;);[.$C106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105];[$Algorithm_Problems_log.$B$2:.$B$10278];&quot;Hard&quot;);[.$D10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06" calcext:value-type="date">
            <text:p>03/06/2025</text:p>
          </table:table-cell>
          <table:table-cell table:style-name="ce65" table:formula="of:=IFERROR(AVERAGEIFS([$Algorithm_Problems_log.$O$2:.$O$10278];[$Algorithm_Problems_log.$D$2:.$D$10278];[.$A106];[$Algorithm_Problems_log.$B$2:.$B$10278];&quot;Easy&quot;);[.$B107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6];[$Algorithm_Problems_log.$B$2:.$B$10278];&quot;Medium&quot;);[.$C107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106];[$Algorithm_Problems_log.$B$2:.$B$10278];&quot;Hard&quot;);[.$D10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05" calcext:value-type="date">
            <text:p>03/05/2025</text:p>
          </table:table-cell>
          <table:table-cell table:style-name="ce65" table:formula="of:=IFERROR(AVERAGEIFS([$Algorithm_Problems_log.$O$2:.$O$10278];[$Algorithm_Problems_log.$D$2:.$D$10278];[.$A107];[$Algorithm_Problems_log.$B$2:.$B$10278];&quot;Easy&quot;);[.$B108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7];[$Algorithm_Problems_log.$B$2:.$B$10278];&quot;Medium&quot;);[.$C108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107];[$Algorithm_Problems_log.$B$2:.$B$10278];&quot;Hard&quot;);[.$D10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04" calcext:value-type="date">
            <text:p>03/04/2025</text:p>
          </table:table-cell>
          <table:table-cell table:style-name="ce65" table:formula="of:=IFERROR(AVERAGEIFS([$Algorithm_Problems_log.$O$2:.$O$10278];[$Algorithm_Problems_log.$D$2:.$D$10278];[.$A108];[$Algorithm_Problems_log.$B$2:.$B$10278];&quot;Easy&quot;);[.$B109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8];[$Algorithm_Problems_log.$B$2:.$B$10278];&quot;Medium&quot;);[.$C109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108];[$Algorithm_Problems_log.$B$2:.$B$10278];&quot;Hard&quot;);[.$D10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03" calcext:value-type="date">
            <text:p>03/03/2025</text:p>
          </table:table-cell>
          <table:table-cell table:style-name="ce65" table:formula="of:=IFERROR(AVERAGEIFS([$Algorithm_Problems_log.$O$2:.$O$10278];[$Algorithm_Problems_log.$D$2:.$D$10278];[.$A109];[$Algorithm_Problems_log.$B$2:.$B$10278];&quot;Easy&quot;);[.$B110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09];[$Algorithm_Problems_log.$B$2:.$B$10278];&quot;Medium&quot;);[.$C11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09];[$Algorithm_Problems_log.$B$2:.$B$10278];&quot;Hard&quot;);[.$D11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3-02" calcext:value-type="date">
            <text:p>03/02/2025</text:p>
          </table:table-cell>
          <table:table-cell table:style-name="ce65" table:formula="of:=IFERROR(AVERAGEIFS([$Algorithm_Problems_log.$O$2:.$O$10278];[$Algorithm_Problems_log.$D$2:.$D$10278];[.$A110];[$Algorithm_Problems_log.$B$2:.$B$10278];&quot;Easy&quot;);[.$B111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10];[$Algorithm_Problems_log.$B$2:.$B$10278];&quot;Medium&quot;);[.$C111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110];[$Algorithm_Problems_log.$B$2:.$B$10278];&quot;Hard&quot;);[.$D11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3-01" calcext:value-type="date">
            <text:p>03/01/2025</text:p>
          </table:table-cell>
          <table:table-cell table:style-name="ce65" table:formula="of:=IFERROR(AVERAGEIFS([$Algorithm_Problems_log.$O$2:.$O$10278];[$Algorithm_Problems_log.$D$2:.$D$10278];[.$A111];[$Algorithm_Problems_log.$B$2:.$B$10278];&quot;Easy&quot;);[.$B112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11];[$Algorithm_Problems_log.$B$2:.$B$10278];&quot;Medium&quot;);[.$C112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111];[$Algorithm_Problems_log.$B$2:.$B$10278];&quot;Hard&quot;);[.$D11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28" calcext:value-type="date">
            <text:p>02/28/2025</text:p>
          </table:table-cell>
          <table:table-cell table:style-name="ce65" table:formula="of:=IFERROR(AVERAGEIFS([$Algorithm_Problems_log.$O$2:.$O$10278];[$Algorithm_Problems_log.$D$2:.$D$10278];[.$A112];[$Algorithm_Problems_log.$B$2:.$B$10278];&quot;Easy&quot;);[.$B113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12];[$Algorithm_Problems_log.$B$2:.$B$10278];&quot;Medium&quot;);[.$C113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112];[$Algorithm_Problems_log.$B$2:.$B$10278];&quot;Hard&quot;);[.$D11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27" calcext:value-type="date">
            <text:p>02/27/2025</text:p>
          </table:table-cell>
          <table:table-cell table:style-name="ce65" table:formula="of:=IFERROR(AVERAGEIFS([$Algorithm_Problems_log.$O$2:.$O$10278];[$Algorithm_Problems_log.$D$2:.$D$10278];[.$A113];[$Algorithm_Problems_log.$B$2:.$B$10278];&quot;Easy&quot;);[.$B114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13];[$Algorithm_Problems_log.$B$2:.$B$10278];&quot;Medium&quot;);[.$C114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113];[$Algorithm_Problems_log.$B$2:.$B$10278];&quot;Hard&quot;);[.$D11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26" calcext:value-type="date">
            <text:p>02/26/2025</text:p>
          </table:table-cell>
          <table:table-cell table:style-name="ce65" table:formula="of:=IFERROR(AVERAGEIFS([$Algorithm_Problems_log.$O$2:.$O$10278];[$Algorithm_Problems_log.$D$2:.$D$10278];[.$A114];[$Algorithm_Problems_log.$B$2:.$B$10278];&quot;Easy&quot;);[.$B115])" office:value-type="float" office:value="11.5" calcext:value-type="float">
            <text:p>11.50</text:p>
          </table:table-cell>
          <table:table-cell table:style-name="ce65" table:formula="of:=IFERROR(AVERAGEIFS([$Algorithm_Problems_log.$O$2:.$O$10278];[$Algorithm_Problems_log.$D$2:.$D$10278];[.$A114];[$Algorithm_Problems_log.$B$2:.$B$10278];&quot;Medium&quot;);[.$C115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114];[$Algorithm_Problems_log.$B$2:.$B$10278];&quot;Hard&quot;);[.$D11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25" calcext:value-type="date">
            <text:p>02/25/2025</text:p>
          </table:table-cell>
          <table:table-cell table:style-name="ce65" table:formula="of:=IFERROR(AVERAGEIFS([$Algorithm_Problems_log.$O$2:.$O$10278];[$Algorithm_Problems_log.$D$2:.$D$10278];[.$A115];[$Algorithm_Problems_log.$B$2:.$B$10278];&quot;Easy&quot;);[.$B116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15];[$Algorithm_Problems_log.$B$2:.$B$10278];&quot;Medium&quot;);[.$C116])" office:value-type="float" office:value="16.5" calcext:value-type="float">
            <text:p>16.50</text:p>
          </table:table-cell>
          <table:table-cell table:style-name="ce65" table:formula="of:=IFERROR(AVERAGEIFS([$Algorithm_Problems_log.$O$2:.$O$10278];[$Algorithm_Problems_log.$D$2:.$D$10278];[.$A115];[$Algorithm_Problems_log.$B$2:.$B$10278];&quot;Hard&quot;);[.$D11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24" calcext:value-type="date">
            <text:p>02/24/2025</text:p>
          </table:table-cell>
          <table:table-cell table:style-name="ce65" table:formula="of:=IFERROR(AVERAGEIFS([$Algorithm_Problems_log.$O$2:.$O$10278];[$Algorithm_Problems_log.$D$2:.$D$10278];[.$A116];[$Algorithm_Problems_log.$B$2:.$B$10278];&quot;Easy&quot;);[.$B117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16];[$Algorithm_Problems_log.$B$2:.$B$10278];&quot;Medium&quot;);[.$C117])" office:value-type="float" office:value="13" calcext:value-type="float">
            <text:p>13.00</text:p>
          </table:table-cell>
          <table:table-cell table:style-name="ce65" table:formula="of:=IFERROR(AVERAGEIFS([$Algorithm_Problems_log.$O$2:.$O$10278];[$Algorithm_Problems_log.$D$2:.$D$10278];[.$A116];[$Algorithm_Problems_log.$B$2:.$B$10278];&quot;Hard&quot;);[.$D11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23" calcext:value-type="date">
            <text:p>02/23/2025</text:p>
          </table:table-cell>
          <table:table-cell table:style-name="ce65" table:formula="of:=IFERROR(AVERAGEIFS([$Algorithm_Problems_log.$O$2:.$O$10278];[$Algorithm_Problems_log.$D$2:.$D$10278];[.$A117];[$Algorithm_Problems_log.$B$2:.$B$10278];&quot;Easy&quot;);[.$B118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17];[$Algorithm_Problems_log.$B$2:.$B$10278];&quot;Medium&quot;);[.$C118])" office:value-type="float" office:value="13" calcext:value-type="float">
            <text:p>13.00</text:p>
          </table:table-cell>
          <table:table-cell table:style-name="ce65" table:formula="of:=IFERROR(AVERAGEIFS([$Algorithm_Problems_log.$O$2:.$O$10278];[$Algorithm_Problems_log.$D$2:.$D$10278];[.$A117];[$Algorithm_Problems_log.$B$2:.$B$10278];&quot;Hard&quot;);[.$D11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22" calcext:value-type="date">
            <text:p>02/22/2025</text:p>
          </table:table-cell>
          <table:table-cell table:style-name="ce65" table:formula="of:=IFERROR(AVERAGEIFS([$Algorithm_Problems_log.$O$2:.$O$10278];[$Algorithm_Problems_log.$D$2:.$D$10278];[.$A118];[$Algorithm_Problems_log.$B$2:.$B$10278];&quot;Easy&quot;);[.$B119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18];[$Algorithm_Problems_log.$B$2:.$B$10278];&quot;Medium&quot;);[.$C119])" office:value-type="float" office:value="13" calcext:value-type="float">
            <text:p>13.00</text:p>
          </table:table-cell>
          <table:table-cell table:style-name="ce65" table:formula="of:=IFERROR(AVERAGEIFS([$Algorithm_Problems_log.$O$2:.$O$10278];[$Algorithm_Problems_log.$D$2:.$D$10278];[.$A118];[$Algorithm_Problems_log.$B$2:.$B$10278];&quot;Hard&quot;);[.$D11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21" calcext:value-type="date">
            <text:p>02/21/2025</text:p>
          </table:table-cell>
          <table:table-cell table:style-name="ce65" table:formula="of:=IFERROR(AVERAGEIFS([$Algorithm_Problems_log.$O$2:.$O$10278];[$Algorithm_Problems_log.$D$2:.$D$10278];[.$A119];[$Algorithm_Problems_log.$B$2:.$B$10278];&quot;Easy&quot;);[.$B12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19];[$Algorithm_Problems_log.$B$2:.$B$10278];&quot;Medium&quot;);[.$C120])" office:value-type="float" office:value="13" calcext:value-type="float">
            <text:p>13.00</text:p>
          </table:table-cell>
          <table:table-cell table:style-name="ce65" table:formula="of:=IFERROR(AVERAGEIFS([$Algorithm_Problems_log.$O$2:.$O$10278];[$Algorithm_Problems_log.$D$2:.$D$10278];[.$A119];[$Algorithm_Problems_log.$B$2:.$B$10278];&quot;Hard&quot;);[.$D12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20" calcext:value-type="date">
            <text:p>02/20/2025</text:p>
          </table:table-cell>
          <table:table-cell table:style-name="ce65" table:formula="of:=IFERROR(AVERAGEIFS([$Algorithm_Problems_log.$O$2:.$O$10278];[$Algorithm_Problems_log.$D$2:.$D$10278];[.$A120];[$Algorithm_Problems_log.$B$2:.$B$10278];&quot;Easy&quot;);[.$B121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20];[$Algorithm_Problems_log.$B$2:.$B$10278];&quot;Medium&quot;);[.$C121])" office:value-type="float" office:value="13" calcext:value-type="float">
            <text:p>13.00</text:p>
          </table:table-cell>
          <table:table-cell table:style-name="ce65" table:formula="of:=IFERROR(AVERAGEIFS([$Algorithm_Problems_log.$O$2:.$O$10278];[$Algorithm_Problems_log.$D$2:.$D$10278];[.$A120];[$Algorithm_Problems_log.$B$2:.$B$10278];&quot;Hard&quot;);[.$D12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19" calcext:value-type="date">
            <text:p>02/19/2025</text:p>
          </table:table-cell>
          <table:table-cell table:style-name="ce65" table:formula="of:=IFERROR(AVERAGEIFS([$Algorithm_Problems_log.$O$2:.$O$10278];[$Algorithm_Problems_log.$D$2:.$D$10278];[.$A121];[$Algorithm_Problems_log.$B$2:.$B$10278];&quot;Easy&quot;);[.$B122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21];[$Algorithm_Problems_log.$B$2:.$B$10278];&quot;Medium&quot;);[.$C122])" office:value-type="float" office:value="13" calcext:value-type="float">
            <text:p>13.00</text:p>
          </table:table-cell>
          <table:table-cell table:style-name="ce65" table:formula="of:=IFERROR(AVERAGEIFS([$Algorithm_Problems_log.$O$2:.$O$10278];[$Algorithm_Problems_log.$D$2:.$D$10278];[.$A121];[$Algorithm_Problems_log.$B$2:.$B$10278];&quot;Hard&quot;);[.$D12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18" calcext:value-type="date">
            <text:p>02/18/2025</text:p>
          </table:table-cell>
          <table:table-cell table:style-name="ce65" table:formula="of:=IFERROR(AVERAGEIFS([$Algorithm_Problems_log.$O$2:.$O$10278];[$Algorithm_Problems_log.$D$2:.$D$10278];[.$A122];[$Algorithm_Problems_log.$B$2:.$B$10278];&quot;Easy&quot;);[.$B123])" office:value-type="float" office:value="10" calcext:value-type="float">
            <text:p>10.00</text:p>
          </table:table-cell>
          <table:table-cell table:style-name="ce65" table:formula="of:=IFERROR(AVERAGEIFS([$Algorithm_Problems_log.$O$2:.$O$10278];[$Algorithm_Problems_log.$D$2:.$D$10278];[.$A122];[$Algorithm_Problems_log.$B$2:.$B$10278];&quot;Medium&quot;);[.$C12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22];[$Algorithm_Problems_log.$B$2:.$B$10278];&quot;Hard&quot;);[.$D12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17" calcext:value-type="date">
            <text:p>02/17/2025</text:p>
          </table:table-cell>
          <table:table-cell table:style-name="ce65" table:formula="of:=IFERROR(AVERAGEIFS([$Algorithm_Problems_log.$O$2:.$O$10278];[$Algorithm_Problems_log.$D$2:.$D$10278];[.$A123];[$Algorithm_Problems_log.$B$2:.$B$10278];&quot;Easy&quot;);[.$B124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23];[$Algorithm_Problems_log.$B$2:.$B$10278];&quot;Medium&quot;);[.$C12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23];[$Algorithm_Problems_log.$B$2:.$B$10278];&quot;Hard&quot;);[.$D12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16" calcext:value-type="date">
            <text:p>02/16/2025</text:p>
          </table:table-cell>
          <table:table-cell table:style-name="ce65" table:formula="of:=IFERROR(AVERAGEIFS([$Algorithm_Problems_log.$O$2:.$O$10278];[$Algorithm_Problems_log.$D$2:.$D$10278];[.$A124];[$Algorithm_Problems_log.$B$2:.$B$10278];&quot;Easy&quot;);[.$B125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24];[$Algorithm_Problems_log.$B$2:.$B$10278];&quot;Medium&quot;);[.$C12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24];[$Algorithm_Problems_log.$B$2:.$B$10278];&quot;Hard&quot;);[.$D12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15" calcext:value-type="date">
            <text:p>02/15/2025</text:p>
          </table:table-cell>
          <table:table-cell table:style-name="ce65" table:formula="of:=IFERROR(AVERAGEIFS([$Algorithm_Problems_log.$O$2:.$O$10278];[$Algorithm_Problems_log.$D$2:.$D$10278];[.$A125];[$Algorithm_Problems_log.$B$2:.$B$10278];&quot;Easy&quot;);[.$B126])" office:value-type="float" office:value="13.3333333333333" calcext:value-type="float">
            <text:p>13.33</text:p>
          </table:table-cell>
          <table:table-cell table:style-name="ce65" table:formula="of:=IFERROR(AVERAGEIFS([$Algorithm_Problems_log.$O$2:.$O$10278];[$Algorithm_Problems_log.$D$2:.$D$10278];[.$A125];[$Algorithm_Problems_log.$B$2:.$B$10278];&quot;Medium&quot;);[.$C12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25];[$Algorithm_Problems_log.$B$2:.$B$10278];&quot;Hard&quot;);[.$D12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14" calcext:value-type="date">
            <text:p>02/14/2025</text:p>
          </table:table-cell>
          <table:table-cell table:style-name="ce65" table:formula="of:=IFERROR(AVERAGEIFS([$Algorithm_Problems_log.$O$2:.$O$10278];[$Algorithm_Problems_log.$D$2:.$D$10278];[.$A126];[$Algorithm_Problems_log.$B$2:.$B$10278];&quot;Easy&quot;);[.$B127])" office:value-type="float" office:value="13.3333333333333" calcext:value-type="float">
            <text:p>13.33</text:p>
          </table:table-cell>
          <table:table-cell table:style-name="ce65" table:formula="of:=IFERROR(AVERAGEIFS([$Algorithm_Problems_log.$O$2:.$O$10278];[$Algorithm_Problems_log.$D$2:.$D$10278];[.$A126];[$Algorithm_Problems_log.$B$2:.$B$10278];&quot;Medium&quot;);[.$C12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26];[$Algorithm_Problems_log.$B$2:.$B$10278];&quot;Hard&quot;);[.$D12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13" calcext:value-type="date">
            <text:p>02/13/2025</text:p>
          </table:table-cell>
          <table:table-cell table:style-name="ce65" table:formula="of:=IFERROR(AVERAGEIFS([$Algorithm_Problems_log.$O$2:.$O$10278];[$Algorithm_Problems_log.$D$2:.$D$10278];[.$A127];[$Algorithm_Problems_log.$B$2:.$B$10278];&quot;Easy&quot;);[.$B128])" office:value-type="float" office:value="13.3333333333333" calcext:value-type="float">
            <text:p>13.33</text:p>
          </table:table-cell>
          <table:table-cell table:style-name="ce65" table:formula="of:=IFERROR(AVERAGEIFS([$Algorithm_Problems_log.$O$2:.$O$10278];[$Algorithm_Problems_log.$D$2:.$D$10278];[.$A127];[$Algorithm_Problems_log.$B$2:.$B$10278];&quot;Medium&quot;);[.$C12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27];[$Algorithm_Problems_log.$B$2:.$B$10278];&quot;Hard&quot;);[.$D12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12" calcext:value-type="date">
            <text:p>02/12/2025</text:p>
          </table:table-cell>
          <table:table-cell table:style-name="ce65" table:formula="of:=IFERROR(AVERAGEIFS([$Algorithm_Problems_log.$O$2:.$O$10278];[$Algorithm_Problems_log.$D$2:.$D$10278];[.$A128];[$Algorithm_Problems_log.$B$2:.$B$10278];&quot;Easy&quot;);[.$B129])" office:value-type="float" office:value="13.3333333333333" calcext:value-type="float">
            <text:p>13.33</text:p>
          </table:table-cell>
          <table:table-cell table:style-name="ce65" table:formula="of:=IFERROR(AVERAGEIFS([$Algorithm_Problems_log.$O$2:.$O$10278];[$Algorithm_Problems_log.$D$2:.$D$10278];[.$A128];[$Algorithm_Problems_log.$B$2:.$B$10278];&quot;Medium&quot;);[.$C129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28];[$Algorithm_Problems_log.$B$2:.$B$10278];&quot;Hard&quot;);[.$D12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11" calcext:value-type="date">
            <text:p>02/11/2025</text:p>
          </table:table-cell>
          <table:table-cell table:style-name="ce65" table:formula="of:=IFERROR(AVERAGEIFS([$Algorithm_Problems_log.$O$2:.$O$10278];[$Algorithm_Problems_log.$D$2:.$D$10278];[.$A129];[$Algorithm_Problems_log.$B$2:.$B$10278];&quot;Easy&quot;);[.$B13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29];[$Algorithm_Problems_log.$B$2:.$B$10278];&quot;Medium&quot;);[.$C130])" office:value-type="float" office:value="15" calcext:value-type="float">
            <text:p>15.00</text:p>
          </table:table-cell>
          <table:table-cell table:style-name="ce65" table:formula="of:=IFERROR(AVERAGEIFS([$Algorithm_Problems_log.$O$2:.$O$10278];[$Algorithm_Problems_log.$D$2:.$D$10278];[.$A129];[$Algorithm_Problems_log.$B$2:.$B$10278];&quot;Hard&quot;);[.$D13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10" calcext:value-type="date">
            <text:p>02/10/2025</text:p>
          </table:table-cell>
          <table:table-cell table:style-name="ce65" table:formula="of:=IFERROR(AVERAGEIFS([$Algorithm_Problems_log.$O$2:.$O$10278];[$Algorithm_Problems_log.$D$2:.$D$10278];[.$A130];[$Algorithm_Problems_log.$B$2:.$B$10278];&quot;Easy&quot;);[.$B131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30];[$Algorithm_Problems_log.$B$2:.$B$10278];&quot;Medium&quot;);[.$C131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0];[$Algorithm_Problems_log.$B$2:.$B$10278];&quot;Hard&quot;);[.$D13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09" calcext:value-type="date">
            <text:p>02/09/2025</text:p>
          </table:table-cell>
          <table:table-cell table:style-name="ce65" table:formula="of:=IFERROR(AVERAGEIFS([$Algorithm_Problems_log.$O$2:.$O$10278];[$Algorithm_Problems_log.$D$2:.$D$10278];[.$A131];[$Algorithm_Problems_log.$B$2:.$B$10278];&quot;Easy&quot;);[.$B132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31];[$Algorithm_Problems_log.$B$2:.$B$10278];&quot;Medium&quot;);[.$C132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1];[$Algorithm_Problems_log.$B$2:.$B$10278];&quot;Hard&quot;);[.$D13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08" calcext:value-type="date">
            <text:p>02/08/2025</text:p>
          </table:table-cell>
          <table:table-cell table:style-name="ce65" table:formula="of:=IFERROR(AVERAGEIFS([$Algorithm_Problems_log.$O$2:.$O$10278];[$Algorithm_Problems_log.$D$2:.$D$10278];[.$A132];[$Algorithm_Problems_log.$B$2:.$B$10278];&quot;Easy&quot;);[.$B13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32];[$Algorithm_Problems_log.$B$2:.$B$10278];&quot;Medium&quot;);[.$C133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2];[$Algorithm_Problems_log.$B$2:.$B$10278];&quot;Hard&quot;);[.$D13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07" calcext:value-type="date">
            <text:p>02/07/2025</text:p>
          </table:table-cell>
          <table:table-cell table:style-name="ce65" table:formula="of:=IFERROR(AVERAGEIFS([$Algorithm_Problems_log.$O$2:.$O$10278];[$Algorithm_Problems_log.$D$2:.$D$10278];[.$A133];[$Algorithm_Problems_log.$B$2:.$B$10278];&quot;Easy&quot;);[.$B134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33];[$Algorithm_Problems_log.$B$2:.$B$10278];&quot;Medium&quot;);[.$C134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3];[$Algorithm_Problems_log.$B$2:.$B$10278];&quot;Hard&quot;);[.$D13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06" calcext:value-type="date">
            <text:p>02/06/2025</text:p>
          </table:table-cell>
          <table:table-cell table:style-name="ce65" table:formula="of:=IFERROR(AVERAGEIFS([$Algorithm_Problems_log.$O$2:.$O$10278];[$Algorithm_Problems_log.$D$2:.$D$10278];[.$A134];[$Algorithm_Problems_log.$B$2:.$B$10278];&quot;Easy&quot;);[.$B135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34];[$Algorithm_Problems_log.$B$2:.$B$10278];&quot;Medium&quot;);[.$C135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4];[$Algorithm_Problems_log.$B$2:.$B$10278];&quot;Hard&quot;);[.$D13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05" calcext:value-type="date">
            <text:p>02/05/2025</text:p>
          </table:table-cell>
          <table:table-cell table:style-name="ce65" table:formula="of:=IFERROR(AVERAGEIFS([$Algorithm_Problems_log.$O$2:.$O$10278];[$Algorithm_Problems_log.$D$2:.$D$10278];[.$A135];[$Algorithm_Problems_log.$B$2:.$B$10278];&quot;Easy&quot;);[.$B13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35];[$Algorithm_Problems_log.$B$2:.$B$10278];&quot;Medium&quot;);[.$C136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5];[$Algorithm_Problems_log.$B$2:.$B$10278];&quot;Hard&quot;);[.$D13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04" calcext:value-type="date">
            <text:p>02/04/2025</text:p>
          </table:table-cell>
          <table:table-cell table:style-name="ce65" table:formula="of:=IFERROR(AVERAGEIFS([$Algorithm_Problems_log.$O$2:.$O$10278];[$Algorithm_Problems_log.$D$2:.$D$10278];[.$A136];[$Algorithm_Problems_log.$B$2:.$B$10278];&quot;Easy&quot;);[.$B13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36];[$Algorithm_Problems_log.$B$2:.$B$10278];&quot;Medium&quot;);[.$C137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6];[$Algorithm_Problems_log.$B$2:.$B$10278];&quot;Hard&quot;);[.$D13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03" calcext:value-type="date">
            <text:p>02/03/2025</text:p>
          </table:table-cell>
          <table:table-cell table:style-name="ce65" table:formula="of:=IFERROR(AVERAGEIFS([$Algorithm_Problems_log.$O$2:.$O$10278];[$Algorithm_Problems_log.$D$2:.$D$10278];[.$A137];[$Algorithm_Problems_log.$B$2:.$B$10278];&quot;Easy&quot;);[.$B13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37];[$Algorithm_Problems_log.$B$2:.$B$10278];&quot;Medium&quot;);[.$C138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7];[$Algorithm_Problems_log.$B$2:.$B$10278];&quot;Hard&quot;);[.$D13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2-02" calcext:value-type="date">
            <text:p>02/02/2025</text:p>
          </table:table-cell>
          <table:table-cell table:style-name="ce65" table:formula="of:=IFERROR(AVERAGEIFS([$Algorithm_Problems_log.$O$2:.$O$10278];[$Algorithm_Problems_log.$D$2:.$D$10278];[.$A138];[$Algorithm_Problems_log.$B$2:.$B$10278];&quot;Easy&quot;);[.$B139])" office:value-type="float" office:value="15" calcext:value-type="float">
            <text:p>15.00</text:p>
          </table:table-cell>
          <table:table-cell table:style-name="ce65" table:formula="of:=IFERROR(AVERAGEIFS([$Algorithm_Problems_log.$O$2:.$O$10278];[$Algorithm_Problems_log.$D$2:.$D$10278];[.$A138];[$Algorithm_Problems_log.$B$2:.$B$10278];&quot;Medium&quot;);[.$C139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8];[$Algorithm_Problems_log.$B$2:.$B$10278];&quot;Hard&quot;);[.$D13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2-01" calcext:value-type="date">
            <text:p>02/01/2025</text:p>
          </table:table-cell>
          <table:table-cell table:style-name="ce65" table:formula="of:=IFERROR(AVERAGEIFS([$Algorithm_Problems_log.$O$2:.$O$10278];[$Algorithm_Problems_log.$D$2:.$D$10278];[.$A139];[$Algorithm_Problems_log.$B$2:.$B$10278];&quot;Easy&quot;);[.$B140])" office:value-type="float" office:value="16.6" calcext:value-type="float">
            <text:p>16.60</text:p>
          </table:table-cell>
          <table:table-cell table:style-name="ce65" table:formula="of:=IFERROR(AVERAGEIFS([$Algorithm_Problems_log.$O$2:.$O$10278];[$Algorithm_Problems_log.$D$2:.$D$10278];[.$A139];[$Algorithm_Problems_log.$B$2:.$B$10278];&quot;Medium&quot;);[.$C140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39];[$Algorithm_Problems_log.$B$2:.$B$10278];&quot;Hard&quot;);[.$D14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1-31" calcext:value-type="date">
            <text:p>01/31/2025</text:p>
          </table:table-cell>
          <table:table-cell table:style-name="ce65" table:formula="of:=IFERROR(AVERAGEIFS([$Algorithm_Problems_log.$O$2:.$O$10278];[$Algorithm_Problems_log.$D$2:.$D$10278];[.$A140];[$Algorithm_Problems_log.$B$2:.$B$10278];&quot;Easy&quot;);[.$B141])" office:value-type="float" office:value="18.75" calcext:value-type="float">
            <text:p>18.75</text:p>
          </table:table-cell>
          <table:table-cell table:style-name="ce65" table:formula="of:=IFERROR(AVERAGEIFS([$Algorithm_Problems_log.$O$2:.$O$10278];[$Algorithm_Problems_log.$D$2:.$D$10278];[.$A140];[$Algorithm_Problems_log.$B$2:.$B$10278];&quot;Medium&quot;);[.$C141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40];[$Algorithm_Problems_log.$B$2:.$B$10278];&quot;Hard&quot;);[.$D14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1-30" calcext:value-type="date">
            <text:p>01/30/2025</text:p>
          </table:table-cell>
          <table:table-cell table:style-name="ce65" table:formula="of:=IFERROR(AVERAGEIFS([$Algorithm_Problems_log.$O$2:.$O$10278];[$Algorithm_Problems_log.$D$2:.$D$10278];[.$A141];[$Algorithm_Problems_log.$B$2:.$B$10278];&quot;Easy&quot;);[.$B142])" office:value-type="float" office:value="18.75" calcext:value-type="float">
            <text:p>18.75</text:p>
          </table:table-cell>
          <table:table-cell table:style-name="ce65" table:formula="of:=IFERROR(AVERAGEIFS([$Algorithm_Problems_log.$O$2:.$O$10278];[$Algorithm_Problems_log.$D$2:.$D$10278];[.$A141];[$Algorithm_Problems_log.$B$2:.$B$10278];&quot;Medium&quot;);[.$C142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41];[$Algorithm_Problems_log.$B$2:.$B$10278];&quot;Hard&quot;);[.$D14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1-29" calcext:value-type="date">
            <text:p>01/29/2025</text:p>
          </table:table-cell>
          <table:table-cell table:style-name="ce65" table:formula="of:=IFERROR(AVERAGEIFS([$Algorithm_Problems_log.$O$2:.$O$10278];[$Algorithm_Problems_log.$D$2:.$D$10278];[.$A142];[$Algorithm_Problems_log.$B$2:.$B$10278];&quot;Easy&quot;);[.$B143])" office:value-type="float" office:value="18.75" calcext:value-type="float">
            <text:p>18.75</text:p>
          </table:table-cell>
          <table:table-cell table:style-name="ce65" table:formula="of:=IFERROR(AVERAGEIFS([$Algorithm_Problems_log.$O$2:.$O$10278];[$Algorithm_Problems_log.$D$2:.$D$10278];[.$A142];[$Algorithm_Problems_log.$B$2:.$B$10278];&quot;Medium&quot;);[.$C143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42];[$Algorithm_Problems_log.$B$2:.$B$10278];&quot;Hard&quot;);[.$D14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1-28" calcext:value-type="date">
            <text:p>01/28/2025</text:p>
          </table:table-cell>
          <table:table-cell table:style-name="ce65" table:formula="of:=IFERROR(AVERAGEIFS([$Algorithm_Problems_log.$O$2:.$O$10278];[$Algorithm_Problems_log.$D$2:.$D$10278];[.$A143];[$Algorithm_Problems_log.$B$2:.$B$10278];&quot;Easy&quot;);[.$B144])" office:value-type="float" office:value="18.75" calcext:value-type="float">
            <text:p>18.75</text:p>
          </table:table-cell>
          <table:table-cell table:style-name="ce65" table:formula="of:=IFERROR(AVERAGEIFS([$Algorithm_Problems_log.$O$2:.$O$10278];[$Algorithm_Problems_log.$D$2:.$D$10278];[.$A143];[$Algorithm_Problems_log.$B$2:.$B$10278];&quot;Medium&quot;);[.$C144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43];[$Algorithm_Problems_log.$B$2:.$B$10278];&quot;Hard&quot;);[.$D14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1-27" calcext:value-type="date">
            <text:p>01/27/2025</text:p>
          </table:table-cell>
          <table:table-cell table:style-name="ce65" table:formula="of:=IFERROR(AVERAGEIFS([$Algorithm_Problems_log.$O$2:.$O$10278];[$Algorithm_Problems_log.$D$2:.$D$10278];[.$A144];[$Algorithm_Problems_log.$B$2:.$B$10278];&quot;Easy&quot;);[.$B145])" office:value-type="float" office:value="18.75" calcext:value-type="float">
            <text:p>18.75</text:p>
          </table:table-cell>
          <table:table-cell table:style-name="ce65" table:formula="of:=IFERROR(AVERAGEIFS([$Algorithm_Problems_log.$O$2:.$O$10278];[$Algorithm_Problems_log.$D$2:.$D$10278];[.$A144];[$Algorithm_Problems_log.$B$2:.$B$10278];&quot;Medium&quot;);[.$C145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44];[$Algorithm_Problems_log.$B$2:.$B$10278];&quot;Hard&quot;);[.$D14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1-26" calcext:value-type="date">
            <text:p>01/26/2025</text:p>
          </table:table-cell>
          <table:table-cell table:style-name="ce65" table:formula="of:=IFERROR(AVERAGEIFS([$Algorithm_Problems_log.$O$2:.$O$10278];[$Algorithm_Problems_log.$D$2:.$D$10278];[.$A145];[$Algorithm_Problems_log.$B$2:.$B$10278];&quot;Easy&quot;);[.$B146])" office:value-type="float" office:value="10.5" calcext:value-type="float">
            <text:p>10.50</text:p>
          </table:table-cell>
          <table:table-cell table:style-name="ce65" table:formula="of:=IFERROR(AVERAGEIFS([$Algorithm_Problems_log.$O$2:.$O$10278];[$Algorithm_Problems_log.$D$2:.$D$10278];[.$A145];[$Algorithm_Problems_log.$B$2:.$B$10278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5];[$Algorithm_Problems_log.$B$2:.$B$10278];&quot;Hard&quot;);[.$D14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1-25" calcext:value-type="date">
            <text:p>01/25/2025</text:p>
          </table:table-cell>
          <table:table-cell table:style-name="ce65" table:formula="of:=IFERROR(AVERAGEIFS([$Algorithm_Problems_log.$O$2:.$O$10278];[$Algorithm_Problems_log.$D$2:.$D$10278];[.$A146];[$Algorithm_Problems_log.$B$2:.$B$10278];&quot;Easy&quot;);[.$B14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6];[$Algorithm_Problems_log.$B$2:.$B$10278];&quot;Medium&quot;);[.$C147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6];[$Algorithm_Problems_log.$B$2:.$B$10278];&quot;Hard&quot;);[.$D14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1-24" calcext:value-type="date">
            <text:p>01/24/2025</text:p>
          </table:table-cell>
          <table:table-cell table:style-name="ce65" table:formula="of:=IFERROR(AVERAGEIFS([$Algorithm_Problems_log.$O$2:.$O$10278];[$Algorithm_Problems_log.$D$2:.$D$10278];[.$A147];[$Algorithm_Problems_log.$B$2:.$B$10278];&quot;Easy&quot;);[.$B14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7];[$Algorithm_Problems_log.$B$2:.$B$10278];&quot;Medium&quot;);[.$C148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7];[$Algorithm_Problems_log.$B$2:.$B$10278];&quot;Hard&quot;);[.$D14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1-23" calcext:value-type="date">
            <text:p>01/23/2025</text:p>
          </table:table-cell>
          <table:table-cell table:style-name="ce65" table:formula="of:=IFERROR(AVERAGEIFS([$Algorithm_Problems_log.$O$2:.$O$10278];[$Algorithm_Problems_log.$D$2:.$D$10278];[.$A148];[$Algorithm_Problems_log.$B$2:.$B$10278];&quot;Easy&quot;);[.$B149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8];[$Algorithm_Problems_log.$B$2:.$B$10278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8];[$Algorithm_Problems_log.$B$2:.$B$10278];&quot;Hard&quot;);[.$D14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1-22" calcext:value-type="date">
            <text:p>01/22/2025</text:p>
          </table:table-cell>
          <table:table-cell table:style-name="ce65" table:formula="of:=IFERROR(AVERAGEIFS([$Algorithm_Problems_log.$O$2:.$O$10278];[$Algorithm_Problems_log.$D$2:.$D$10278];[.$A149];[$Algorithm_Problems_log.$B$2:.$B$10278];&quot;Easy&quot;);[.$B150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9];[$Algorithm_Problems_log.$B$2:.$B$10278];&quot;Medium&quot;);[.$C150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49];[$Algorithm_Problems_log.$B$2:.$B$10278];&quot;Hard&quot;);[.$D15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1-21" calcext:value-type="date">
            <text:p>01/21/2025</text:p>
          </table:table-cell>
          <table:table-cell table:style-name="ce65" table:formula="of:=IFERROR(AVERAGEIFS([$Algorithm_Problems_log.$O$2:.$O$10278];[$Algorithm_Problems_log.$D$2:.$D$10278];[.$A150];[$Algorithm_Problems_log.$B$2:.$B$10278];&quot;Easy&quot;);[.$B151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50];[$Algorithm_Problems_log.$B$2:.$B$10278];&quot;Medium&quot;);[.$C151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50];[$Algorithm_Problems_log.$B$2:.$B$10278];&quot;Hard&quot;);[.$D15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1-20" calcext:value-type="date">
            <text:p>01/20/2025</text:p>
          </table:table-cell>
          <table:table-cell table:style-name="ce65" table:formula="of:=IFERROR(AVERAGEIFS([$Algorithm_Problems_log.$O$2:.$O$10278];[$Algorithm_Problems_log.$D$2:.$D$10278];[.$A151];[$Algorithm_Problems_log.$B$2:.$B$10278];&quot;Easy&quot;);[.$B152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51];[$Algorithm_Problems_log.$B$2:.$B$10278];&quot;Medium&quot;);[.$C152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51];[$Algorithm_Problems_log.$B$2:.$B$10278];&quot;Hard&quot;);[.$D15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6" table:content-validation-name="val2" office:value-type="date" office:date-value="2025-01-19" calcext:value-type="date">
            <text:p>01/19/2025</text:p>
          </table:table-cell>
          <table:table-cell table:style-name="ce65" table:formula="of:=IFERROR(AVERAGEIFS([$Algorithm_Problems_log.$O$2:.$O$10278];[$Algorithm_Problems_log.$D$2:.$D$10278];[.$A152];[$Algorithm_Problems_log.$B$2:.$B$10278];&quot;Easy&quot;);[.$B153])" office:value-type="float" office:value="20" calcext:value-type="float">
            <text:p>20.00</text:p>
          </table:table-cell>
          <table:table-cell table:style-name="ce65" table:formula="of:=IFERROR(AVERAGEIFS([$Algorithm_Problems_log.$O$2:.$O$10278];[$Algorithm_Problems_log.$D$2:.$D$10278];[.$A152];[$Algorithm_Problems_log.$B$2:.$B$10278];&quot;Medium&quot;);[.$C153])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52];[$Algorithm_Problems_log.$B$2:.$B$10278];&quot;Hard&quot;);[.$D15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6" table:content-validation-name="val2" office:value-type="date" office:date-value="2025-01-18" calcext:value-type="date">
            <text:p>01/18/2025</text:p>
          </table:table-cell>
          <table:table-cell table:style-name="ce65" table:formula="of:=IFERROR(AVERAGEIFS([$Algorithm_Problems_log.$O$2:.$O$10278];[$Algorithm_Problems_log.$D$2:.$D$10278];[.$A153];[$Algorithm_Problems_log.$B$2:.$B$10278];&quot;Easy&quot;);[.$B154])" office:value-type="float" office:value="16" calcext:value-type="float">
            <text:p>16.00</text:p>
          </table:table-cell>
          <table:table-cell table:style-name="ce65" office:value-type="float" office:value="0" calcext:value-type="float">
            <text:p>0.00</text:p>
          </table:table-cell>
          <table:table-cell table:style-name="ce65" table:formula="of:=IFERROR(AVERAGEIFS([$Algorithm_Problems_log.$O$2:.$O$10278];[$Algorithm_Problems_log.$D$2:.$D$10278];[.$A153];[$Algorithm_Problems_log.$B$2:.$B$10278];&quot;Hard&quot;);[.$D15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string" calcext:value-type="string">
            <text:p>Hide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 table:visibility="filter" table:number-rows-repeated="1047615">
          <table:table-cell table:number-columns-repeated="1011"/>
        </table:table-row>
        <table:table-row table:style-name="ro9" table:visibility="filter" table:number-rows-repeated="107">
          <table:table-cell table:number-columns-repeated="1011"/>
        </table:table-row>
        <table:table-row table:style-name="ro9" table:visibility="filter">
          <table:table-cell table:number-columns-repeated="1011"/>
        </table:table-row>
      </table:table>
      <table:table table:name="System_Design_Problems_log" table:style-name="ta1">
        <table:table-column table:style-name="co14" table:default-cell-style-name="ce38"/>
        <table:table-column table:style-name="co23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number-columns-repeated="2" table:default-cell-style-name="ce38"/>
        <table:table-column table:style-name="co26" table:default-cell-style-name="ce63"/>
        <table:table-column table:style-name="co27" table:default-cell-style-name="ce69"/>
        <table:table-column table:style-name="co18" table:default-cell-style-name="ce78"/>
        <table:table-column table:style-name="co14" table:number-columns-repeated="1013" table:default-cell-style-name="ce85"/>
        <table:table-row table:style-name="ro1">
          <table:table-cell table:style-name="ce95" office:value-type="string" calcext:value-type="string">
            <text:p>Problem</text:p>
          </table:table-cell>
          <table:table-cell table:style-name="ce95" office:value-type="string" calcext:value-type="string">
            <text:p>Exp. Difficulty</text:p>
          </table:table-cell>
          <table:table-cell table:style-name="ce95" office:value-type="string" calcext:value-type="string">
            <text:p>Attempt</text:p>
          </table:table-cell>
          <table:table-cell table:style-name="ce95" office:value-type="string" calcext:value-type="string">
            <text:p>Date</text:p>
          </table:table-cell>
          <table:table-cell table:style-name="ce97" office:value-type="string" calcext:value-type="string">
            <text:p>Time</text:p>
          </table:table-cell>
          <table:table-cell table:style-name="ce97" office:value-type="string" calcext:value-type="string">
            <text:p>Subjects</text:p>
          </table:table-cell>
          <table:table-cell table:style-name="ce97"/>
          <table:table-cell table:style-name="ce97" office:value-type="string" calcext:value-type="string">
            <text:p>Next</text:p>
          </table:table-cell>
          <table:table-cell table:style-name="ce98" office:value-type="string" calcext:value-type="string">
            <text:p>Stuggles</text:p>
          </table:table-cell>
          <table:table-cell table:style-name="ce10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95" table:number-columns-repeated="4"/>
          <table:table-cell table:style-name="ce97" table:number-columns-repeated="4"/>
          <table:table-cell table:style-name="ce98"/>
          <table:table-cell table:style-name="ce100"/>
          <table:table-cell table:number-columns-repeated="1014"/>
        </table:table-row>
        <table:table-row table:style-name="ro1">
          <table:table-cell table:style-name="ce41" table:number-columns-repeated="3"/>
          <table:table-cell table:style-name="ce47"/>
          <table:table-cell table:style-name="ce41" table:number-columns-repeated="4"/>
          <table:table-cell table:style-name="ce64"/>
          <table:table-cell table:style-name="ce71"/>
          <table:table-cell table:style-name="ce79"/>
          <table:table-cell table:style-name="ce91" table:number-columns-repeated="1013"/>
        </table:table-row>
        <table:table-row table:style-name="ro3">
          <table:table-cell table:style-name="ce3" office:value-type="string" calcext:value-type="string">
            <text:p>LC-200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20-09-28" calcext:value-type="date">
            <text:p>09/28/2020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-16" calcext:value-type="float">
            <text:p>-16</text:p>
          </table:table-cell>
          <table:table-cell table:style-name="ce3" office:value-type="string" calcext:value-type="string">
            <text:p>toreview</text:p>
          </table:table-cell>
          <table:table-cell table:style-name="ce99" office:value-type="string" calcext:value-type="string">
            <text:p>Design WhatsApp:</text:p>
          </table:table-cell>
          <table:table-cell table:style-name="ce12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15"/>
          <table:table-cell table:style-name="ce21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84" table:number-columns-repeated="1006"/>
          <table:table-cell table:style-name="ce93" table:number-columns-repeated="6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ies" table:style-name="ta1">
        <table:table-column table:style-name="co21" table:default-cell-style-name="ce38"/>
        <table:table-column table:style-name="co28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default-cell-style-name="ce9"/>
        <table:table-column table:style-name="co14" table:default-cell-style-name="ce38"/>
        <table:table-column table:style-name="co29" table:default-cell-style-name="ce63"/>
        <table:table-column table:style-name="co14" table:default-cell-style-name="ce69"/>
        <table:table-column table:style-name="co30" table:default-cell-style-name="ce78"/>
        <table:table-column table:style-name="co14" table:number-columns-repeated="1006" table:default-cell-style-name="ce85"/>
        <table:table-row table:style-name="ro1">
          <table:table-cell table:number-columns-repeated="3"/>
          <table:table-cell table:style-name="ce45"/>
          <table:table-cell table:number-columns-repeated="2"/>
          <table:table-cell table:style-name="ce38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8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5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5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1">(</text:span>space and time<text:span text:style-name="T1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5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5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opDownLists" table:style-name="ta1">
        <table:table-column table:style-name="co14" table:default-cell-style-name="ce59"/>
        <table:table-column table:style-name="co31" table:default-cell-style-name="ce59"/>
        <table:table-column table:style-name="co6" table:default-cell-style-name="ce59"/>
        <table:table-column table:style-name="co14" table:number-columns-repeated="16381" table:default-cell-style-name="ce59"/>
        <table:table-row table:style-name="ro1"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Patterns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Array/String</text:p>
          </table:table-cell>
          <table:table-cell table:style-name="ce3" office:value-type="string" calcext:value-type="string">
            <text:p>Backtracking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BFS/DFS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Binary-Lifting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Binary-Search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Greedy</text:p>
          </table:table-cell>
          <table:table-cell table:style-name="ce3" office:value-type="string" calcext:value-type="string">
            <text:p>Bitwise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ash/Set</text:p>
          </table:table-cell>
          <table:table-cell table:style-name="ce3" office:value-type="string" calcext:value-type="string">
            <text:p>BST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eap</text:p>
          </table:table-cell>
          <table:table-cell table:style-name="ce3" office:value-type="string" calcext:value-type="string">
            <text:p>Circular-Arrays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Linked-List</text:p>
          </table:table-cell>
          <table:table-cell table:style-name="ce3" office:value-type="string" calcext:value-type="string">
            <text:p>Cyclic-Sort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sign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Queue/Stack</text:p>
          </table:table-cell>
          <table:table-cell table:style-name="ce3" office:value-type="string" calcext:value-type="string">
            <text:p>DFA</text:p>
          </table:table-cell>
          <table:table-cell table:style-name="ce50" office:value-type="string" calcext:value-type="string">
            <text:p>Deterministic Finite Automation</text:p>
          </table:table-cell>
          <table:table-cell table:number-columns-repeated="16380"/>
        </table:table-row>
        <table:table-row table:style-name="ro1">
          <table:table-cell/>
          <table:table-cell table:style-name="ce38" office:value-type="string" calcext:value-type="string">
            <text:p>Tree</text:p>
          </table:table-cell>
          <table:table-cell table:style-name="ce38" office:value-type="string" calcext:value-type="string">
            <text:p>DFS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Trie</text:p>
          </table:table-cell>
          <table:table-cell table:style-name="ce3" office:value-type="string" calcext:value-type="string">
            <text:p>Divide-Conquer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Union-Find</text:p>
          </table:table-cell>
          <table:table-cell table:style-name="ce3" office:value-type="string" calcext:value-type="string">
            <text:p>DP-1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DP-2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DP-Decision-Mak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DP-Distinct-Way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DP-Kadane-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Merging-Interval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DP-Min-Max-Path-to-Reach-Target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DP-String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Fast-Slow-Pointer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Greedy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Hash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Hash-Intersec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Heap-Quick-Selec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K-large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Linked-Li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Majority-Vot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M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Matrix-Spiral-Traversa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Merge-Interval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pyth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Prefix-Su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Rando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Recurs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Rotated-Array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entinel-No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imul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hortest-P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Sliding-Window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Sort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String-Match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Subse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Topo-sor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Two-Heap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Two-Pointers</text:p>
          </table:table-cell>
          <table:table-cell table:number-columns-repeated="16381"/>
        </table:table-row>
        <table:table-row table:style-name="ro9" table:number-rows-repeated="1048527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  <table:database-ranges>
        <table:database-range table:name="__Anonymous_Sheet_DB__0" table:target-range-address="Algorithm_Problems_log.A1:Algorithm_Problems_log.T1048576" table:display-filter-buttons="true" table:orientation="column">
          <table:filter>
            <table:filter-and>
              <table:filter-condition table:value="" table:operator="=" table:field-number="19">
                <table:filter-set-item table:value=""/>
                <table:filter-set-item table:value="Yes"/>
              </table:filter-condition>
            </table:filter-and>
          </table:filter>
        </table:database-range>
        <table:database-range table:name="__Anonymous_Sheet_DB__1" table:target-range-address="Algorithm_Problems_log_Chart.A1:Algorithm_Problems_log_Chart.F1048576" table:display-filter-buttons="true" table:orientation="column">
          <table:filter>
            <table:filter-and>
              <table:filter-condition table:value=" " table:operator="=" table:field-number="5">
                <table:filter-set-item table:value=" "/>
                <table:filter-set-item table:value="Display"/>
              </table:filter-condition>
            </table:filter-and>
          </table:filter>
        </table:database-range>
        <table:database-range table:name="__Anonymous_Sheet_DB__2" table:target-range-address="System_Design_Problems_log.A4:System_Design_Problems_log.J4" table:contains-header="false" table:orientation="column"/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 style:data-style-name="N2" text:time-value="06:09:44.964968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5-07-02T06:12:06.677535717</dc:date>
    <meta:editing-duration>P43DT4H1M14S</meta:editing-duration>
    <meta:editing-cycles>2734</meta:editing-cycles>
    <meta:generator>LibreOffice/24.2.7.2$Linux_X86_64 LibreOffice_project/420$Build-2</meta:generator>
    <meta:document-statistic meta:table-count="5" meta:cell-count="425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675" chart:maximum="45706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25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Double_20_Dash" svg:stroke-color="#72bf44"/>
    </style:style>
    <style:style style:name="ch9" style:family="chart">
      <style:graphic-properties draw:stroke="dash" draw:stroke-dash="Double_20_Dash"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2" style:family="chart">
      <style:graphic-properties draw:stroke="dash" draw:stroke-dash="Double_20_Dash" svg:stroke-color="#ff0000"/>
    </style:style>
    <style:style style:name="ch13" style:family="chart">
      <style:graphic-properties draw:stroke="dash" draw:stroke-dash="Double_20_Dash" svg:stroke-color="#ff0000"/>
    </style:style>
    <style:style style:name="ch14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5" style:family="chart">
      <style:graphic-properties svg:stroke-color="#cccccc"/>
    </style:style>
    <style:style style:name="ch16" style:family="chart">
      <style:graphic-properties svg:stroke-color="#cccccc"/>
    </style:style>
    <style:style style:name="ch17" style:family="chart">
      <style:graphic-properties draw:stroke="solid" svg:stroke-color="#b3b3b3" draw:fill="solid" draw:fill-color="#000000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8.719cm" svg:height="18.416cm" xlink:href=".." xlink:type="simple" chart:class="chart:scatter" chart:column-mapping="0 1 2 3" chart:style-name="ch1">
        <chart:legend chart:legend-position="end" svg:x="1.649cm" svg:y="13.956cm" style:legend-expansion="custom" svg:width="4.302cm" svg:height="3.167cm" style:legend-expansion-aspect-ratio="1.35838332807073" chart:style-name="ch2"/>
        <chart:plot-area chart:style-name="ch3" table:cell-range-address="Algorithm_Problems_log_Chart.A1:Algorithm_Problems_log_Chart.E153" chart:data-source-has-labels="both" svg:x="-0.088cm" svg:y="0.302cm" svg:width="36.033cm" svg:height="17.69cm">
          <chart:coordinate-region svg:x="1.01cm" svg:y="0.501cm" svg:width="34.935cm" svg:height="16.844cm"/>
          <chart:axis chart:dimension="x" chart:name="primary-x" chart:style-name="ch4" chartooo:axis-type="auto">
            <chart:categories table:cell-range-address="Algorithm_Problems_log_Chart.A2:Algorithm_Problems_log_Chart.A1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53" chart:label-cell-address="Algorithm_Problems_log_Chart.B1:Algorithm_Problems_log_Chart.B1" chart:class="chart:scatter">
            <chart:domain table:cell-range-address="Algorithm_Problems_log_Chart.A2:Algorithm_Problems_log_Chart.A153"/>
            <chart:mean-value chart:style-name="ch8"/>
            <chart:regression-curve chart:style-name="ch9"/>
            <chart:data-point chart:repeated="98"/>
          </chart:series>
          <chart:series chart:style-name="ch10" chart:values-cell-range-address="Algorithm_Problems_log_Chart.C2:Algorithm_Problems_log_Chart.C153" chart:label-cell-address="Algorithm_Problems_log_Chart.C1:Algorithm_Problems_log_Chart.C1" chart:class="chart:scatter">
            <chart:data-point chart:repeated="98"/>
          </chart:series>
          <chart:series chart:style-name="ch11" chart:values-cell-range-address="Algorithm_Problems_log_Chart.D2:Algorithm_Problems_log_Chart.D153" chart:label-cell-address="Algorithm_Problems_log_Chart.D1:Algorithm_Problems_log_Chart.D1" chart:class="chart:scatter">
            <chart:mean-value chart:style-name="ch12"/>
            <chart:regression-curve chart:style-name="ch13"/>
            <chart:data-point chart:repeated="98"/>
          </chart:series>
          <chart:series chart:style-name="ch14" chart:values-cell-range-address="Algorithm_Problems_log_Chart.E2:Algorithm_Problems_log_Chart.E153" chart:label-cell-address="Algorithm_Problems_log_Chart.E1:Algorithm_Problems_log_Chart.E1" chart:class="chart:scatter">
            <chart:mean-value chart:style-name="ch15"/>
            <chart:regression-curve chart:style-name="ch16"/>
            <chart:data-point chart:repeated="9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</table:table-row>
          </table:table-header-rows>
          <table:table-rows>
            <table:table-row>
              <table:table-cell office:value-type="float" office:value="45772">
                <text:p>45772</text:p>
                <draw:g>
                  <svg:desc>Algorithm_Problems_log_Chart.A2:Algorithm_Problems_log_Chart.A153</svg:desc>
                </draw:g>
              </table:table-cell>
              <table:table-cell office:value-type="float" office:value="45772">
                <text:p>45772</text:p>
                <draw:g>
                  <svg:desc>Algorithm_Problems_log_Chart.A2:Algorithm_Problems_log_Chart.A153</svg:desc>
                </draw:g>
              </table:table-cell>
              <table:table-cell office:value-type="float" office:value="20">
                <text:p>20</text:p>
                <draw:g>
                  <svg:desc>Algorithm_Problems_log_Chart.B2:Algorithm_Problems_log_Chart.B153</svg:desc>
                </draw:g>
              </table:table-cell>
              <table:table-cell office:value-type="float" office:value="12">
                <text:p>12</text:p>
                <draw:g>
                  <svg:desc>Algorithm_Problems_log_Chart.C2:Algorithm_Problems_log_Chart.C153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53</svg:desc>
                </draw:g>
              </table:table-cell>
              <table:table-cell office:value-type="float" office:value="20">
                <text:p>20</text:p>
                <draw:g>
                  <svg:desc>Algorithm_Problems_log_Chart.E2:Algorithm_Problems_log_Chart.E153</svg:desc>
                </draw:g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45771">
                <text:p>45771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45770">
                <text:p>45770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45769">
                <text:p>45769</text:p>
              </table:table-cell>
              <table:table-cell office:value-type="float" office:value="8.25">
                <text:p>8.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45768">
                <text:p>45768</text:p>
              </table:table-cell>
              <table:table-cell office:value-type="float" office:value="8.25">
                <text:p>8.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7">
                <text:p>45767</text:p>
              </table:table-cell>
              <table:table-cell office:value-type="float" office:value="45767">
                <text:p>45767</text:p>
              </table:table-cell>
              <table:table-cell office:value-type="float" office:value="8.25">
                <text:p>8.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6">
                <text:p>45766</text:p>
              </table:table-cell>
              <table:table-cell office:value-type="float" office:value="45766">
                <text:p>45766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5">
                <text:p>45765</text:p>
              </table:table-cell>
              <table:table-cell office:value-type="float" office:value="45765">
                <text:p>45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45764">
                <text:p>4576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45763">
                <text:p>4576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45762">
                <text:p>4576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45761">
                <text:p>4576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60">
                <text:p>45760</text:p>
              </table:table-cell>
              <table:table-cell office:value-type="float" office:value="45760">
                <text:p>457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9">
                <text:p>45759</text:p>
              </table:table-cell>
              <table:table-cell office:value-type="float" office:value="45759">
                <text:p>4575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45758">
                <text:p>4575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45757">
                <text:p>4575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45756">
                <text:p>4575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45755">
                <text:p>4575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45754">
                <text:p>4575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3">
                <text:p>45753</text:p>
              </table:table-cell>
              <table:table-cell office:value-type="float" office:value="45753">
                <text:p>4575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2">
                <text:p>45752</text:p>
              </table:table-cell>
              <table:table-cell office:value-type="float" office:value="45752">
                <text:p>4575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45751">
                <text:p>4575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45750">
                <text:p>457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45749">
                <text:p>4574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45748">
                <text:p>4574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45747">
                <text:p>4574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6">
                <text:p>45746</text:p>
              </table:table-cell>
              <table:table-cell office:value-type="float" office:value="45746">
                <text:p>4574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5">
                <text:p>45745</text:p>
              </table:table-cell>
              <table:table-cell office:value-type="float" office:value="45745">
                <text:p>457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45744">
                <text:p>4574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45743">
                <text:p>4574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45742">
                <text:p>4574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45741">
                <text:p>4574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45740">
                <text:p>457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9">
                <text:p>45739</text:p>
              </table:table-cell>
              <table:table-cell office:value-type="float" office:value="45739">
                <text:p>4573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8">
                <text:p>45738</text:p>
              </table:table-cell>
              <table:table-cell office:value-type="float" office:value="45738">
                <text:p>4573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45737">
                <text:p>4573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45736">
                <text:p>4573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45735">
                <text:p>457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45734">
                <text:p>45734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45733">
                <text:p>45733</text:p>
              </table:table-cell>
              <table:table-cell office:value-type="float" office:value="16.75">
                <text:p>16.7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2">
                <text:p>45732</text:p>
              </table:table-cell>
              <table:table-cell office:value-type="float" office:value="45732">
                <text:p>45732</text:p>
              </table:table-cell>
              <table:table-cell office:value-type="float" office:value="16.75">
                <text:p>16.7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1">
                <text:p>45731</text:p>
              </table:table-cell>
              <table:table-cell office:value-type="float" office:value="45731">
                <text:p>45731</text:p>
              </table:table-cell>
              <table:table-cell office:value-type="float" office:value="16.75">
                <text:p>16.7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45730">
                <text:p>45730</text:p>
              </table:table-cell>
              <table:table-cell office:value-type="float" office:value="16.75">
                <text:p>16.7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45729">
                <text:p>45729</text:p>
              </table:table-cell>
              <table:table-cell office:value-type="float" office:value="16.75">
                <text:p>16.7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45728">
                <text:p>45728</text:p>
              </table:table-cell>
              <table:table-cell office:value-type="float" office:value="16.75">
                <text:p>16.7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45727">
                <text:p>45727</text:p>
              </table:table-cell>
              <table:table-cell office:value-type="float" office:value="16.75">
                <text:p>16.75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45726">
                <text:p>45726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5">
                <text:p>45725</text:p>
              </table:table-cell>
              <table:table-cell office:value-type="float" office:value="45725">
                <text:p>4572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4">
                <text:p>45724</text:p>
              </table:table-cell>
              <table:table-cell office:value-type="float" office:value="45724">
                <text:p>45724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45723">
                <text:p>4572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45722">
                <text:p>45722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45721">
                <text:p>45721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45720">
                <text:p>45720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45719">
                <text:p>45719</text:p>
              </table:table-cell>
              <table:table-cell office:value-type="float" office:value="11.5">
                <text:p>11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8">
                <text:p>45718</text:p>
              </table:table-cell>
              <table:table-cell office:value-type="float" office:value="45718">
                <text:p>45718</text:p>
              </table:table-cell>
              <table:table-cell office:value-type="float" office:value="11.5">
                <text:p>11.5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7">
                <text:p>45717</text:p>
              </table:table-cell>
              <table:table-cell office:value-type="float" office:value="45717">
                <text:p>45717</text:p>
              </table:table-cell>
              <table:table-cell office:value-type="float" office:value="11.5">
                <text:p>11.5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45716">
                <text:p>45716</text:p>
              </table:table-cell>
              <table:table-cell office:value-type="float" office:value="11.5">
                <text:p>11.5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45715">
                <text:p>45715</text:p>
              </table:table-cell>
              <table:table-cell office:value-type="float" office:value="11.5">
                <text:p>11.5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45714">
                <text:p>45714</text:p>
              </table:table-cell>
              <table:table-cell office:value-type="float" office:value="11.5">
                <text:p>11.5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45713">
                <text:p>45713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45712">
                <text:p>45712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1">
                <text:p>45711</text:p>
              </table:table-cell>
              <table:table-cell office:value-type="float" office:value="45711">
                <text:p>4571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10">
                <text:p>45710</text:p>
              </table:table-cell>
              <table:table-cell office:value-type="float" office:value="45710">
                <text:p>4571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45709">
                <text:p>45709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45708">
                <text:p>45708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45707">
                <text:p>4570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45706">
                <text:p>4570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45705">
                <text:p>4570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4">
                <text:p>45704</text:p>
              </table:table-cell>
              <table:table-cell office:value-type="float" office:value="45704">
                <text:p>4570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3">
                <text:p>45703</text:p>
              </table:table-cell>
              <table:table-cell office:value-type="float" office:value="45703">
                <text:p>4570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45702">
                <text:p>4570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45701">
                <text:p>45701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45700">
                <text:p>45700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45699">
                <text:p>45699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45698">
                <text:p>4569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7">
                <text:p>45697</text:p>
              </table:table-cell>
              <table:table-cell office:value-type="float" office:value="45697">
                <text:p>4569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6">
                <text:p>45696</text:p>
              </table:table-cell>
              <table:table-cell office:value-type="float" office:value="45696">
                <text:p>4569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45695">
                <text:p>4569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45694">
                <text:p>4569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45693">
                <text:p>4569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45692">
                <text:p>4569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45691">
                <text:p>4569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90">
                <text:p>45690</text:p>
              </table:table-cell>
              <table:table-cell office:value-type="float" office:value="45690">
                <text:p>4569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9">
                <text:p>45689</text:p>
              </table:table-cell>
              <table:table-cell office:value-type="float" office:value="45689">
                <text:p>45689</text:p>
              </table:table-cell>
              <table:table-cell office:value-type="float" office:value="16.6">
                <text:p>16.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45688">
                <text:p>45688</text:p>
              </table:table-cell>
              <table:table-cell office:value-type="float" office:value="18.75">
                <text:p>18.7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45687">
                <text:p>45687</text:p>
              </table:table-cell>
              <table:table-cell office:value-type="float" office:value="18.75">
                <text:p>18.7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45686">
                <text:p>45686</text:p>
              </table:table-cell>
              <table:table-cell office:value-type="float" office:value="18.75">
                <text:p>18.7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45685">
                <text:p>45685</text:p>
              </table:table-cell>
              <table:table-cell office:value-type="float" office:value="18.75">
                <text:p>18.7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45684">
                <text:p>45684</text:p>
              </table:table-cell>
              <table:table-cell office:value-type="float" office:value="18.75">
                <text:p>18.7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3">
                <text:p>45683</text:p>
              </table:table-cell>
              <table:table-cell office:value-type="float" office:value="45683">
                <text:p>45683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2">
                <text:p>45682</text:p>
              </table:table-cell>
              <table:table-cell office:value-type="float" office:value="45682">
                <text:p>45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45681">
                <text:p>45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45680">
                <text:p>45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45679">
                <text:p>45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45678">
                <text:p>45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45677">
                <text:p>45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76">
                <text:p>45676</text:p>
              </table:table-cell>
              <table:table-cell office:value-type="float" office:value="45676">
                <text:p>4567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675">
                <text:p>45675</text:p>
              </table:table-cell>
              <table:table-cell office:value-type="float" office:value="45675">
                <text:p>4567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</office:styles>
</office:document-styles>
</file>